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2" style:font-size-asian="10pt" style:font-name-complex="Liberation Serif2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style:use-window-font-color="true" style:font-name="Liberation Serif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transparent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number-columns-repeated="18" table:default-cell-style-name="ce1"/>
        <table:table-column table:style-name="co1" table:default-cell-style-name="ce10"/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99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entryType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rriage_rul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office:value-type="string" calcext:value-type="string">
            <text:p>Pascal Bouchery and Lemlila Sangtam. The Kinship Terminology of the Sangtam Nagas</text:p>
          </table:table-cell>
          <table:table-cell office:value-type="string" calcext:value-type="string">
            <text:p>Bouchery, Pascal and Sangtam, Lemlila </text:p>
          </table:table-cell>
          <table:table-cell office:value-type="string" calcext:value-type="string">
            <text:p>The Kinship Terminology of the Sangtam Nagas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41: 9-2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4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uki-Chin-Naga &gt; Naga &gt; Angami-Ao &gt; Central Naga &gt; sang132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North Sea Germanic &gt; Anglo-Frisian &gt; Anglian &gt; Mercian &gt; Macro-English &gt; stan129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Franconian &gt; High Franconian &gt; stan129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office:value-type="string" calcext:value-type="string">
            <text:p>Barth, Danielle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matu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/>
          <table:table-cell office:value-type="string" calcext:value-type="string">
            <text:p>Jackson, Jean E. The Fish People. Linguistic Exogamy and Tukanoan Identity in Northwest Amazonia. Cambridge Studies in Social Anthropology 39. Cambridge University Press. 1983</text:p>
          </table:table-cell>
          <table:table-cell office:value-type="string" calcext:value-type="string">
            <text:p>Jackson, Jean E.</text:p>
          </table:table-cell>
          <table:table-cell office:value-type="string" calcext:value-type="string">
            <text:p>The Fish People. Linguistic Exogamy and Tukanoan Identity in Northwest Amazonia</text:p>
          </table:table-cell>
          <table:table-cell office:value-type="string" calcext:value-type="string">
            <text:p>Cambridge Studies in Social Anthropology</text:p>
          </table:table-cell>
          <table:table-cell office:value-type="string" calcext:value-type="string">
            <text:p>Cambridge University Press</text:p>
          </table:table-cell>
          <table:table-cell/>
          <table:table-cell office:value-type="string" calcext:value-type="string">
            <text:p>Cambridge</text:p>
          </table:table-cell>
          <table:table-cell office:value-type="float" office:value="1983" calcext:value-type="float">
            <text:p>19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ucanoan &gt; Eastern Tucanoan &gt; Eastern Eastern Tucanoan &gt; Eastern Eastern Tucanoan I &gt; Bara-Tatuyo &gt; waim125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office:value-type="string" calcext:value-type="string">
            <text:p>Fischer, Hans. Watut. Band 10 von Kulturgeschichtliche Forschung. Limbach, 1963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Kulturgeschichtliche Forschung</text:p>
          </table:table-cell>
          <table:table-cell office:value-type="string" calcext:value-type="string">
            <text:p>Limbach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Markham &gt; watu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5" office:value-type="string" calcext:value-type="string">
            <text:p>27.41</text:p>
          </table:table-cell>
          <table:table-cell table:style-name="ce5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arma Tshering. Poweroint: Kinship and language documentation in Bhutan 2013.</text:p>
          </table:table-cell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1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Bodish &gt; Old-Modern Tibetan &gt; Tibetic &gt; Southern Tibetic &gt; Dzongkhic &gt; Nuclear Dzongkhic &gt; Dzongkha &gt; wang128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5" office:value-type="string" calcext:value-type="string">
            <text:p>19.63</text:p>
          </table:table-cell>
          <table:table-cell table:style-name="ce5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office:value-type="string" calcext:value-type="string">
            <text:p>Everett, Daniel</text:p>
          </table:table-cell>
          <table:table-cell office:value-type="string" calcext:value-type="string">
            <text:p>Language: The Cultural Tool</text:p>
          </table:table-cell>
          <table:table-cell/>
          <table:table-cell office:value-type="string" calcext:value-type="string">
            <text:p>Vintage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hawa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5" office:value-type="string" calcext:value-type="string">
            <text:p>10.52</text:p>
          </table:table-cell>
          <table:table-cell table:style-name="ce5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 &gt; Tamil-Kannada &gt; Tamil-Kota &gt; Tamil-Toda &gt; Tamil-Irula &gt; Tamil-Kodagu &gt; Tamil-Malayalam &gt; Tamiloid &gt; Tamil-Paliyan &gt; tami128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5" office:value-type="string" calcext:value-type="string">
            <text:p>16.45</text:p>
          </table:table-cell>
          <table:table-cell table:style-name="ce5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I &gt; Teluguic &gt; telu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5" office:value-type="string" calcext:value-type="string">
            <text:p>13.59</text:p>
          </table:table-cell>
          <table:table-cell table:style-name="ce5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 &gt; Tamil-Kannada &gt; Badaga-Kannada &gt; Kannadoid &gt; Nuclear Kannaoid &gt; nucl130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5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Central zone &gt; Subcontinental Central Indo-Aryan &gt; Western Hindi &gt; Hindustani &gt; hind126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5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Eastern zone &gt; Oriya-Gauda-Kamrupa &gt; Gauda-Kamrupa &gt; Gauda-Banga &gt; beng128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5" office:value-type="string" calcext:value-type="string">
            <text:p>22.69</text:p>
          </table:table-cell>
          <table:table-cell table:style-name="ce5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Central zone &gt; Subcontinental Central Indo-Aryan &gt; Gujarati-Rajasthani &gt; Gujaratic &gt; guja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5" office:value-type="string" calcext:value-type="string">
            <text:p>17.93</text:p>
          </table:table-cell>
          <table:table-cell table:style-name="ce5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Southern zone &gt; Maharastric &gt; Marathic &gt; mara137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5" office:value-type="string" calcext:value-type="string">
            <text:p>29.00</text:p>
          </table:table-cell>
          <table:table-cell table:style-name="ce5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sini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5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ponic &gt; japa125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5" office:value-type="string" calcext:value-type="string">
            <text:p>24.35</text:p>
          </table:table-cell>
          <table:table-cell table:style-name="ce5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urmo-Qiangic &gt; Lolo-Burmese &gt; burm126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5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nic &gt; Southern Karen &gt; Sgaw &gt; sgaw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nic &gt; Peripheral Karen &gt; pwoo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5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13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5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gilb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5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kosr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5" office:value-type="string" calcext:value-type="string">
            <text:p>19.63</text:p>
          </table:table-cell>
          <table:table-cell table:style-name="ce5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wa124x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5" office:value-type="string" calcext:value-type="string">
            <text:p>-38.29</text:p>
          </table:table-cell>
          <table:table-cell table:style-name="ce5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or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5" office:value-type="string" calcext:value-type="string">
            <text:p>-25.33</text:p>
          </table:table-cell>
          <table:table-cell table:style-name="ce5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3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5" office:value-type="string" calcext:value-type="string">
            <text:p>-8.76</text:p>
          </table:table-cell>
          <table:table-cell table:style-name="ce5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hoturi &gt; idii1243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5" office:value-type="string" calcext:value-type="string">
            <text:p>-8.62</text:p>
          </table:table-cell>
          <table:table-cell table:style-name="ce5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enn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sene126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cayu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onon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Mohawk-Oneida &gt; onei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Mohawk-Oneida &gt; moha125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Tuscarora-Nottoway &gt; tusc12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4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wyan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6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7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8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9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0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1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akotan &gt; assi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3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hegiha &gt; omah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Winnebago-Chiwere &gt; iowa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4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toa1244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hegiha &gt; Osage-Kansa &gt; osag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6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7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ouri River Siouan &gt; crow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Western Muskogean &gt; choc127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oc1276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Western Muskogean &gt; chic127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cree127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cher127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er1273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ddoan &gt; Northern Caddoan &gt; Pawnee-Kitsai &gt; Pawnee-Arikara &gt; pawn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wn1254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ddoan &gt; Northern Caddoan &gt; Pawnee-Kitsai &gt; Pawnee-Arikara &gt; arik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Cree-Montagnais-Naskapi &gt; Cree &gt; plai125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Cree-Montagnais-Naskapi &gt; Cree &gt; wood123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4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3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1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Ojibwa-Potawatomi &gt; Ojibwa &gt; otta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Ojibwa-Potawatomi &gt; pota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miam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8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9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0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1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meno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5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3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Fox &gt; kick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shaw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Arapahoic &gt; Arapaho-Gros Ventre-Besawunena &gt; gros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4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6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7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5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Algonquian &gt; Southern New England Algonquian &gt; mohe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5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8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Algonquian &gt; Delawaran &gt; Common Delaware &gt; muns125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9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0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1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dgin &gt; French based pidgin &gt; Slavey-French based pidgin &gt; jarg123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7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lishan &gt; Interior Salish &gt; Southern Interior Salish &gt; Kalispel-Spokane &gt; spok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3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4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6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7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yan &gt; Core Mayan &gt; Western Mayan &gt; Cholan-Tzeltalan &gt; Cholan &gt; Chol-Chontal &gt; taba126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ibchan &gt; Core Chibchan &gt; Magdalenic &gt; Southern Magdalenic &gt; Chibcha-Duit &gt; chib127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8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9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0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winyguan &gt; Marne &gt; Central Gunwinyguan &gt; ngal129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Southern Tangkic &gt; kaya1318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Eastern Tonda &gt; Anta-Komnzo-Wⳡ-W골-Kꮤ &gt; komn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5" office:value-type="string" calcext:value-type="string">
            <text:p>-17.54</text:p>
          </table:table-cell>
          <table:table-cell table:style-name="ce5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/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Southern Tangkic &gt; gang126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5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table:style-name="Default" office:value-type="string" calcext:value-type="string">
            <text:p>entered by David Nash, 26 Aug 2016</text:p>
          </table:table-cell>
          <table:table-cell office:value-type="string" calcext:value-type="string">
            <text:p>Nash, David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Desert Nyungic &gt; Ngumpin-Yapa &gt; Yapa &gt; warl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2"/>
          <table:table-cell office:value-type="string" calcext:value-type="string">
            <text:p>unknown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bininjgunwok.org.au/information/kinship/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winyguan &gt; Marne &gt; Central Gunwinyguan &gt; gunw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/>
          <table:table-cell office:value-type="string" calcext:value-type="string">
            <text:p>Kalpram, Marinette and Kalpram, Joel</text:p>
          </table:table-cell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South Efatic &gt; sout285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5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style-name="ce3" office:value-type="string" calcext:value-type="string">
            <text:p>Bowern, Claire. n.d. A Grammar of Bardi. (Mouton Grammar Library.) Berlin: Mouton. </text:p>
          </table:table-cell>
          <table:table-cell office:value-type="string" calcext:value-type="string">
            <text:p>Bowern, Claire</text:p>
          </table:table-cell>
          <table:table-cell office:value-type="string" calcext:value-type="string">
            <text:p>A Grammar of Bardi</text:p>
          </table:table-cell>
          <table:table-cell/>
          <table:table-cell office:value-type="string" calcext:value-type="string">
            <text:p>De Gruyter Mouton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4"/>
          <table:table-cell office:value-type="string" calcext:value-type="string">
            <text:p>http://glottolog.org/resource/reference/id/316099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yulnyulan &gt; Western Nyulnyulan &gt; bard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5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string" calcext:value-type="string">
            <text:p>Morey, Stephen</text:p>
          </table:table-cell>
          <table:table-cell office:value-type="string" calcext:value-type="string">
            <text:p>Turung, a variety of Singhpo language spoken in Assam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10" calcext:value-type="float">
            <text:p>201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ook</text:p>
          </table:table-cell>
          <table:table-cell table:number-columns-repeated="2"/>
          <table:table-cell table:style-name="Default"/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i-Kadai &gt; Kam-Tai &gt; Be-Tai &gt; Daic &gt; Central-Southwestern Tai &gt; Wenma-Southwestern Tai &gt; Sapa-Southwestern Tai &gt; Southwestern Tai &gt; Southwestern Tai P &gt; Shan Tai &gt; Assam Tai &gt; turu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5" office:value-type="string" calcext:value-type="string">
            <text:p>107.09</text:p>
          </table:table-cell>
          <table:table-cell/>
          <table:table-cell table:style-name="ce7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table:style-name="ce7" office:value-type="string" calcext:value-type="string">
            <text:p>Alves, Mark John</text:p>
          </table:table-cell>
          <table:table-cell table:style-name="ce7" office:value-type="string" calcext:value-type="string">
            <text:p>A grammar of Pacoh: a Mon-Khmer language of the central highlands of Vietnam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580" calcext:value-type="float">
            <text:p>58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asiatic &gt; Katuic &gt; paco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5" office:value-type="string" calcext:value-type="string">
            <text:p>41.90</text:p>
          </table:table-cell>
          <table:table-cell table:style-name="ce5" office:value-type="string" calcext:value-type="string">
            <text:p>12.45</text:p>
          </table:table-cell>
          <table:table-cell table:number-columns-repeated="2"/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table:style-name="Default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talic &gt; Latino-Faliscan &gt; Latinic &gt; Imperial Latin &gt; lati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5" office:value-type="string" calcext:value-type="string">
            <text:p>124.45</text:p>
          </table:table-cell>
          <table:table-cell/>
          <table:table-cell table:style-name="ce7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table:style-name="ce7" office:value-type="string" calcext:value-type="string">
            <text:p>Baird, Louise</text:p>
          </table:table-cell>
          <table:table-cell table:style-name="ce7" office:value-type="string" calcext:value-type="string">
            <text:p>A grammar of Klon: a non-Austronesian language of Alor, Indone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klon123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5" office:value-type="string" calcext:value-type="string">
            <text:p>160.58</text:p>
          </table:table-cell>
          <table:table-cell/>
          <table:table-cell table:style-name="ce7" office:value-type="string" calcext:value-type="string">
            <text:p>Lichtenberk, Frantisek. 2008. A dictionary of Toqabaqita. (Pacific Linguistics, 592.) Canberra: Pacific Linguistics. 407pp.</text:p>
          </table:table-cell>
          <table:table-cell table:style-name="ce7" office:value-type="string" calcext:value-type="string">
            <text:p>Lichtenberk, Frantisek</text:p>
          </table:table-cell>
          <table:table-cell table:style-name="ce7" office:value-type="string" calcext:value-type="string">
            <text:p>A dictionary of Toqabaqit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toab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5" office:value-type="string" calcext:value-type="string">
            <text:p>26.00</text:p>
          </table:table-cell>
          <table:table-cell table:style-name="ce5" office:value-type="string" calcext:value-type="string">
            <text:p>98.00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5" office:value-type="string" calcext:value-type="string">
            <text:p>24.69</text:p>
          </table:table-cell>
          <table:table-cell table:style-name="ce5" office:value-type="string" calcext:value-type="string">
            <text:p>97.73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5" office:value-type="string" calcext:value-type="string">
            <text:p>26.00</text:p>
          </table:table-cell>
          <table:table-cell table:style-name="ce5" office:value-type="string" calcext:value-type="string">
            <text:p>98.00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c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5" office:value-type="string" calcext:value-type="string">
            <text:p>25.33</text:p>
          </table:table-cell>
          <table:table-cell table:style-name="ce5" office:value-type="string" calcext:value-type="string">
            <text:p>99.08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d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5" office:value-type="string" calcext:value-type="string">
            <text:p>132.59</text:p>
          </table:table-cell>
          <table:table-cell/>
          <table:table-cell table:style-name="ce7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table:style-name="ce7" office:value-type="string" calcext:value-type="string">
            <text:p>Dol, Philomena Hedwig</text:p>
          </table:table-cell>
          <table:table-cell table:style-name="ce7" office:value-type="string" calcext:value-type="string">
            <text:p>A Grammar of Maybrat: a language of Bird's Head, Irian Jaya, Indonesia</text:p>
          </table:table-cell>
          <table:table-cell table:style-name="ce7"/>
          <table:table-cell table:style-name="ce7" office:value-type="string" calcext:value-type="string">
            <text:p>Leiden: Leiden University</text:p>
          </table:table-cell>
          <table:table-cell table:style-name="ce7"/>
          <table:table-cell table:style-name="ce7" office:value-type="string" calcext:value-type="string">
            <text:p>Leiden</text:p>
          </table:table-cell>
          <table:table-cell table:style-name="ce7" office:value-type="float" office:value="1999" calcext:value-type="float">
            <text:p>1999</text:p>
          </table:table-cell>
          <table:table-cell table:style-name="ce7"/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ib1239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5" office:value-type="string" calcext:value-type="string">
            <text:p>139.51</text:p>
          </table:table-cell>
          <table:table-cell/>
          <table:table-cell table:style-name="ce7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table:style-name="ce7" office:value-type="string" calcext:value-type="string">
            <text:p>Breen, Gavan and Blake, Barry J.</text:p>
          </table:table-cell>
          <table:table-cell table:style-name="ce7" office:value-type="string" calcext:value-type="string">
            <text:p>The grammar of Yalarnnga: a language of western Queens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4" calcext:value-type="float">
            <text:p>58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lkatungic &gt; yala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5" office:value-type="string" calcext:value-type="string">
            <text:p>-16.68</text:p>
          </table:table-cell>
          <table:table-cell table:style-name="ce5" office:value-type="string" calcext:value-type="string">
            <text:p>143.53</text:p>
          </table:table-cell>
          <table:table-cell/>
          <table:table-cell table:style-name="ce7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table:style-name="ce7" office:value-type="string" calcext:value-type="string">
            <text:p>Sommer, Bruce</text:p>
          </table:table-cell>
          <table:table-cell table:style-name="ce7" office:value-type="string" calcext:value-type="string">
            <text:p>Speaking Kunjen: An ethnography of Oykangand kinship and communication, the Cape York region of northern Queensland,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Southwest Pama &gt; Upper Southwest Paman &gt; kunj1248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5" office:value-type="string" calcext:value-type="string">
            <text:p>-24.32</text:p>
          </table:table-cell>
          <table:table-cell table:style-name="ce5" office:value-type="string" calcext:value-type="string">
            <text:p>121.95</text:p>
          </table:table-cell>
          <table:table-cell/>
          <table:table-cell table:style-name="ce7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table:style-name="ce7" office:value-type="string" calcext:value-type="string">
            <text:p>Jones, Barbara</text:p>
          </table:table-cell>
          <table:table-cell table:style-name="ce7" office:value-type="string" calcext:value-type="string">
            <text:p>A grammar of Wangkajunga: a language of the Great Sandy Desert of North Western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ngXXXX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5" office:value-type="string" calcext:value-type="string">
            <text:p>17.37</text:p>
          </table:table-cell>
          <table:table-cell table:style-name="ce5" office:value-type="string" calcext:value-type="string">
            <text:p>122.19</text:p>
          </table:table-cell>
          <table:table-cell/>
          <table:table-cell table:style-name="ce7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table:style-name="ce7" office:value-type="string" calcext:value-type="string">
            <text:p>Moyle, Richard M.</text:p>
          </table:table-cell>
          <table:table-cell table:style-name="ce7" office:value-type="string" calcext:value-type="string">
            <text:p>Takuu grammar and dictionary: a Polynesian language of the South Pacific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Northeastern Luzon &gt; dupa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5" office:value-type="string" calcext:value-type="string">
            <text:p>-4.80</text:p>
          </table:table-cell>
          <table:table-cell table:style-name="ce5" office:value-type="string" calcext:value-type="string">
            <text:p>157.08</text:p>
          </table:table-cell>
          <table:table-cell/>
          <table:table-cell table:style-name="ce7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table:style-name="ce7" office:value-type="string" calcext:value-type="string">
            <text:p>Moyle, Richard M.</text:p>
          </table:table-cell>
          <table:table-cell table:style-name="ce7" office:value-type="string" calcext:value-type="string">
            <text:p>Takuu grammar and dictionary: a Polynesian language of the South Pacific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Central Northern Outlier Polynesian &gt; Takuuic &gt; taku12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5" office:value-type="string" calcext:value-type="string">
            <text:p>-5.25</text:p>
          </table:table-cell>
          <table:table-cell table:style-name="ce5" office:value-type="string" calcext:value-type="string">
            <text:p>144.59</text:p>
          </table:table-cell>
          <table:table-cell/>
          <table:table-cell table:style-name="ce7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table:style-name="ce7" office:value-type="string" calcext:value-type="string">
            <text:p>Pawley, Andrew and Bulmer, Ralph</text:p>
          </table:table-cell>
          <table:table-cell table:style-name="ce7" office:value-type="string" calcext:value-type="string">
            <text:p>A dictionary of Kalam with ethnographic notes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Madang &gt; Kalamic-South Adelbert &gt; Kalam-Kobon &gt; Etp-Ti Kalam &gt; kala139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5" office:value-type="string" calcext:value-type="string">
            <text:p>-26.21</text:p>
          </table:table-cell>
          <table:table-cell table:style-name="ce5" office:value-type="string" calcext:value-type="string">
            <text:p>114.25</text:p>
          </table:table-cell>
          <table:table-cell/>
          <table:table-cell table:style-name="ce7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table:style-name="ce7" office:value-type="string" calcext:value-type="string">
            <text:p>Gargett, Andrew</text:p>
          </table:table-cell>
          <table:table-cell table:style-name="ce7" office:value-type="string" calcext:value-type="string">
            <text:p>A salvage grammar of Malgana, the language of Shark Bay, Western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24" calcext:value-type="float">
            <text:p>62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-West Pama-Nyungan &gt; Kartu-Nhanda &gt; Kartu &gt; malg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5" office:value-type="string" calcext:value-type="string">
            <text:p>152.21</text:p>
          </table:table-cell>
          <table:table-cell/>
          <table:table-cell table:style-name="ce7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table:style-name="ce7" office:value-type="string" calcext:value-type="string">
            <text:p>Stebbins, Tonya N.</text:p>
          </table:table-cell>
          <table:table-cell table:style-name="ce7" office:value-type="string" calcext:value-type="string">
            <text:p>Mali (Baining) grammar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ining &gt; mali128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7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string" calcext:value-type="string">
            <text:p>Pensalfini, Robert</text:p>
          </table:table-cell>
          <table:table-cell table:style-name="ce7" office:value-type="string" calcext:value-type="string">
            <text:p>Jingulu texts and dictionary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ingXXXX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5" office:value-type="string" calcext:value-type="string">
            <text:p>-1.18</text:p>
          </table:table-cell>
          <table:table-cell table:style-name="ce5" office:value-type="string" calcext:value-type="string">
            <text:p>133.62</text:p>
          </table:table-cell>
          <table:table-cell/>
          <table:table-cell table:style-name="ce7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table:style-name="ce7" office:value-type="string" calcext:value-type="string">
            <text:p>Gravelle, Gilles</text:p>
          </table:table-cell>
          <table:table-cell table:style-name="ce7" office:value-type="string" calcext:value-type="string">
            <text:p>Meyah: a language of West Papua, Indone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 Bird's Head &gt; Meax &gt; meya123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5" office:value-type="string" calcext:value-type="string">
            <text:p>-16.91</text:p>
          </table:table-cell>
          <table:table-cell table:style-name="ce5" office:value-type="string" calcext:value-type="string">
            <text:p>122.85</text:p>
          </table:table-cell>
          <table:table-cell/>
          <table:table-cell table:style-name="ce7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table:style-name="ce7" office:value-type="string" calcext:value-type="string">
            <text:p>McGregor, William</text:p>
          </table:table-cell>
          <table:table-cell table:style-name="ce7" office:value-type="string" calcext:value-type="string">
            <text:p>The Nyulnyul language of Dampier Land, Western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4" calcext:value-type="float">
            <text:p>63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yulnyulan &gt; Western Nyulnyulan &gt; Nyulnyulic &gt; nyul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5" office:value-type="string" calcext:value-type="string">
            <text:p>-15.28</text:p>
          </table:table-cell>
          <table:table-cell table:style-name="ce5" office:value-type="string" calcext:value-type="string">
            <text:p>166.91</text:p>
          </table:table-cell>
          <table:table-cell/>
          <table:table-cell table:style-name="ce7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7" office:value-type="string" calcext:value-type="string">
            <text:p>Chung, Ying Shing Anthony</text:p>
          </table:table-cell>
          <table:table-cell table:style-name="ce7" office:value-type="string" calcext:value-type="string">
            <text:p>A descriptive grammar of Merei (Vanuatu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Tiale-Merei-Navut &gt; mere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5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7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7" office:value-type="string" calcext:value-type="string">
            <text:p>Chung, Ying Shing Anthony</text:p>
          </table:table-cell>
          <table:table-cell table:style-name="ce7" office:value-type="string" calcext:value-type="string">
            <text:p>A descriptive grammar of Merei (Vanuatu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Tiale-Merei-Navut &gt; tial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5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7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7" office:value-type="string" calcext:value-type="string">
            <text:p>Chung, Ying Shing Anthony</text:p>
          </table:table-cell>
          <table:table-cell table:style-name="ce7" office:value-type="string" calcext:value-type="string">
            <text:p>A descriptive grammar of Merei (Vanuatu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meXXXX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5" office:value-type="string" calcext:value-type="string">
            <text:p>5.64</text:p>
          </table:table-cell>
          <table:table-cell table:style-name="ce5" office:value-type="string" calcext:value-type="string">
            <text:p>101.54</text:p>
          </table:table-cell>
          <table:table-cell/>
          <table:table-cell table:style-name="ce7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table:style-name="ce7" office:value-type="string" calcext:value-type="string">
            <text:p>Burenhult, Niclas</text:p>
          </table:table-cell>
          <table:table-cell table:style-name="ce7" office:value-type="string" calcext:value-type="string">
            <text:p>A grammar of Jahai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asiatic &gt; Aslian &gt; Central-Northern Aslian &gt; North Aslian &gt; Maniq-Menraq-Batek &gt; Menraq-Batek &gt; jeha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string" calcext:value-type="string">
            <text:p>Baxter, Alan N. and de Silva, Patrick</text:p>
          </table:table-cell>
          <table:table-cell office:value-type="string" calcext:value-type="string">
            <text:p>A dictionary of Kristang (Malacca Creole Portuguese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talic &gt; Latino-Faliscan &gt; Latinic &gt; Imperial Latin &gt; Romance &gt; Italo-Western Romance &gt; Western Romance &gt; Shifted Western Romance &gt; Southwestern Shifted Romance &gt; West Ibero-Romance &gt; Galician Romance &gt; Macro-Portuguese &gt; Luso-Asian Creole &gt; mala153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5" office:value-type="string" calcext:value-type="string">
            <text:p>-28.47</text:p>
          </table:table-cell>
          <table:table-cell table:style-name="ce5" office:value-type="string" calcext:value-type="string">
            <text:p>140.58</text:p>
          </table:table-cell>
          <table:table-cell/>
          <table:table-cell table:style-name="ce7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table:style-name="ce7" office:value-type="string" calcext:value-type="string">
            <text:p>Breen, Gavan</text:p>
          </table:table-cell>
          <table:table-cell table:style-name="ce7" office:value-type="string" calcext:value-type="string">
            <text:p>Innamincka talk: A grammar of the Innamincka dialect of Yandruwandha with notes on other dialects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Central Karnic &gt; Western Central Karnic &gt; Yandruwandhic &gt; yand125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5" office:value-type="string" calcext:value-type="string">
            <text:p>28.64</text:p>
          </table:table-cell>
          <table:table-cell table:style-name="ce5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Kaike-Ghale-Tamangic &gt; Ghale-Tamangic &gt; Tamangic &gt; Gurungic &gt; Manangba-Nar-Phu &gt; mana128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Kaike-Ghale-Tamangic &gt; Ghale-Tamangic &gt; Tamangic &gt; Gurungic &gt; Manangba-Nar-Phu &gt; Manange &gt; prak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5" office:value-type="string" calcext:value-type="string">
            <text:p>27.67</text:p>
          </table:table-cell>
          <table:table-cell table:style-name="ce5" office:value-type="string" calcext:value-type="string">
            <text:p>87.00</text:p>
          </table:table-cell>
          <table:table-cell/>
          <table:table-cell table:style-name="ce7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table:style-name="ce7" office:value-type="string" calcext:value-type="string">
            <text:p>Kelly, Barbara</text:p>
          </table:table-cell>
          <table:table-cell table:style-name="ce7" office:value-type="string" calcext:value-type="string">
            <text:p>A Grammar and Glossary of the Sherpa Language</text:p>
          </table:table-cell>
          <table:table-cell office:value-type="string" calcext:value-type="string">
            <text:p>Carol Genetti (ed.), Tibeto-Burman Languages of Nepal: Manange and Sherpa, 193-324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/>
          <table:table-cell table:style-name="ce7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Bodish &gt; Old-Modern Tibetan &gt; Tibetic &gt; South-Western Tibetic &gt; Sherpa-Jirel &gt; Sherpaic &gt; sher125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6" office:value-type="string" calcext:value-type="string">
            <text:p>-2.80</text:p>
          </table:table-cell>
          <table:table-cell table:style-name="ce6" office:value-type="string" calcext:value-type="string">
            <text:p>141.28</text:p>
          </table:table-cell>
          <table:table-cell/>
          <table:table-cell table:style-name="ce7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table:style-name="ce7" office:value-type="string" calcext:value-type="string">
            <text:p>Donohue, Mark and San Roque, Lila</text:p>
          </table:table-cell>
          <table:table-cell table:style-name="ce7" office:value-type="string" calcext:value-type="string">
            <text:p>I'saka: a sketch grammar of a language of north-central New Guine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o &gt; kris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5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string" calcext:value-type="string">
            <text:p>Kite, Suzanne and Wurm, Stephen</text:p>
          </table:table-cell>
          <table:table-cell office:value-type="string" calcext:value-type="string">
            <text:p>The Duuŋidjawu language of southeast Queensland: grammar, texts and vocabul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North Coast Pama-Nyungan &gt; Waka-Kabic &gt; Western Waka-Kabic &gt; Wakawaka &gt; duun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5" office:value-type="string" calcext:value-type="string">
            <text:p>-38.34</text:p>
          </table:table-cell>
          <table:table-cell table:style-name="ce5" office:value-type="string" calcext:value-type="string">
            <text:p>142.46</text:p>
          </table:table-cell>
          <table:table-cell/>
          <table:table-cell table:style-name="ce7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table:style-name="ce7" office:value-type="string" calcext:value-type="string">
            <text:p>Blake, Barry J.</text:p>
          </table:table-cell>
          <table:table-cell table:style-name="ce7" office:value-type="string" calcext:value-type="string">
            <text:p>The Warrnambool Language: A consolidated account of the Aboriginal language of the Warrnambool area of the Western District of Victoria based on nineteenth-century sources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Warrnambool-Bunganditj &gt; warr12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5" office:value-type="string" calcext:value-type="string">
            <text:p>4.17</text:p>
          </table:table-cell>
          <table:table-cell table:style-name="ce5" office:value-type="string" calcext:value-type="string">
            <text:p>114.37</text:p>
          </table:table-cell>
          <table:table-cell/>
          <table:table-cell table:style-name="ce7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table:style-name="ce3" office:value-type="string" calcext:value-type="string">
            <text:p>Blust, Robert A.</text:p>
          </table:table-cell>
          <table:table-cell table:style-name="ce7" office:value-type="string" calcext:value-type="string">
            <text:p>A short morphology, phonology and vocabulary of Kiput, Sarawak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North Sarawakan &gt; Berawan-Lower Baram &gt; Lower Baram &gt; Central Lower Baram A &gt; kipu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7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table:style-name="ce7" office:value-type="string" calcext:value-type="string">
            <text:p>Blake, Barry J.</text:p>
          </table:table-cell>
          <table:table-cell table:style-name="ce7" office:value-type="string" calcext:value-type="string">
            <text:p>The Bunganditj (Buwandik) Language of the Mount Gambier Reg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Warrnambool-Bunganditj &gt; bung126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5" office:value-type="string" calcext:value-type="string">
            <text:p>-6.63</text:p>
          </table:table-cell>
          <table:table-cell table:style-name="ce5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string" calcext:value-type="string">
            <text:p>Laycock, Donald C.</text:p>
          </table:table-cell>
          <table:table-cell office:value-type="string" calcext:value-type="string">
            <text:p>A dictionary of Buin. A language of Bougainville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Onishi, Masayuki</text:p>
          </table:table-cell>
          <table:table-cell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th Bougainville &gt; buin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string" calcext:value-type="string">
            <text:p>Pensalfini, Robert</text:p>
          </table:table-cell>
          <table:table-cell office:value-type="string" calcext:value-type="string">
            <text:p>A grammar of Jingulu, An Aboriginal language of the Northern Terito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ingXXX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5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string" calcext:value-type="string">
            <text:p>Dutton, Tom</text:p>
          </table:table-cell>
          <table:table-cell office:value-type="string" calcext:value-type="string">
            <text:p>A Dictionary of Koiari, Papua New Guinea: with grammar note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oiarian &gt; Koiaric &gt; Koita-Koiari &gt; gras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string" calcext:value-type="string">
            <text:p>Draper, Norm and Draper, Sheila</text:p>
          </table:table-cell>
          <table:table-cell office:value-type="string" calcext:value-type="string">
            <text:p>Dictionary of Kyaka Enga: Papua New Guin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Engan &gt; kyak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5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string" calcext:value-type="string">
            <text:p>Terrill, Angela</text:p>
          </table:table-cell>
          <table:table-cell office:value-type="string" calcext:value-type="string">
            <text:p>Dharumbal: the language of Rockhampton,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Rockhampton-Gladstone &gt; dhar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string" calcext:value-type="string">
            <text:p>Reesink, Ger P.</text:p>
          </table:table-cell>
          <table:table-cell office:value-type="string" calcext:value-type="string">
            <text:p>A grammar sketch of Sough. IN: Languages of the eastern Bird's Head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gXXXX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5" office:value-type="string" calcext:value-type="string">
            <text:p>-15.63</text:p>
          </table:table-cell>
          <table:table-cell table:style-name="ce5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Araki: A disappearing language of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South Santo &gt; arak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5" office:value-type="string" calcext:value-type="string">
            <text:p>-12.43</text:p>
          </table:table-cell>
          <table:table-cell table:style-name="ce5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string" calcext:value-type="string">
            <text:p>Harvey, Mark</text:p>
          </table:table-cell>
          <table:table-cell office:value-type="string" calcext:value-type="string">
            <text:p>A Grammar of Limilngan: A Language of the Mary River region Northern Territory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mi124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5" office:value-type="string" calcext:value-type="string">
            <text:p>169.82</text:p>
          </table:table-cell>
          <table:table-cell/>
          <table:table-cell table:style-name="ce7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table:style-name="ce7" office:value-type="string" calcext:value-type="string">
            <text:p>Lynch, John and Tepahae, Philip</text:p>
          </table:table-cell>
          <table:table-cell table:style-name="ce7" office:value-type="string" calcext:value-type="string">
            <text:p>Anejom dictionary Diksonari blong Anejom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anei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5" office:value-type="string" calcext:value-type="string">
            <text:p>-0.06</text:p>
          </table:table-cell>
          <table:table-cell table:style-name="ce5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bala13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5" office:value-type="string" calcext:value-type="string">
            <text:p>0.70</text:p>
          </table:table-cell>
          <table:table-cell table:style-name="ce5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damp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5" office:value-type="string" calcext:value-type="string">
            <text:p>-0.73</text:p>
          </table:table-cell>
          <table:table-cell table:style-name="ce5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je1237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5" office:value-type="string" calcext:value-type="string">
            <text:p>-0.49</text:p>
          </table:table-cell>
          <table:table-cell table:style-name="ce5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je1237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5" office:value-type="string" calcext:value-type="string">
            <text:p>-0.11</text:p>
          </table:table-cell>
          <table:table-cell table:style-name="ce5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pend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5" office:value-type="string" calcext:value-type="string">
            <text:p>-0.32</text:p>
          </table:table-cell>
          <table:table-cell table:style-name="ce5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taji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Lauje &gt; ampi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5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lauj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5" office:value-type="string" calcext:value-type="string">
            <text:p>0.43</text:p>
          </table:table-cell>
          <table:table-cell table:style-name="ce5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tomi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5" office:value-type="string" calcext:value-type="string">
            <text:p>0.80</text:p>
          </table:table-cell>
          <table:table-cell table:style-name="ce5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dond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5" office:value-type="string" calcext:value-type="string">
            <text:p>1.15</text:p>
          </table:table-cell>
          <table:table-cell table:style-name="ce5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litoli &gt; toto130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5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litoli &gt; boan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5" office:value-type="string" calcext:value-type="string">
            <text:p>-18.82</text:p>
          </table:table-cell>
          <table:table-cell table:style-name="ce5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An Erromangan (Sye)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Erromanga &gt; siee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5" office:value-type="string" calcext:value-type="string">
            <text:p>27.72</text:p>
          </table:table-cell>
          <table:table-cell table:style-name="ce5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string" calcext:value-type="string">
            <text:p>Caughley, Ross C.</text:p>
          </table:table-cell>
          <table:table-cell office:value-type="string" calcext:value-type="string">
            <text:p>Dictionary of Chepang: a Tibeto-Burman language of Nepal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Himalayish &gt; Mahakiranti &gt; Kham-Magar-Chepang &gt; Chepangic &gt; chep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7" office:value-type="string" calcext:value-type="string">
            <text:p>-4.62</text:p>
          </table:table-cell>
          <table:table-cell table:style-name="ce7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moro128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Moronene &gt; kaba128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7" office:value-type="string" calcext:value-type="string">
            <text:p>-4.04</text:p>
          </table:table-cell>
          <table:table-cell table:style-name="ce7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7" office:value-type="string" calcext:value-type="string">
            <text:p>-4.58</text:p>
          </table:table-cell>
          <table:table-cell table:style-name="ce7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kuli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7" office:value-type="string" calcext:value-type="string">
            <text:p>-2.64</text:p>
          </table:table-cell>
          <table:table-cell table:style-name="ce7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koro13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7" office:value-type="string" calcext:value-type="string">
            <text:p>-4.14</text:p>
          </table:table-cell>
          <table:table-cell table:style-name="ce7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wawo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7" office:value-type="string" calcext:value-type="string">
            <text:p>-3.59</text:p>
          </table:table-cell>
          <table:table-cell table:style-name="ce7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Wawonii &gt; menu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7" office:value-type="string" calcext:value-type="string">
            <text:p>-3.01</text:p>
          </table:table-cell>
          <table:table-cell table:style-name="ce7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land125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tula125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waia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7" office:value-type="string" calcext:value-type="string">
            <text:p>-3.01</text:p>
          </table:table-cell>
          <table:table-cell table:style-name="ce7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tor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7" office:value-type="string" calcext:value-type="string">
            <text:p>-3.22</text:p>
          </table:table-cell>
          <table:table-cell table:style-name="ce7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126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7" office:value-type="string" calcext:value-type="string">
            <text:p>-2.87</text:p>
          </table:table-cell>
          <table:table-cell table:style-name="ce7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rout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7" office:value-type="string" calcext:value-type="string">
            <text:p>-2.23</text:p>
          </table:table-cell>
          <table:table-cell table:style-name="ce7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aho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7" office:value-type="string" calcext:value-type="string">
            <text:p>-2.56</text:p>
          </table:table-cell>
          <table:table-cell table:style-name="ce7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mori126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7" office:value-type="string" calcext:value-type="string">
            <text:p>-2.61</text:p>
          </table:table-cell>
          <table:table-cell table:style-name="ce7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pado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7" office:value-type="string" calcext:value-type="string">
            <text:p>-2.26</text:p>
          </table:table-cell>
          <table:table-cell table:style-name="ce7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mori126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7" office:value-type="string" calcext:value-type="string">
            <text:p>-2.56</text:p>
          </table:table-cell>
          <table:table-cell table:style-name="ce7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toma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7" office:value-type="string" calcext:value-type="string">
            <text:p>-3.41</text:p>
          </table:table-cell>
          <table:table-cell table:style-name="ce7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waru126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7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Waru &gt; lalo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7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wiwi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7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aser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7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kona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7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meko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7" office:value-type="string" calcext:value-type="string">
            <text:p>-3.63</text:p>
          </table:table-cell>
          <table:table-cell table:style-name="ce7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laiw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7" office:value-type="string" calcext:value-type="string">
            <text:p>-3.25</text:p>
          </table:table-cell>
          <table:table-cell table:style-name="ce7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rah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7" office:value-type="string" calcext:value-type="string">
            <text:p>-3.40</text:p>
          </table:table-cell>
          <table:table-cell table:style-name="ce7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kod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7" office:value-type="string" calcext:value-type="string">
            <text:p>-18.67</text:p>
          </table:table-cell>
          <table:table-cell table:style-name="ce7" office:value-type="string" calcext:value-type="string">
            <text:p>169.08</text:p>
          </table:table-cell>
          <table:table-cell/>
          <table:table-cell table:style-name="ce7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table:style-name="ce7" office:value-type="string" calcext:value-type="string">
            <text:p>Crowley, Terry</text:p>
          </table:table-cell>
          <table:table-cell table:style-name="ce7" office:value-type="string" calcext:value-type="string">
            <text:p>Ura: a disappearing language of Southern Vanuatu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9" calcext:value-type="float">
            <text:p>1999</text:p>
          </table:table-cell>
          <table:table-cell table:style-name="ce7" office:value-type="string" calcext:value-type="string">
            <text:p>C-15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Erromanga &gt; urav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7" office:value-type="string" calcext:value-type="string">
            <text:p>-37.69</text:p>
          </table:table-cell>
          <table:table-cell table:style-name="ce7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string" calcext:value-type="string">
            <text:p>Blake, Barry J. and Clark, Ian and Krishna-Pillay, Sharnthi H.</text:p>
          </table:table-cell>
          <table:table-cell office:value-type="string" calcext:value-type="string">
            <text:p>Wathawurrung: The language of the Geelong-Ballarat Ar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Kulin &gt; Nuclear Kulin &gt; wath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7" office:value-type="string" calcext:value-type="string">
            <text:p>21.78</text:p>
          </table:table-cell>
          <table:table-cell table:style-name="ce7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string" calcext:value-type="string">
            <text:p>Luo, Yongxian</text:p>
          </table:table-cell>
          <table:table-cell office:value-type="string" calcext:value-type="string">
            <text:p>A dictionary of Dehong, Southwest Chin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-14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i-Kadai &gt; Kam-Tai &gt; Be-Tai &gt; Daic &gt; Central-Southwestern Tai &gt; Wenma-Southwestern Tai &gt; Sapa-Southwestern Tai &gt; Southwestern Tai &gt; Southwestern Tai P &gt; Shan Tai &gt; Northern Shan &gt; Tai N deho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7" office:value-type="string" calcext:value-type="string">
            <text:p>-17.50</text:p>
          </table:table-cell>
          <table:table-cell table:style-name="ce7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string" calcext:value-type="string">
            <text:p>Nordlinger, Rachel</text:p>
          </table:table-cell>
          <table:table-cell office:value-type="string" calcext:value-type="string">
            <text:p>A Grammar of Wambaya, Northern Territory (Australia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0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rndi &gt; Ngurlun &gt; wamb125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7" office:value-type="string" calcext:value-type="string">
            <text:p>-27.80</text:p>
          </table:table-cell>
          <table:table-cell table:style-name="ce7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string" calcext:value-type="string">
            <text:p>Sharpe, Margaret</text:p>
          </table:table-cell>
          <table:table-cell office:value-type="string" calcext:value-type="string">
            <text:p>Dictionary of Yugambeh including Neighbouring Dialects.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39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East Queensland Border Pama Nyungan &gt; Yugambalic &gt; Yugambal-Bigambal &gt; yuga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c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d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7" office:value-type="string" calcext:value-type="string">
            <text:p>-5.71</text:p>
          </table:table-cell>
          <table:table-cell table:style-name="ce7" office:value-type="string" calcext:value-type="string">
            <text:p>149.16</text:p>
          </table:table-cell>
          <table:table-cell/>
          <table:table-cell table:style-name="ce7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7" office:value-type="string" calcext:value-type="string">
            <text:p>Ross, Malcolm D.</text:p>
          </table:table-cell>
          <table:table-cell table:style-name="ce7" office:value-type="string" calcext:value-type="string">
            <text:p>Studies in languages of New Britain and New Ire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C-135</text:p>
          </table:table-cell>
          <table:table-cell table:style-name="ce7" office:value-type="string" calcext:value-type="string">
            <text:p>incollect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Ross, Malcolm D. </text:p>
          </table:table-cell>
          <table:table-cell table:style-name="ce7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Southwest New Britain linkage &gt; Bibling &gt; Mouk-Aria &gt; mouk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7" office:value-type="string" calcext:value-type="string">
            <text:p>-5.71</text:p>
          </table:table-cell>
          <table:table-cell table:style-name="ce7" office:value-type="string" calcext:value-type="string">
            <text:p>149.16</text:p>
          </table:table-cell>
          <table:table-cell/>
          <table:table-cell table:style-name="ce7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7" office:value-type="string" calcext:value-type="string">
            <text:p>Ross, Malcolm D.</text:p>
          </table:table-cell>
          <table:table-cell table:style-name="ce7" office:value-type="string" calcext:value-type="string">
            <text:p>Studies in languages of New Britain and New Ire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C-135</text:p>
          </table:table-cell>
          <table:table-cell table:style-name="ce7" office:value-type="string" calcext:value-type="string">
            <text:p>incollect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Ross, Malcolm D. </text:p>
          </table:table-cell>
          <table:table-cell table:style-name="ce7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uk1240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7" office:value-type="string" calcext:value-type="string">
            <text:p>-5.87</text:p>
          </table:table-cell>
          <table:table-cell table:style-name="ce7" office:value-type="string" calcext:value-type="string">
            <text:p>149.32</text:p>
          </table:table-cell>
          <table:table-cell/>
          <table:table-cell table:style-name="ce7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7" office:value-type="string" calcext:value-type="string">
            <text:p>Ross, Malcolm D.</text:p>
          </table:table-cell>
          <table:table-cell table:style-name="ce7" office:value-type="string" calcext:value-type="string">
            <text:p>Studies in languages of New Britain and New Ire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C-135</text:p>
          </table:table-cell>
          <table:table-cell table:style-name="ce7" office:value-type="string" calcext:value-type="string">
            <text:p>incollect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Ross, Malcolm D. </text:p>
          </table:table-cell>
          <table:table-cell table:style-name="ce7"/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Southwest New Britain linkage &gt; Bibling &gt; lamo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7" office:value-type="string" calcext:value-type="string">
            <text:p>-8.66</text:p>
          </table:table-cell>
          <table:table-cell table:style-name="ce7" office:value-type="string" calcext:value-type="string">
            <text:p>141.71</text:p>
          </table:table-cell>
          <table:table-cell/>
          <table:table-cell table:number-columns-repeated="2" office:value-type="string" calcext:value-type="string">
            <text:p>Siegel, Jeff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ama-Dre &gt; nama1266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7" office:value-type="string" calcext:value-type="string">
            <text:p>-4.09</text:p>
          </table:table-cell>
          <table:table-cell table:style-name="ce7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 New Series, Vol. 18, No. 4 (Dec., 1983), pp. 745-765. &amp; Pacific Linguistics Series C 134.</text:p>
          </table:table-cell>
          <table:table-cell office:value-type="string" calcext:value-type="string">
            <text:p>Bowden, Ross</text:p>
          </table:table-cell>
          <table:table-cell office:value-type="string" calcext:value-type="string">
            <text:p>Kwoma Terminology and Marriage Alliance: The 'Omaha' Problem Revisited</text:p>
          </table:table-cell>
          <table:table-cell office:value-type="string" calcext:value-type="string">
            <text:p>ManNew Series, Vol. 18, No. 4</text:p>
          </table:table-cell>
          <table:table-cell office:value-type="string" calcext:value-type="string">
            <text:p>Canberra: Pacific Linguistics, Australian National University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string" calcext:value-type="string">
            <text:p>C-134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Man New Series</text:p>
          </table:table-cell>
          <table:table-cell table:number-columns-repeated="2"/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pik &gt; Nukuma &gt; kwom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7" office:value-type="string" calcext:value-type="string">
            <text:p>-28.70</text:p>
          </table:table-cell>
          <table:table-cell table:style-name="ce7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 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Palku &gt; Arabana-Wangganguru &gt; arab126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7" office:value-type="string" calcext:value-type="string">
            <text:p>-25.81</text:p>
          </table:table-cell>
          <table:table-cell table:style-name="ce7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 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Palku &gt; Arabana-Wangganguru &gt; wang129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7" office:value-type="string" calcext:value-type="string">
            <text:p>-7.14</text:p>
          </table:table-cell>
          <table:table-cell table:style-name="ce7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Eine Papua-Gruppe im Wandel</text:p>
          </table:table-cell>
          <table:table-cell/>
          <table:table-cell office:value-type="string" calcext:value-type="string">
            <text:p>Klaus Renner Verlag</text:p>
          </table:table-cell>
          <table:table-cell/>
          <table:table-cell office:value-type="string" calcext:value-type="string">
            <text:p>München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ngan &gt; Nuclear Angan &gt; yagw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7" office:value-type="string" calcext:value-type="string">
            <text:p>-17.70</text:p>
          </table:table-cell>
          <table:table-cell table:style-name="ce7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string" calcext:value-type="string">
            <text:p>Thieberger, Nicholas A.</text:p>
          </table:table-cell>
          <table:table-cell office:value-type="string" calcext:value-type="string">
            <text:p>Topics in the Grammar and Documentation of South Efate, an Oceanic language of Central Vanuatu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t2856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7" office:value-type="string" calcext:value-type="string">
            <text:p>-16.75</text:p>
          </table:table-cell>
          <table:table-cell table:style-name="ce7" office:value-type="string" calcext:value-type="string">
            <text:p>-65.12</text:p>
          </table:table-cell>
          <table:table-cell/>
          <table:table-cell table:style-name="ce7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table:style-name="ce7" office:value-type="string" calcext:value-type="string">
            <text:p>Hirtzel, Vincent</text:p>
          </table:table-cell>
          <table:table-cell table:style-name="ce7" office:value-type="string" calcext:value-type="string">
            <text:p>Le maïtre à deux têtes: une ethnographie du rapport a soi yuracaré (Amazonie bolivienne)</text:p>
          </table:table-cell>
          <table:table-cell table:style-name="ce7"/>
          <table:table-cell table:number-columns-repeated="2" table:style-name="ce7" office:value-type="string" calcext:value-type="string">
            <text:p>École des Hautes Études en Sciences Sociales</text:p>
          </table:table-cell>
          <table:table-cell table:style-name="ce7"/>
          <table:table-cell table:style-name="ce7" office:value-type="float" office:value="2010" calcext:value-type="float">
            <text:p>2010</text:p>
          </table:table-cell>
          <table:table-cell table:style-name="ce7"/>
          <table:table-cell table:style-name="ce7" office:value-type="string" calcext:value-type="string">
            <text:p>phdthesis</text:p>
          </table:table-cell>
          <table:table-cell table:style-name="ce7" table:number-columns-repeated="3"/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ura125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string" calcext:value-type="string">
            <text:p>Levinson, Stephen C.</text:p>
          </table:table-cell>
          <table:table-cell office:value-type="string" calcext:value-type="string">
            <text:p>Matrilineal Clans and Kin Terms on Rossel Island</text:p>
          </table:table-cell>
          <table:table-cell office:value-type="string" calcext:value-type="string">
            <text:p>Anthropological Linguistics Vol. 48, No. 1 (Spring, 2006)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48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ele1255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string" calcext:value-type="string">
            <text:p>Shnukal, Anna</text:p>
          </table:table-cell>
          <table:table-cell office:value-type="string" calcext:value-type="string">
            <text:p>Broken: An Introduction to the Creole Language of Torres Strait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C-10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North Sea Germanic &gt; Anglo-Frisian &gt; Anglian &gt; Mercian &gt; Macro-English &gt; Pacific Creole English &gt; Early Melanesian Pidgin &gt; torr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table:style-name="ce3" office:value-type="string" calcext:value-type="string">
            <text:p>Dixon, R. M. W. and Blake, Barry J.</text:p>
          </table:table-cell>
          <table:table-cell office:value-type="string" calcext:value-type="string">
            <text:p>no title</text:p>
          </table:table-cell>
          <table:table-cell table:style-name="ce3" office:value-type="string" calcext:value-type="string">
            <text:p>Handbook of Australian languages vol. 3</text:p>
          </table:table-cell>
          <table:table-cell table:style-name="ce3" office:value-type="string" calcext:value-type="string">
            <text:p>Australian National University Press/Amsterdam</text:p>
          </table:table-cell>
          <table:table-cell table:style-name="ce3" table:number-columns-repeated="2"/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uulngu &gt; Southern Yolngu &gt; Southern-Eastern Yolngu &gt; Dhuwal-Dhuwala &gt; Western Dhuwal-Dhuwala &gt; dhuw1249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table:style-name="ce3" office:value-type="string" calcext:value-type="string">
            <text:p>Elkin, A.P.</text:p>
          </table:table-cell>
          <table:table-cell table:style-name="ce3" office:value-type="string" calcext:value-type="string">
            <text:p>The Dieri Kinship System</text:p>
          </table:table-cell>
          <table:table-cell table:style-name="ce3" office:value-type="string" calcext:value-type="string">
            <text:p>The Journal of the Royal Anthropological Institute of Great Britain and Ireland 61. 493–498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Central Karnic &gt; Western Central Karnic &gt; Pirlatapa-Dieric &gt; Dieric &gt; dier1241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table:style-name="Default" office:value-type="string" calcext:value-type="string">
            <text:p>Waters, Bruce</text:p>
          </table:table-cell>
          <table:table-cell table:style-name="Default" office:value-type="string" calcext:value-type="string">
            <text:p>An interim Djinang dictionary</text:p>
          </table:table-cell>
          <table:table-cell table:style-name="Default" office:value-type="string" calcext:value-type="string">
            <text:p>Work Papers of SIL - AAB. Series B, 9 </text:p>
          </table:table-cell>
          <table:table-cell table:style-name="Default" table:number-columns-repeated="3"/>
          <table:table-cell office:value-type="string" calcext:value-type="string">
            <text:p>no date</text:p>
          </table:table-cell>
          <table:table-cell table:style-name="Default"/>
          <table:table-cell table:style-name="Default" office:value-type="string" calcext:value-type="string">
            <text:p>misc</text:p>
          </table:table-cell>
          <table:table-cell table:style-name="Default"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uulngu &gt; Western-Inland Yolngu &gt; djin125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string" calcext:value-type="string">
            <text:p>unknown2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imidhirr-Yalanji-Yidinic &gt; Yalandyic &gt; kuku127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 table:style-name="Default"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Default"/>
          <table:table-cell table:style-name="ce3" table:number-columns-repeated="2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ern Trans-Fly &gt; meri1244</text:p>
          </table:table-cell>
          <table:table-cell office:value-type="string" calcext:value-type="string">
            <text:p>Torres Strait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Nyawaygi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ANU Press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Dixon, RMW &amp; Blake, Barry J.</text:p>
          </table:table-cell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Nyawaygic &gt; nyaw124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table:style-name="ce3" office:value-type="string" calcext:value-type="string">
            <text:p>Choi, Yun Jung Hannah</text:p>
          </table:table-cell>
          <table:table-cell table:style-name="ce3" office:value-type="string" calcext:value-type="string">
            <text:p>A Sketch Grammar of Riantana</text:p>
          </table:table-cell>
          <table:table-cell table:style-name="ce3"/>
          <table:table-cell table:number-columns-repeated="2" table:style-name="ce3" office:value-type="string" calcext:value-type="string">
            <text:p>Nanyang Technological University</text:p>
          </table:table-cell>
          <table:table-cell table:style-name="ce3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olopom &gt; Kimaama-Riantana &gt; rian1263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Charlotte van Tongeren</text:p>
          </table:table-cell>
          <table:table-cell office:value-type="string" calcext:value-type="string">
            <text:p>van Tongeren, Charlotte 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ki-Gogodala &gt; suki1245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Mblafe-R⯭o &gt; mbla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kanu1280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 table:style-name="Default"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Default"/>
          <table:table-cell table:style-name="ce3" table:number-columns-repeated="2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la1377</text:p>
          </table:table-cell>
          <table:table-cell office:value-type="string" calcext:value-type="string">
            <text:p>Torres Strait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table:style-name="ce3" office:value-type="string" calcext:value-type="string">
            <text:p>Blust, Robert A.</text:p>
          </table:table-cell>
          <table:table-cell office:value-type="string" calcext:value-type="string">
            <text:p>Sketches of the Morphology and Phonology of Bornean Languages 1: Uma Juman (Kayan)</text:p>
          </table:table-cell>
          <table:table-cell office:value-type="string" calcext:value-type="string">
            <text:p>Papers in Western Austronesian Linguistics No. 2. A-33:8-122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-33</text:p>
          </table:table-cell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Court, C. &amp; Blust, R. &amp; Watuseke, F.</text:p>
          </table:table-cell>
          <table:table-cell/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Kayan-Murik-Modang &gt; Kayan-Murik &gt; Kayanic &gt; Rejang-Makaham Kayan &gt; Rejang Kayan &gt; umaj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Chinnery, E. W. Pearson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Kara (Papua New Guinea) &gt; lubu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nali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li1244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uot1243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128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k linkage &gt; lava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k linkage &gt; baro125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table:style-name="ce3" office:value-type="string" calcext:value-type="string">
            <text:p>Headland, Thomas N. and Healey, Alan</text:p>
          </table:table-cell>
          <table:table-cell table:style-name="ce3" office:value-type="string" calcext:value-type="string">
            <text:p>Grammatical Sketch of Casiguran Dumagat</text:p>
          </table:table-cell>
          <table:table-cell table:style-name="ce3" office:value-type="string" calcext:value-type="string">
            <text:p>In Papers in Philippine Linguistics 6, 1-54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Northeastern Luzon &gt; Nuclear Northeastern Luzon &gt; casi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table:style-name="ce3" office:value-type="string" calcext:value-type="string">
            <text:p>Franklin, Karl J. 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Southeast Kewa &gt; east251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table:style-name="ce3" office:value-type="string" calcext:value-type="string">
            <text:p>Franklin, Karl J. 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Southeast Kewa &gt; erav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table:style-name="ce3" office:value-type="string" calcext:value-type="string">
            <text:p>Franklin, Karl J. 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west259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table:style-name="ce3" office:value-type="string" calcext:value-type="string">
            <text:p>Elbert, Samuel H. </text:p>
          </table:table-cell>
          <table:table-cell table:style-name="ce3" office:value-type="string" calcext:value-type="string">
            <text:p>Puluwat Grammar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B-2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Puluwatese-Pollapese &gt; pulu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table:style-name="ce3" office:value-type="string" calcext:value-type="string">
            <text:p>Beaumont, Clive H.</text:p>
          </table:table-cell>
          <table:table-cell table:style-name="ce3" office:value-type="string" calcext:value-type="string">
            <text:p>The Tigak Language of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B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tiga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table:style-name="ce3" office:value-type="string" calcext:value-type="string">
            <text:p>de Vries, Lourens J.</text:p>
          </table:table-cell>
          <table:table-cell table:style-name="ce3" office:value-type="string" calcext:value-type="string">
            <text:p>A short grammar of Inanwatan: an endangered language of the Bird's head of Papua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an1242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table:style-name="ce3" office:value-type="string" calcext:value-type="string">
            <text:p>Eades, Domenyk</text:p>
          </table:table-cell>
          <table:table-cell table:style-name="ce3" office:value-type="string" calcext:value-type="string">
            <text:p>A grammar of Gayo: a language of Aceh, Sumat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west Sumatra-Barrier Islands &gt; gayo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 table:style-name="ce3" office:value-type="string" calcext:value-type="string">
            <text:p>Goodenough, W. H. and Sugita, H.</text:p>
          </table:table-cell>
          <table:table-cell table:style-name="ce3" office:value-type="string" calcext:value-type="string">
            <text:p>Trukese-English dictionary (Pwpwuken Tettenin Fóós: Chuuk-Ingenes)</text:p>
          </table:table-cell>
          <table:table-cell table:style-name="ce3"/>
          <table:table-cell table:style-name="ce3" office:value-type="string" calcext:value-type="string">
            <text:p>American Philosophical Society</text:p>
          </table:table-cell>
          <table:table-cell table:style-name="ce3"/>
          <table:table-cell table:style-name="ce3" office:value-type="string" calcext:value-type="string">
            <text:p>Philadelphi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Mortlockese-Trukese &gt; chuu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table:style-name="ce3" office:value-type="string" calcext:value-type="string">
            <text:p>Fagan, Joel L.</text:p>
          </table:table-cell>
          <table:table-cell table:style-name="ce3" office:value-type="string" calcext:value-type="string">
            <text:p>A Grammatical Analysis of Mono-Alu (Bougainville Straits, Solomon Islands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B-9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Mono-Uruavan &gt; mono127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Canala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New Caledonian &gt; Southern New Caledonian &gt; xara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string" calcext:value-type="string">
            <text:p>Tryon, Darrell T.</text:p>
          </table:table-cell>
          <table:table-cell office:value-type="string" calcext:value-type="string">
            <text:p>English-Dehu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-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Loyalty Islands &gt; dehu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table:style-name="ce3" office:value-type="string" calcext:value-type="string">
            <text:p>Tryon, Darrell T. and Dubois, Marie-Joseph</text:p>
          </table:table-cell>
          <table:table-cell table:style-name="ce3" office:value-type="string" calcext:value-type="string">
            <text:p>Nengon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string" calcext:value-type="string">
            <text:p>C-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Loyalty Islands &gt; neng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Arosi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kira &gt; aros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Grand Couli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1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New Caledonian &gt; Southern New Caledonian &gt; tiri125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Southern Cordilleran &gt; West Southern Cordilleran &gt; Nuclear Southern Cordilleran &gt; ibal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Bontok-Kankanay &gt; Kankanay &gt; kank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Bontok-Kankanay &gt; bont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ifug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ubanen &gt; Nuclear Subanen &gt; East Nuclear Subanen &gt; cent208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Danaw &gt; mara140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Danaw &gt; magu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South Bisayan &gt; Butuan-Tausug &gt; taus125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Tagalogic &gt; Tagalog-Filipino &gt; taga127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Borneo Malay &gt; Brunei-Bacan Malay &gt; saba126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table:style-name="ce3" office:value-type="string" calcext:value-type="string">
            <text:p>Geerts, P.</text:p>
          </table:table-cell>
          <table:table-cell table:style-name="ce3" office:value-type="string" calcext:value-type="string">
            <text:p>'Are'ar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4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Southern Malaita &gt; area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 table:style-name="ce3" office:value-type="string" calcext:value-type="string">
            <text:p>Parker, G.J.</text:p>
          </table:table-cell>
          <table:table-cell table:style-name="ce3" office:value-type="string" calcext:value-type="string">
            <text:p>Southeast Ambrym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sout285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Lau dictionary: with English index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C-2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lauu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 table:style-name="ce3" office:value-type="string" calcext:value-type="string">
            <text:p>Keesing, Roger M.</text:p>
          </table:table-cell>
          <table:table-cell table:style-name="ce3" office:value-type="string" calcext:value-type="string">
            <text:p>Kwai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3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kwai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 table:style-name="ce3" office:value-type="string" calcext:value-type="string">
            <text:p>Mager, John F.</text:p>
          </table:table-cell>
          <table:table-cell table:style-name="ce3" office:value-type="string" calcext:value-type="string">
            <text:p>Gedaged-English dictionary</text:p>
          </table:table-cell>
          <table:table-cell table:style-name="ce3"/>
          <table:table-cell table:style-name="ce3" office:value-type="string" calcext:value-type="string">
            <text:p>University of Michigan </text:p>
          </table:table-cell>
          <table:table-cell table:style-name="ce3"/>
          <table:table-cell table:style-name="ce3" office:value-type="string" calcext:value-type="string">
            <text:p>Columbus, Ohio</text:p>
          </table:table-cell>
          <table:table-cell table:style-name="ce3" office:value-type="float" office:value="1952" calcext:value-type="float">
            <text:p>195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ged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office:value-type="string" calcext:value-type="string">
            <text:p>Nayacakalou, R. R.</text:p>
          </table:table-cell>
          <table:table-cell office:value-type="string" calcext:value-type="string">
            <text:p>The Fijian system of kinship and marriage. Part II</text:p>
          </table:table-cell>
          <table:table-cell office:value-type="string" calcext:value-type="string">
            <text:p>Journal of the Polynesian Society. Volume 66</text:p>
          </table:table-cell>
          <table:table-cell table:number-columns-repeated="2"/>
          <table:table-cell office:value-type="string" calcext:value-type="string">
            <text:p>Auckland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East Fijian &gt; fiji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, Edwin M. Loeb, History and Traditions of Niue. Honolulu, Hawaii, The Museum, 1926.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Tongic &gt; niue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Tongic &gt; tong132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ast Uvean-Niuafo'ou &gt; wall12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ast24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puka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anut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tiko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Rennell-Bellona &gt; mung127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rel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Rennell-Bellona &gt; mung127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na-Aniwa &gt; west25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na-Aniwa &gt; aniw1237</text:p>
          </table:table-cell>
          <table:table-cell/>
          <table:table-cell office:value-type="string" calcext:value-type="string">
            <text:p>cross cousin marriage is prefere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eakau-Taumako &gt; taum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Samoan-Tokelauan &gt; samo130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Tuvalu &gt; sout286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Central Northern Outlier Polynesian &gt; onto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Carolinean Outlier Polynesian &gt; kapi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Samoan-Tokelauan &gt; toke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rapa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rq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140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/>
          <table:table-cell table:number-columns-repeated="2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ahitian-Austral &gt; tahi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uam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ahitian-Austral &gt; Austral &gt; tubu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pa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rotongan &gt; mang140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penr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rak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 table:style-name="ce3" office:value-type="string" calcext:value-type="string">
            <text:p>Tryon, Darrell T.</text:p>
          </table:table-cell>
          <table:table-cell table:style-name="ce3" office:value-type="string" calcext:value-type="string">
            <text:p>New Hebrides Languages: An Internal Classifica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5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Ambae &gt; east24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style-name="ce2" office:value-type="string" calcext:value-type="string">
            <text:p>Gregor, Tina</text:p>
          </table:table-cell>
          <table:table-cell office:value-type="string" calcext:value-type="string">
            <text:p>no title</text:p>
          </table:table-cell>
          <table:table-cell table:style-name="ce2" table:number-columns-repeated="4"/>
          <table:table-cell office:value-type="string" calcext:value-type="string">
            <text:p>no date</text:p>
          </table:table-cell>
          <table:table-cell table:style-name="ce2"/>
          <table:table-cell table:style-name="ce2" office:value-type="string" calcext:value-type="string">
            <text:p>misc</text:p>
          </table:table-cell>
          <table:table-cell table:style-name="ce2" table:number-columns-repeated="3"/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laka River &gt; yelm1242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 table:style-name="ce3" office:value-type="string" calcext:value-type="string">
            <text:p>Verheijen, Jilis A. J.</text:p>
          </table:table-cell>
          <table:table-cell table:style-name="ce3" office:value-type="string" calcext:value-type="string">
            <text:p>The Sama/Bajau Language in the Lesser Sunda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D-7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Basap-Greater Barito &gt; Greater Barito linkage &gt; Sama-Bajaw &gt; Sulu-Borneo &gt; Borneo Coast Bajaw &gt; indo131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Uradhi</text:p>
          </table:table-cell>
          <table:table-cell table:style-name="ce3" office:value-type="string" calcext:value-type="string">
            <text:p>Handbook of Australian Languages, Vol.3, 306–428</text:p>
          </table:table-cell>
          <table:table-cell table:style-name="ce3" office:value-type="string" calcext:value-type="string">
            <text:p>Australian National University Press 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Northern Pama &gt; Uradhic &gt; atam1239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office:value-type="string" calcext:value-type="string">
            <text:p>Landtman, Gunnar</text:p>
          </table:table-cell>
          <table:table-cell office:value-type="string" calcext:value-type="string">
            <text:p>The Kiwai Papuans of British New Guinea: A Nature-Born Instance of Rousseau's ideal Community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iwa1251: no Classification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style-name="ce3" office:value-type="string" calcext:value-type="string">
            <text:p>Keen, Sandra</text:p>
          </table:table-cell>
          <table:table-cell table:style-name="ce3" office:value-type="string" calcext:value-type="string">
            <text:p>Yukulta</text:p>
          </table:table-cell>
          <table:table-cell table:style-name="ce3" office:value-type="string" calcext:value-type="string">
            <text:p>Handbook of Australian Languages, 191 - 306</text:p>
          </table:table-cell>
          <table:table-cell table:style-name="ce3" office:value-type="string" calcext:value-type="string">
            <text:p>Australian National University Press 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ng1267a: no Classification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 table:style-name="ce3" office:value-type="string" calcext:value-type="string">
            <text:p>Williams, Francis Edgar</text:p>
          </table:table-cell>
          <table:table-cell table:style-name="ce3" office:value-type="string" calcext:value-type="string">
            <text:p>Papuans of the Trans-Fly</text:p>
          </table:table-cell>
          <table:table-cell table:style-name="ce3"/>
          <table:table-cell table:style-name="ce3" office:value-type="string" calcext:value-type="string">
            <text:p>Clarendon Press</text:p>
          </table:table-cell>
          <table:table-cell table:style-name="ce3"/>
          <table:table-cell table:style-name="ce3" office:value-type="string" calcext:value-type="string">
            <text:p>Oxford</text:p>
          </table:table-cell>
          <table:table-cell table:style-name="ce3" office:value-type="float" office:value="1936" calcext:value-type="float">
            <text:p>193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eme1244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 table:style-name="ce3" office:value-type="string" calcext:value-type="string">
            <text:p>Drabbe, Peter</text:p>
          </table:table-cell>
          <table:table-cell table:style-name="ce3" office:value-type="string" calcext:value-type="string">
            <text:p>Talen en dialecten van Zuid-West Nieuw-Guine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laka River &gt; makl1246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 table:style-name="ce3" office:value-type="string" calcext:value-type="string">
            <text:p>Dondorp, Anne and Shim, Jae-Wook</text:p>
          </table:table-cell>
          <table:table-cell table:style-name="ce3" office:value-type="string" calcext:value-type="string">
            <text:p>Wipi Grammar Essentials</text:p>
          </table:table-cell>
          <table:table-cell table:style-name="ce3" office:value-type="string" calcext:value-type="string">
            <text:p>SIL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ern Trans-Fly &gt; wipi1242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 table:style-name="ce3" office:value-type="string" calcext:value-type="string">
            <text:p>Ray, Sidney H.</text:p>
          </table:table-cell>
          <table:table-cell table:style-name="ce3" office:value-type="string" calcext:value-type="string">
            <text:p>The Languages of Cape York Peninsula: North Queensland</text:p>
          </table:table-cell>
          <table:table-cell table:style-name="ce3" office:value-type="string" calcext:value-type="string">
            <text:p>Linguistics p264-276</text:p>
          </table:table-cell>
          <table:table-cell table:style-name="ce3" office:value-type="string" calcext:value-type="string">
            <text:p>Cambridge University Press</text:p>
          </table:table-cell>
          <table:table-cell table:style-name="ce3" table:number-columns-repeated="2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/>
          <table:table-cell table:style-name="ce3" office:value-type="string" calcext:value-type="string">
            <text:p>Ray, Sidney H.</text:p>
          </table:table-cell>
          <table:table-cell table:style-name="ce3"/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Northern Pama &gt; Uradhic &gt; yadh123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office:value-type="string" calcext:value-type="string">
            <text:p>Quinn, Kyla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gunt1241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2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table:style-name="Default" office:value-type="string" calcext:value-type="string">
            <text:p>McKnight, David</text:p>
          </table:table-cell>
          <table:table-cell table:style-name="Default" office:value-type="string" calcext:value-type="string">
            <text:p>People, Countries, and the Rainbow Serpent</text:p>
          </table:table-cell>
          <table:table-cell table:style-name="Default" office:value-type="string" calcext:value-type="string">
            <text:p>Oxford Studies in Anthropological Linguistics 1999</text:p>
          </table:table-cell>
          <table:table-cell table:style-name="Default" table:number-columns-repeated="3"/>
          <table:table-cell table:style-name="Default" office:value-type="float" office:value="1999" calcext:value-type="float">
            <text:p>1999</text:p>
          </table:table-cell>
          <table:table-cell table:style-name="Default"/>
          <table:table-cell table:style-name="Default" office:value-type="string" calcext:value-type="string">
            <text:p>book</text:p>
          </table:table-cell>
          <table:table-cell table:style-name="Default" table:number-columns-repeated="3"/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lard124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table:style-name="ce3" office:value-type="string" calcext:value-type="string">
            <text:p>Lynch, John</text:p>
          </table:table-cell>
          <table:table-cell table:style-name="ce3" office:value-type="string" calcext:value-type="string">
            <text:p>Lenakel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string" calcext:value-type="string">
            <text:p>C-5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Northern Tanna linkage &gt; lena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Futuna-Aniwa dictionary, with grammatical introduction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C-5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table:style-name="ce3" office:value-type="string" calcext:value-type="string">
            <text:p>Tharp, James A. and Y-Bham ?uôn-ya.</text:p>
          </table:table-cell>
          <table:table-cell table:style-name="ce3" office:value-type="string" calcext:value-type="string">
            <text:p>A Rhade-English dictionary with English - Rhade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Aceh-Chamic &gt; Chamic &gt; Highlands Chamic &gt; Rade-Jarai &gt; rade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table:style-name="ce3" office:value-type="string" calcext:value-type="string">
            <text:p>Ranby, Peter</text:p>
          </table:table-cell>
          <table:table-cell table:style-name="ce3" office:value-type="string" calcext:value-type="string">
            <text:p>A Nanumea lexic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6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tuva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table:style-name="ce3" office:value-type="string" calcext:value-type="string">
            <text:p>Streicher, J. F.</text:p>
          </table:table-cell>
          <table:table-cell table:style-name="ce3" office:value-type="string" calcext:value-type="string">
            <text:p>Jabêm-English dicr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C-6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North Huon Gulf linkage &gt; yabe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table:style-name="ce3" office:value-type="string" calcext:value-type="string">
            <text:p>Morris, Cliff</text:p>
          </table:table-cell>
          <table:table-cell table:style-name="ce3" office:value-type="string" calcext:value-type="string">
            <text:p>Tetun - 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C-8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Central Timoric A &gt; Tetunic &gt; tetu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table:style-name="ce3" office:value-type="string" calcext:value-type="string">
            <text:p>Lindstrom, Lamont</text:p>
          </table:table-cell>
          <table:table-cell table:style-name="ce3" office:value-type="string" calcext:value-type="string">
            <text:p>Kwamera dictionary: Nikukua sai nagkiariien nininif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Southern Tanna &gt; kwam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table:style-name="ce3" office:value-type="string" calcext:value-type="string">
            <text:p>White, Geoffrey M. and Kokhonigita, Francis and Pulomana, Hugo</text:p>
          </table:table-cell>
          <table:table-cell table:style-name="ce3" office:value-type="string" calcext:value-type="string">
            <text:p>Cheke Holo (Maringe/Hograno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9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Santa Isabel &gt; East Santa Isabel &gt; chek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table:style-name="ce3" office:value-type="string" calcext:value-type="string">
            <text:p>Hamel, Patricia J.</text:p>
          </table:table-cell>
          <table:table-cell table:style-name="ce3" office:value-type="string" calcext:value-type="string">
            <text:p>A Grammar and Lexicon of Loniu, Papua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C-10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Admiralty Islands &gt; Eastern Admiralty Islands &gt; Manus &gt; Mokoreng-Loniu &gt; loni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table:style-name="ce3" office:value-type="string" calcext:value-type="string">
            <text:p>Hogan, David W. and Pattemore, Stephen W.</text:p>
          </table:table-cell>
          <table:table-cell table:style-name="ce3" office:value-type="string" calcext:value-type="string">
            <text:p>Urak Lawoi': basic structures and a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0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Singapore Archipelago Malay &gt; urak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am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A dictionary of Paames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office:value-type="string" calcext:value-type="string">
            <text:p>pama1238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table:style-name="ce3" office:value-type="string" calcext:value-type="string">
            <text:p>Buse, Jasper and Taringa, Raututi</text:p>
          </table:table-cell>
          <table:table-cell table:style-name="ce3" office:value-type="string" calcext:value-type="string">
            <text:p>Cook Islands Maori dictionary with English-Cook Islands Maori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ro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table:style-name="ce3" office:value-type="string" calcext:value-type="string">
            <text:p>Capell, Arthur and Layard, J.</text:p>
          </table:table-cell>
          <table:table-cell table:style-name="ce3" office:value-type="string" calcext:value-type="string">
            <text:p>Materials in Atchin, Malekula: Grammar, Vocabulary and Text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Uripiv-Wala-Rano-Atchin &gt; atch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table:style-name="ce3" office:value-type="string" calcext:value-type="string">
            <text:p>Visser, Eline and Yorre, Naim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table:style-name="ce3" office:value-type="float" office:value="2017" calcext:value-type="float">
            <text:p>201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est Bomberai &gt; kara149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tali1262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4" office:value-type="string" calcext:value-type="string">
            <text:p>-1.75</text:p>
          </table:table-cell>
          <table:table-cell table:style-name="ce4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kada1286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Taliabu &gt; mang1407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4" office:value-type="string" calcext:value-type="string">
            <text:p>-1.88 </text:p>
          </table:table-cell>
          <table:table-cell table:style-name="ce4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Sulaic &gt; mang1408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4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Sulaic &gt; sula1245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4" office:value-type="string" calcext:value-type="string">
            <text:p>-0.62</text:p>
          </table:table-cell>
          <table:table-cell table:style-name="ce4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Borneo Malay &gt; Brunei-Bacan Malay &gt; baca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8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9: no Classification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4" office:value-type="string" calcext:value-type="string">
            <text:p>1.95 </text:p>
          </table:table-cell>
          <table:table-cell table:style-name="ce4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Galela-Loloda &gt; lolo1264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Ternatean &gt; tido1248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4" office:value-type="string" calcext:value-type="string">
            <text:p>1.21</text:p>
          </table:table-cell>
          <table:table-cell table:style-name="ce4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Kao River &gt; Paguic &gt; pagu1249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4" office:value-type="string" calcext:value-type="string">
            <text:p>1.40</text:p>
          </table:table-cell>
          <table:table-cell table:style-name="ce4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Kao River &gt; modo1249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do1248a: no Classification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4" office:value-type="string" calcext:value-type="string">
            <text:p>0.51 </text:p>
          </table:table-cell>
          <table:table-cell table:style-name="ce4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Sawai &gt; weda124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4" office:value-type="string" calcext:value-type="string">
            <text:p>1.00 </text:p>
          </table:table-cell>
          <table:table-cell table:style-name="ce4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Buli (Indonesia) &gt; buli1256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sawa1247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4" office:value-type="string" calcext:value-type="string">
            <text:p>0.34 </text:p>
          </table:table-cell>
          <table:table-cell table:style-name="ce4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pata1260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4" office:value-type="string" calcext:value-type="string">
            <text:p>0.59</text:p>
          </table:table-cell>
          <table:table-cell table:style-name="ce4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maba1278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4" office:value-type="string" calcext:value-type="string">
            <text:p>-0.43 </text:p>
          </table:table-cell>
          <table:table-cell table:style-name="ce4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East Makian-Gane &gt; gan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table:style-name="ce3" office:value-type="string" calcext:value-type="string">
            <text:p>Salas Reyes, Vicente</text:p>
          </table:table-cell>
          <table:table-cell table:style-name="ce3" office:value-type="string" calcext:value-type="string">
            <text:p>Dictionary (of Root Words and Derivations), Aklanon to English. (A Study of the Aklanon Dialect, 2.)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ustronesian &gt; Malayo-Polynesian &gt; Greater Central Philippine &gt; Central Philippine &gt; Bisayan &gt; West Bisayan &gt; Aklan &gt; akla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orth, Gregory. From Symmetry to Asymmetry. An Evolutionary Interpretation of Eastern Sumbanese Relationship Terminology. Anthropos 85 4/6 1990 p373-392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string" calcext:value-type="string">
            <text:p>Anthropos 85 4/6 p373-392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Flores-Sumba-Hawu &gt; Sumba-Hawu &gt; Sumba &gt; Central-East Sumbanese &gt; kamb129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table:style-name="ce3" office:value-type="string" calcext:value-type="string">
            <text:p>Schulte Nordholt, R. G.</text:p>
          </table:table-cell>
          <table:table-cell table:style-name="ce3" office:value-type="string" calcext:value-type="string">
            <text:p>The political system of the Atoni of Timor</text:p>
          </table:table-cell>
          <table:table-cell table:style-name="ce3" office:value-type="string" calcext:value-type="string">
            <text:p>Verhandelingen van het Koninklijk Instituut voor Taal-, Land- en Volkenkunde, 60.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Nijhoff, Martinus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Western Timoric A &gt; Uab Metoic &gt; uabm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. 312pp.) </text:p>
          </table:table-cell>
          <table:table-cell table:style-name="ce3" office:value-type="string" calcext:value-type="string">
            <text:p>Lincoln, Peter Craig</text:p>
          </table:table-cell>
          <table:table-cell table:style-name="ce3" office:value-type="string" calcext:value-type="string">
            <text:p>Describing Banoni: An Austronesian Language of Southwest Bougainville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1976" calcext:value-type="float">
            <text:p>1976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Banoni-Piva &gt; bann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string" calcext:value-type="string">
            <text:p>Janowski, Monica</text:p>
          </table:table-cell>
          <table:table-cell office:value-type="string" calcext:value-type="string">
            <text:p>Being 'Big', Beeing 'Good': Feeding, kinship, potency and status among the Kelabit of Sarawak</text:p>
          </table:table-cell>
          <table:table-cell office:value-type="string" calcext:value-type="string">
            <text:p>Kinship and Food in South East Asia, NIAS No. 38</text:p>
          </table:table-cell>
          <table:table-cell office:value-type="string" calcext:value-type="string">
            <text:p>Nordic Institute of Asian Studies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table:style-name="ce3" office:value-type="string" calcext:value-type="string">
            <text:p>misc</text:p>
          </table:table-cell>
          <table:table-cell/>
          <table:table-cell office:value-type="string" calcext:value-type="string">
            <text:p>Janowski, Monica &amp; Kerlogue, Fiona</text:p>
          </table:table-cell>
          <table:table-cell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North Sarawakan &gt; Dayic &gt; Kelabitic &gt; Kelabit &gt; bari128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table:style-name="ce3" office:value-type="string" calcext:value-type="string">
            <text:p>Dempwolff, Otto</text:p>
          </table:table-cell>
          <table:table-cell table:style-name="ce3" office:value-type="string" calcext:value-type="string">
            <text:p>Beiträge zur Kenntnis der Sprache von Bilibili</text:p>
          </table:table-cell>
          <table:table-cell table:style-name="ce3" office:value-type="string" calcext:value-type="string">
            <text:p>Mitteilungen des Seminars für Orientalische Sprachen 12. 221-261</text:p>
          </table:table-cell>
          <table:table-cell table:style-name="ce3" table:number-columns-repeated="3"/>
          <table:table-cell table:style-name="ce3" office:value-type="float" office:value="1909" calcext:value-type="float">
            <text:p>1909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bilb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table:style-name="ce3" office:value-type="string" calcext:value-type="string">
            <text:p>Thambiah, Shanthi</text:p>
          </table:table-cell>
          <table:table-cell table:style-name="ce3" office:value-type="string" calcext:value-type="string">
            <text:p>The emergence of the ethnic category Bhuket: diversity and the collective hunter-gatherer identity in Borneo</text:p>
          </table:table-cell>
          <table:table-cell table:style-name="ce3" office:value-type="string" calcext:value-type="string">
            <text:p>Beyond the green myth: Borneo's hunter-gatherers in the 21st century, 91-109</text:p>
          </table:table-cell>
          <table:table-cell table:style-name="ce3" office:value-type="string" calcext:value-type="string">
            <text:p>Nordic Institute of Asian Studies</text:p>
          </table:table-cell>
          <table:table-cell table:style-name="ce3"/>
          <table:table-cell table:style-name="ce3" office:value-type="string" calcext:value-type="string">
            <text:p>Copenhag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Sercombe, Peter &amp; Sellato, Bernard 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Sarawak-Melanau-Kajang &gt; Punan-Muller-Schwaner &gt; Punan &gt; Bukitanic-Busangic &gt; Bukat-Ukit-Beketan-Lugat-Lisum &gt; buka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. xvi+562pp.) </text:p>
          </table:table-cell>
          <table:table-cell table:style-name="ce3" office:value-type="string" calcext:value-type="string">
            <text:p>Grimes, Charles E. </text:p>
          </table:table-cell>
          <table:table-cell table:style-name="ce3" office:value-type="string" calcext:value-type="string">
            <text:p>The Buru Language of Eastern Indonesia</text:p>
          </table:table-cell>
          <table:table-cell table:style-name="ce3"/>
          <table:table-cell table:number-columns-repeated="2" table:style-name="ce3" office:value-type="string" calcext:value-type="string">
            <text:p>Dept. of Linguistics, Research School of Pacific Studies, Australian Natl. Univ.</text:p>
          </table:table-cell>
          <table:table-cell table:style-name="ce3" office:value-type="string" calcext:value-type="string">
            <text:p>Canberr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Buruic &gt; buru130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table:style-name="ce3" office:value-type="string" calcext:value-type="string">
            <text:p>Wolff, John Ulrich</text:p>
          </table:table-cell>
          <table:table-cell table:style-name="ce3" office:value-type="string" calcext:value-type="string">
            <text:p>A dictionary of Cebuano Visayan</text:p>
          </table:table-cell>
          <table:table-cell table:style-name="ce3"/>
          <table:table-cell table:style-name="ce3" office:value-type="string" calcext:value-type="string">
            <text:p>Cornell University, Southeast Asia Program and Linguistic Society of the Philippines</text:p>
          </table:table-cell>
          <table:table-cell table:style-name="ce3" table:number-columns-repeated="2"/>
          <table:table-cell table:style-name="ce3" office:value-type="float" office:value="1972" calcext:value-type="float">
            <text:p>197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cebu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table:style-name="ce3" office:value-type="string" calcext:value-type="string">
            <text:p>von Preissig, Edward R.</text:p>
          </table:table-cell>
          <table:table-cell table:style-name="ce3" office:value-type="string" calcext:value-type="string">
            <text:p>Dictionary and Grammar of the Chamorro Language of the Island of Guam</text:p>
          </table:table-cell>
          <table:table-cell table:style-name="ce3"/>
          <table:table-cell table:style-name="ce3" office:value-type="string" calcext:value-type="string">
            <text:p>Government Printing Office</text:p>
          </table:table-cell>
          <table:table-cell table:style-name="ce3" table:number-columns-repeated="2"/>
          <table:table-cell table:style-name="ce3" office:value-type="float" office:value="1918" calcext:value-type="float">
            <text:p>191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ham131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. xxvii+545pp.) </text:p>
          </table:table-cell>
          <table:table-cell table:style-name="ce3" office:value-type="string" calcext:value-type="string">
            <text:p>Sudarsono, P. D.</text:p>
          </table:table-cell>
          <table:table-cell table:style-name="ce3" office:value-type="string" calcext:value-type="string">
            <text:p>Description of the Bakatik Dayak language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Land Dayak &gt; Benyadu-Bekati &gt; Bakati' &gt; beka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table:style-name="ce3" office:value-type="string" calcext:value-type="string">
            <text:p>Atchison, Martin B.</text:p>
          </table:table-cell>
          <table:table-cell table:style-name="ce3" office:value-type="string" calcext:value-type="string">
            <text:p>Dobuan grammar</text:p>
          </table:table-cell>
          <table:table-cell table:style-name="ce3"/>
          <table:table-cell table:style-name="ce3" office:value-type="string" calcext:value-type="string">
            <text:p>Joseph Biddulph </text:p>
          </table:table-cell>
          <table:table-cell table:style-name="ce3" table:number-columns-repeated="2"/>
          <table:table-cell table:style-name="ce3" office:value-type="float" office:value="1995" calcext:value-type="float">
            <text:p>199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Nuclear Papuan Tip linkage &gt; North Papuan Mainland-D'Entrecasteaux linkage &gt; Dobu-Duau linkage &gt; dobu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table:style-name="ce3" office:value-type="string" calcext:value-type="string">
            <text:p>de Jong, Josselin and Benjamin, Jan Petrus</text:p>
          </table:table-cell>
          <table:table-cell table:style-name="ce3" office:value-type="string" calcext:value-type="string">
            <text:p>Studies in Indonesian Culture II: The community of Erai (Wetar)</text:p>
          </table:table-cell>
          <table:table-cell table:style-name="ce3"/>
          <table:table-cell table:style-name="ce3" office:value-type="string" calcext:value-type="string">
            <text:p>Nederlandsche Akademie van Wetenschappen</text:p>
          </table:table-cell>
          <table:table-cell table:style-name="ce3"/>
          <table:table-cell table:style-name="ce3" office:value-type="string" calcext:value-type="string">
            <text:p>Amsterdam</text:p>
          </table:table-cell>
          <table:table-cell table:style-name="ce3" office:value-type="float" office:value="1947" calcext:value-type="float">
            <text:p>194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Northern Timoric A &gt; Wetar &gt; iliu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. 286pp.) </text:p>
          </table:table-cell>
          <table:table-cell table:style-name="ce3" office:value-type="string" calcext:value-type="string">
            <text:p>Calimag, Estrella de Lara</text:p>
          </table:table-cell>
          <table:table-cell table:style-name="ce3" office:value-type="string" calcext:value-type="string">
            <text:p>A Gaddang word list with English equivalents</text:p>
          </table:table-cell>
          <table:table-cell table:style-name="ce3"/>
          <table:table-cell table:number-columns-repeated="2" table:style-name="ce3" office:value-type="string" calcext:value-type="string">
            <text:p>Columbia University</text:p>
          </table:table-cell>
          <table:table-cell table:style-name="ce3"/>
          <table:table-cell table:style-name="ce3" office:value-type="float" office:value="1965" calcext:value-type="float">
            <text:p>196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Cagayan Valley &gt; Ibanagic &gt; Gaddangic &gt; Cagayan-Baliwon Gaddang &gt; gadd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alan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Buhid-Taubuid &gt; Batangan &gt; west255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Buhid-Taubuid &gt; buhi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hanu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West Bisayan &gt; Kuyan &gt; Datagnon-Santa Teresa-Semirara &gt; rata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iray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tady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string" calcext:value-type="string">
            <text:p>Harding, <text:s/>Thomas G.</text:p>
          </table:table-cell>
          <table:table-cell office:value-type="string" calcext:value-type="string">
            <text:p>Cultures of the Pacific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Ibanic &gt; iban126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table:style-name="ce3" office:value-type="string" calcext:value-type="string">
            <text:p>Gatan, Marino</text:p>
          </table:table-cell>
          <table:table-cell table:style-name="ce3" office:value-type="string" calcext:value-type="string">
            <text:p>Ibanag indigenous religious beliefs: a study in culture and education</text:p>
          </table:table-cell>
          <table:table-cell table:style-name="ce3"/>
          <table:table-cell table:style-name="ce3" office:value-type="string" calcext:value-type="string">
            <text:p>University of Michigan Library</text:p>
          </table:table-cell>
          <table:table-cell table:style-name="ce3"/>
          <table:table-cell table:style-name="ce3" office:value-type="string" calcext:value-type="string">
            <text:p>Michigan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Cagayan Valley &gt; Ibanagic &gt; iban126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. xix+520pp.) </text:p>
          </table:table-cell>
          <table:table-cell table:style-name="ce3" office:value-type="string" calcext:value-type="string">
            <text:p>Goudswaard, Nelleke</text:p>
          </table:table-cell>
          <table:table-cell table:style-name="ce3" office:value-type="string" calcext:value-type="string">
            <text:p>The Begak (Ida'an) Language of Sabah</text:p>
          </table:table-cell>
          <table:table-cell table:style-name="ce3"/>
          <table:table-cell table:number-columns-repeated="2" table:style-name="ce3" office:value-type="string" calcext:value-type="string">
            <text:p>Vrije Universiteit Amsterdam</text:p>
          </table:table-cell>
          <table:table-cell table:style-name="ce3" office:value-type="string" calcext:value-type="string">
            <text:p>Utrecht, Amsterdam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office:value-type="string" calcext:value-type="string">
            <text:p>Austronesian &gt; Malayo-Polynesian &gt; North Borneo Malayo-Polynesian &gt; Northeast Sabahan &gt; idaa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table:style-name="ce3" office:value-type="string" calcext:value-type="string">
            <text:p>Elbert, Samuel H.</text:p>
          </table:table-cell>
          <table:table-cell table:style-name="ce3" office:value-type="string" calcext:value-type="string">
            <text:p>A vocabulary of Mele and Fila words</text:p>
          </table:table-cell>
          <table:table-cell table:style-name="ce3" office:value-type="string" calcext:value-type="string">
            <text:p>Pacific And Regional Archive for Digital Sources in Endangered Cultures </text:p>
          </table:table-cell>
          <table:table-cell table:style-name="ce3" table:number-columns-repeated="3"/>
          <table:table-cell table:style-name="ce3" office:value-type="float" office:value="1900" calcext:value-type="float">
            <text:p>1900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mele125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table:style-name="ce3" office:value-type="string" calcext:value-type="string">
            <text:p>Agcaoili, Aurelio Solver</text:p>
          </table:table-cell>
          <table:table-cell table:style-name="ce3" office:value-type="string" calcext:value-type="string">
            <text:p>English-Ilokano Dictionary</text:p>
          </table:table-cell>
          <table:table-cell table:style-name="ce3"/>
          <table:table-cell table:style-name="ce3" office:value-type="string" calcext:value-type="string">
            <text:p>Cornerstone of Arts &amp; Scienc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office:value-type="string" calcext:value-type="string">
            <text:p>Austronesian &gt; Malayo-Polynesian &gt; Northern Luzon &gt; ilok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table:style-name="ce3" office:value-type="string" calcext:value-type="string">
            <text:p>Yamada, Yukihiro</text:p>
          </table:table-cell>
          <table:table-cell table:style-name="ce3" office:value-type="string" calcext:value-type="string">
            <text:p>A preliminary Itbayaten vocabulary</text:p>
          </table:table-cell>
          <table:table-cell table:style-name="ce3"/>
          <table:table-cell table:style-name="ce3" office:value-type="string" calcext:value-type="string">
            <text:p>Institute of Asian Studies, University of the Philippin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table:style-name="ce3" office:value-type="float" office:value="1966" calcext:value-type="float">
            <text:p>196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office:value-type="string" calcext:value-type="string">
            <text:p>Austronesian &gt; Malayo-Polynesian &gt; Batanic &gt; Yami-Itbayat &gt; ivat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string" calcext:value-type="string">
            <text:p>unknown3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Austronesian &gt; Malayo-Polynesian &gt; Malayo-Sumbawan &gt; North and East Malayo-Sumbawan &gt; Malayic &gt; Nuclear Malayic &gt; Indonesian Archipelago Malay &gt; indo131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Robson, S. O. The Terminology of Javanese Kinship. Bijdragen tot de Taal-, Land- en Volkenkunde Deel 143, 4de Afl. (1987), pp. 507-518 </text:p>
          </table:table-cell>
          <table:table-cell office:value-type="string" calcext:value-type="string">
            <text:p>Robson, S. O.</text:p>
          </table:table-cell>
          <table:table-cell office:value-type="string" calcext:value-type="string">
            <text:p>The Terminology of Javanese Kinship</text:p>
          </table:table-cell>
          <table:table-cell office:value-type="string" calcext:value-type="string">
            <text:p>Bijdragen tot de Taal-, Land- en Volkenkunde</text:p>
          </table:table-cell>
          <table:table-cell office:value-type="string" calcext:value-type="string">
            <text:p>Brill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v</text:p>
          </table:table-cell>
          <table:table-cell office:value-type="string" calcext:value-type="string">
            <text:p>Austronesian &gt; Malayo-Polynesian &gt; Javanesic &gt; Modern Javanese &gt; java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. 599pp.) </text:p>
          </table:table-cell>
          <table:table-cell table:style-name="ce3" office:value-type="string" calcext:value-type="string">
            <text:p>Afable, Patricia Okubo</text:p>
          </table:table-cell>
          <table:table-cell table:style-name="ce3" office:value-type="string" calcext:value-type="string">
            <text:p>Language, culture, and society in a Kallahan community, northern Luzon, Philippines</text:p>
          </table:table-cell>
          <table:table-cell table:style-name="ce3"/>
          <table:table-cell table:number-columns-repeated="2" table:style-name="ce3" office:value-type="string" calcext:value-type="string">
            <text:p>Yale University</text:p>
          </table:table-cell>
          <table:table-cell table:style-name="ce3" office:value-type="string" calcext:value-type="string">
            <text:p>New Haven</text:p>
          </table:table-cell>
          <table:table-cell table:style-name="ce3" office:value-type="float" office:value="1989" calcext:value-type="float">
            <text:p>198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office:value-type="string" calcext:value-type="string">
            <text:p>Austronesian &gt; Malayo-Polynesian &gt; Northern Luzon &gt; Meso-Cordilleran &gt; South-Central Cordilleran &gt; Southern Cordilleran &gt; West Southern Cordilleran &gt; Nuclear Southern Cordilleran &gt; Kalanguya &gt; ahin123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. 417pp.) </text:p>
          </table:table-cell>
          <table:table-cell table:style-name="ce3" office:value-type="string" calcext:value-type="string">
            <text:p>Pan, Chia-jung</text:p>
          </table:table-cell>
          <table:table-cell table:style-name="ce3" office:value-type="string" calcext:value-type="string">
            <text:p>A Grammar of Lha'alua, an Austronesian Language of Taiwan</text:p>
          </table:table-cell>
          <table:table-cell table:style-name="ce3"/>
          <table:table-cell table:number-columns-repeated="2" table:style-name="ce3" office:value-type="string" calcext:value-type="string">
            <text:p>James Cook University</text:p>
          </table:table-cell>
          <table:table-cell table:style-name="ce3"/>
          <table:table-cell table:style-name="ce3" office:value-type="float" office:value="2012" calcext:value-type="float">
            <text:p>2012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office:value-type="string" calcext:value-type="string">
            <text:p>Austronesian &gt; Tsouic &gt; Kanakanavu-Saaroa &gt; saar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 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 </text:p>
          </table:table-cell>
          <table:table-cell table:style-name="ce3" office:value-type="string" calcext:value-type="string">
            <text:p>Parker, Luther</text:p>
          </table:table-cell>
          <table:table-cell table:style-name="ce3" office:value-type="string" calcext:value-type="string">
            <text:p>An English-Spanish-Pampango dictionary</text:p>
          </table:table-cell>
          <table:table-cell table:style-name="ce3"/>
          <table:table-cell table:number-columns-repeated="2" table:style-name="ce3" office:value-type="string" calcext:value-type="string">
            <text:p>American Book and News Co</text:p>
          </table:table-cell>
          <table:table-cell table:style-name="ce3" office:value-type="string" calcext:value-type="string">
            <text:p>Manila</text:p>
          </table:table-cell>
          <table:table-cell table:style-name="ce3" office:value-type="float" office:value="1905" calcext:value-type="float">
            <text:p>19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office:value-type="string" calcext:value-type="string">
            <text:p>Austronesian &gt; Malayo-Polynesian &gt; Central Luzon &gt; pamp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lamm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Teiwa-Sar &gt; teiw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Straits West Alor &gt; Blagaric &gt; blag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Kui (Indonesia) &gt; kira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Straits West Alor &gt; Adang-Hamap-Kabola &gt; adan125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abui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kama136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East Alor &gt; wers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. 180pp.)</text:p>
          </table:table-cell>
          <table:table-cell office:value-type="string" calcext:value-type="string">
            <text:p>Fitzsimons, Matthew</text:p>
          </table:table-cell>
          <table:table-cell office:value-type="string" calcext:value-type="string">
            <text:p>Zabana: A grammar of a Solomon Islands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asterthesis</text:p>
          </table:table-cell>
          <table:table-cell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West Santa Isabel &gt; zab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 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table:style-name="ce3" office:value-type="string" calcext:value-type="string">
            <text:p>Senft, Gunter</text:p>
          </table:table-cell>
          <table:table-cell table:style-name="ce3" office:value-type="string" calcext:value-type="string">
            <text:p>Kilivila: The Language of the Trobriand Islanders</text:p>
          </table:table-cell>
          <table:table-cell table:style-name="ce3" office:value-type="string" calcext:value-type="string">
            <text:p>Mouton Grammar Library, 3.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1986" calcext:value-type="float">
            <text:p>198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Peripheral Papuan Tip linkage &gt; Kilivila-Misima &gt; Kilivilic &gt; Kilivila-Muyuw &gt; kili126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Patpatar-Minigir-Tolai &gt; Minigir-Tolai &gt; kuan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pi</text:p>
          </table:table-cell>
          <table:table-cell office:value-type="string" calcext:value-type="string">
            <text:p>Indo-European &gt; Germanic &gt; Northwest Germanic &gt; West Germanic &gt; North Sea Germanic &gt; Anglo-Frisian &gt; Anglian &gt; Mercian &gt; Macro-English &gt; Pacific Creole English &gt; Early Melanesian Pidgin &gt; tokp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 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table:style-name="ce3" office:value-type="string" calcext:value-type="string">
            <text:p>Kelen, Herman and Nishiyama, Kunio</text:p>
          </table:table-cell>
          <table:table-cell table:style-name="ce3" office:value-type="string" calcext:value-type="string">
            <text:p>A Grammar of Lamaholot, Eastern Indonesia: The morphology and syntax of the Lewoingu dialect</text:p>
          </table:table-cell>
          <table:table-cell table:style-name="ce3" office:value-type="string" calcext:value-type="string">
            <text:p>Languages of the World/Materials, 467.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office:value-type="string" calcext:value-type="string">
            <text:p>Austronesian &gt; Malayo-Polynesian &gt; Central-Eastern Malayo-Polynesian &gt; Central Malayo-Polynesian &gt; Flores-Lembata &gt; Sika-Lamaholot &gt; Lamaholotic &gt; Lamaholot Barat &gt; lama127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 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. 415pp.) </text:p>
          </table:table-cell>
          <table:table-cell table:style-name="ce3" office:value-type="string" calcext:value-type="string">
            <text:p>Van Der Mark, Sheena</text:p>
          </table:table-cell>
          <table:table-cell table:style-name="ce3" office:value-type="string" calcext:value-type="string">
            <text:p>A Grammar of Vinitiri: An Austronesian language from Papua New Guinea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Patpatar-Minigir-Tolai &gt; Minigir-Tolai &gt; mini125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 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. 598pp.) </text:p>
          </table:table-cell>
          <table:table-cell table:style-name="ce3" office:value-type="string" calcext:value-type="string">
            <text:p>Hudson, Alfred B.</text:p>
          </table:table-cell>
          <table:table-cell table:style-name="ce3" office:value-type="string" calcext:value-type="string">
            <text:p>Padju Epat: The ethnography and social structure of a Ma'anjan Dajak group in Southeastern Borneo</text:p>
          </table:table-cell>
          <table:table-cell table:style-name="ce3"/>
          <table:table-cell table:number-columns-repeated="2" table:style-name="ce3" office:value-type="string" calcext:value-type="string">
            <text:p>Cornell University</text:p>
          </table:table-cell>
          <table:table-cell table:style-name="ce3"/>
          <table:table-cell table:style-name="ce3" office:value-type="float" office:value="1967" calcext:value-type="float">
            <text:p>196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office:value-type="string" calcext:value-type="string">
            <text:p>Austronesian &gt; Malayo-Polynesian &gt; Basap-Greater Barito &gt; Greater Barito linkage &gt; Southeast Barito &gt; Maanyan-Paku &gt; maan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 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style-name="ce3" office:value-type="string" calcext:value-type="string">
            <text:p>Hicks, David</text:p>
          </table:table-cell>
          <table:table-cell table:style-name="ce3" office:value-type="string" calcext:value-type="string">
            <text:p>A Relationship Terminology of Asymmetric Prescriptive Alliance among the Manggarai of Eastern Indonesi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Flores-Sumba-Hawu &gt; Flores Barat &gt; Manggarai-Rembong-Komodo &gt; Manggarai-Rembong &gt; mang140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string" calcext:value-type="string">
            <text:p>Wedgewood, Camilla H.</text:p>
          </table:table-cell>
          <table:table-cell office:value-type="string" calcext:value-type="string">
            <text:p>Manam Kinship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office:value-type="string" calcext:value-type="string">
            <text:p>29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Schouten linkage &gt; Kairiru-Manam &gt; Manamic linkage &gt; Bam-Manam &gt; Manam-Sepa &gt; mana129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string" calcext:value-type="string">
            <text:p>Elkins, Richard E. Elkins</text:p>
          </table:table-cell>
          <table:table-cell office:value-type="string" calcext:value-type="string">
            <text:p>Three Models of Western Bukidnon Manobo Kinship</text:p>
          </table:table-cell>
          <table:table-cell office:value-type="string" calcext:value-type="string">
            <text:p>Ethnology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office:value-type="string" calcext:value-type="string">
            <text:p>Austronesian &gt; Malayo-Polynesian &gt; Greater Central Philippine &gt; Manobo &gt; Central and Southern Manobo &gt; East-West-Central Manobo &gt; West Manobo &gt; WBM-Livunganen-Ilianen &gt; west255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 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table:style-name="ce3" office:value-type="string" calcext:value-type="string">
            <text:p>Kerr, Harland B.</text:p>
          </table:table-cell>
          <table:table-cell table:style-name="ce3" office:value-type="string" calcext:value-type="string">
            <text:p>Cotabato Manobo ethnography</text:p>
          </table:table-cell>
          <table:table-cell table:style-name="ce3" office:value-type="string" calcext:value-type="string">
            <text:p>Studies in Philippine Linguistics</text:p>
          </table:table-cell>
          <table:table-cell table:style-name="ce3"/>
          <table:table-cell table:style-name="ce3" office:value-type="string" calcext:value-type="string">
            <text:p>University of Sydney</text:p>
          </table:table-cell>
          <table:table-cell table:style-name="ce3" office:value-type="string" calcext:value-type="string">
            <text:p>Sydney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office:value-type="string" calcext:value-type="string">
            <text:p>Austronesian &gt; Malayo-Polynesian &gt; Greater Central Philippine &gt; Manobo &gt; Central and Southern Manobo &gt; South Manobo &gt; Sarangani-Tasaday-Cotabato &gt; cota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string" calcext:value-type="string">
            <text:p>Rynkiewich, Michael</text:p>
          </table:table-cell>
          <table:table-cell office:value-type="string" calcext:value-type="string">
            <text:p>Soul, Self, and Society: A Postmodern Anthropology for Mission in a Postcolonial World</text:p>
          </table:table-cell>
          <table:table-cell/>
          <table:table-cell table:style-name="ce3" office:value-type="string" calcext:value-type="string">
            <text:p>Cascade Books </text:p>
          </table:table-cell>
          <table:table-cell table:style-name="ce3"/>
          <table:table-cell/>
          <table:table-cell table:style-name="ce3"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mars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 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table:style-name="ce3" office:value-type="string" calcext:value-type="string">
            <text:p>Chowning Ann and Goodenough Ward H.</text:p>
          </table:table-cell>
          <table:table-cell table:style-name="ce3" office:value-type="string" calcext:value-type="string">
            <text:p>A dictionary of the Lakalai (Nakanai) language of New Britain, Papua New Guinea</text:p>
          </table:table-cell>
          <table:table-cell table:style-name="ce3" table:number-columns-repeated="4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Willaumez linkage &gt; Nakanai-Meramera &gt; naka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string" calcext:value-type="string">
            <text:p>Ross, Malcolm D.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taki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 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 </text:p>
          </table:table-cell>
          <table:table-cell table:style-name="ce3" office:value-type="string" calcext:value-type="string">
            <text:p>Lawrence, A. E.</text:p>
          </table:table-cell>
          <table:table-cell table:style-name="ce3" office:value-type="string" calcext:value-type="string">
            <text:p>A vocabulary of Mukah Milano</text:p>
          </table:table-cell>
          <table:table-cell table:style-name="ce3" office:value-type="string" calcext:value-type="string">
            <text:p>Sarawak Museum Journal</text:p>
          </table:table-cell>
          <table:table-cell table:style-name="ce3" table:number-columns-repeated="3"/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office:value-type="string" calcext:value-type="string">
            <text:p>Austronesian &gt; Malayo-Polynesian &gt; North Borneo Malayo-Polynesian &gt; Sarawak-Melanau-Kajang &gt; Melanau &gt; cent210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string" calcext:value-type="string">
            <text:p>unknown5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office:value-type="string" calcext:value-type="string">
            <text:p>Austronesian &gt; Malayo-Polynesian &gt; Basap-Greater Barito &gt; Greater Barito linkage &gt; Southeast Barito &gt; Malagasic &gt; North-Central Malagasic &gt; Central Malagasic &gt; Northern Central Malagasic &gt; Northeast Central Malagasic &gt; Bara-Merina &gt; plat125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string" calcext:value-type="string">
            <text:p>Thomas, Lynn L.</text:p>
          </table:table-cell>
          <table:table-cell office:value-type="string" calcext:value-type="string">
            <text:p>Crow-Type Skewing in Akan Kinship Vocabulary and Its Absence in Minangkabau</text:p>
          </table:table-cell>
          <table:table-cell office:value-type="string" calcext:value-type="string">
            <text:p>American Ethnologist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ustronesian &gt; Malayo-Polynesian &gt; Malayo-Sumbawan &gt; North and East Malayo-Sumbawan &gt; Malayic &gt; Nuclear Malayic &gt; Minangkabauic &gt; mina126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string" calcext:value-type="string">
            <text:p>Odango, Emerson</text:p>
          </table:table-cell>
          <table:table-cell office:value-type="string" calcext:value-type="string">
            <text:p>Afféú Fangani ‘Join Together’: A Morphophonemic Analysis Of Possessive Suffix Paradigms And A Discourse-Based Ethnography Of The Elicitation Session In Pakin Lukunosh Mortlockese</text:p>
          </table:table-cell>
          <table:table-cell/>
          <table:table-cell table:number-columns-repeated="2" office:value-type="string" calcext:value-type="string">
            <text:p>University of Hawai'i at Mānoa</text:p>
          </table:table-cell>
          <table:table-cell/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Mortlockese-Trukese &gt; mort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 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AND: Lane, Robert B. A Reconsideration of Malayo-Polynesian Social Organzation. Carnegie Institute of Technology. American Anthropologist 63. 1961.</text:p>
          </table:table-cell>
          <table:table-cell table:style-name="ce3" office:value-type="string" calcext:value-type="string">
            <text:p>Codrington, Robert and Palmer, Jim</text:p>
          </table:table-cell>
          <table:table-cell table:style-name="ce3" office:value-type="string" calcext:value-type="string">
            <text:p>A dictionary of the language of Mota, Sugarloaf Island, Banks Islands</text:p>
          </table:table-cell>
          <table:table-cell table:style-name="ce3"/>
          <table:table-cell table:style-name="ce3" office:value-type="string" calcext:value-type="string">
            <text:p>Society for Promoting Christian Knowledge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896" calcext:value-type="float">
            <text:p>18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ot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string" calcext:value-type="string">
            <text:p>Groves, Murray</text:p>
          </table:table-cell>
          <table:table-cell office:value-type="string" calcext:value-type="string">
            <text:p>Motu Kinship Terminology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Peripheral Papuan Tip linkage &gt; Central Papuan Oceanic &gt; West Central Papuan linkage &gt; motu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string" calcext:value-type="string">
            <text:p>van den Berg-Klingeman, Lydia and van den Berg, René</text:p>
          </table:table-cell>
          <table:table-cell office:value-type="string" calcext:value-type="string">
            <text:p>Muna kinship terminology</text:p>
          </table:table-cell>
          <table:table-cell office:value-type="string" calcext:value-type="string">
            <text:p>Sulang Language Data and Working Papers: Ethnographic Description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office:value-type="string" calcext:value-type="string">
            <text:p>Austronesian &gt; Malayo-Polynesian &gt; Celebic &gt; Eastern Celebic &gt; Southeastern Celebic &gt; Muna-Buton &gt; Nuclear Muna-Buton &gt; Munan &gt; Munic &gt; Western Munic &gt; muna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 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table:style-name="ce3" office:value-type="string" calcext:value-type="string">
            <text:p>Brownie, John and Brownie, Marjo</text:p>
          </table:table-cell>
          <table:table-cell table:style-name="ce3" office:value-type="string" calcext:value-type="string">
            <text:p>Mussau Grammar Essentials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office:value-type="string" calcext:value-type="string">
            <text:p>Austronesian &gt; Malayo-Polynesian &gt; Central-Eastern Malayo-Polynesian &gt; Eastern Malayo-Polynesian &gt; Oceanic &gt; St. Matthias &gt; muss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. 300pp.)</text:p>
          </table:table-cell>
          <table:table-cell office:value-type="string" calcext:value-type="string">
            <text:p>Dimock, Laura Gail</text:p>
          </table:table-cell>
          <table:table-cell office:value-type="string" calcext:value-type="string">
            <text:p>A grammar of Nahavaq (Malakula, Vanuatu)</text:p>
          </table:table-cell>
          <table:table-cell/>
          <table:table-cell table:number-columns-repeated="2" office:value-type="string" calcext:value-type="string">
            <text:p>Victoria University of Wellington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Southwestern Malakula &gt; Southwest Coastal Malekula &gt; sout28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 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. xxxiv+562pp.) </text:p>
          </table:table-cell>
          <table:table-cell table:style-name="ce3" office:value-type="string" calcext:value-type="string">
            <text:p>Vaa, Anders</text:p>
          </table:table-cell>
          <table:table-cell table:style-name="ce3" office:value-type="string" calcext:value-type="string">
            <text:p>A Grammar of Engdewu: An Oceanic language of Solomon Islands</text:p>
          </table:table-cell>
          <table:table-cell table:style-name="ce3"/>
          <table:table-cell table:number-columns-repeated="2" table:style-name="ce3" office:value-type="string" calcext:value-type="string">
            <text:p>University of Oslo</text:p>
          </table:table-cell>
          <table:table-cell table:style-name="ce3" office:value-type="string" calcext:value-type="string">
            <text:p>Oslo</text:p>
          </table:table-cell>
          <table:table-cell table:style-name="ce3" office:value-type="float" office:value="2013" calcext:value-type="float">
            <text:p>2013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office:value-type="string" calcext:value-type="string">
            <text:p>Austronesian &gt; Malayo-Polynesian &gt; Central-Eastern Malayo-Polynesian &gt; Eastern Malayo-Polynesian &gt; Oceanic &gt; Temotu &gt; Reefs-Santa Cruz &gt; nang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 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 </text:p>
          </table:table-cell>
          <table:table-cell table:style-name="ce3" office:value-type="string" calcext:value-type="string">
            <text:p>Glennon, John and Glennon, Arianna</text:p>
          </table:table-cell>
          <table:table-cell table:style-name="ce3" office:value-type="string" calcext:value-type="string">
            <text:p>Nehan-English dictionary</text:p>
          </table:table-cell>
          <table:table-cell table:style-name="ce3" table:number-columns-repeated="4"/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North Bougainville Oceanic &gt; Nuclear North Bougainville Oceanic &gt; neha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 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Nese: A diminishing speech variety of Northwest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North Coast Malakula &gt; nese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inm1237a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 </text:p>
          </table:table-cell>
          <table:table-cell table:style-name="ce3" office:value-type="string" calcext:value-type="string">
            <text:p>Musgrave, Jill</text:p>
          </table:table-cell>
          <table:table-cell table:style-name="ce3" office:value-type="string" calcext:value-type="string">
            <text:p>A grammar of Neve'ei,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7" calcext:value-type="float">
            <text:p>200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string" calcext:value-type="string">
            <text:p>book</text:p>
          </table:table-cell>
          <table:table-cell/>
          <table:table-cell table:style-name="ce3" table:number-columns-repeated="2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office:value-type="string" calcext:value-type="string">
            <text:p>vinm1237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 </text:p>
          </table:table-cell>
          <table:table-cell/>
          <table:table-cell table:style-name="ce3" office:value-type="string" calcext:value-type="string">
            <text:p>Ingrid Miller. 1975. Gela Syntax. (Doctoral dissertation, University of London. 609pp.) </text:p>
          </table:table-cell>
          <table:table-cell table:style-name="ce3" office:value-type="string" calcext:value-type="string">
            <text:p>Miller, Ingrid</text:p>
          </table:table-cell>
          <table:table-cell table:style-name="ce3" office:value-type="string" calcext:value-type="string">
            <text:p>Gela Syntax</text:p>
          </table:table-cell>
          <table:table-cell table:style-name="ce3"/>
          <table:table-cell/>
          <table:table-cell office:value-type="string" calcext:value-type="string">
            <text:p>University of London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Guadalcanal-Nggelic &gt; Nuclear Guadalcanal-Nggelic &gt; Nggelic &gt; gela126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 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string" calcext:value-type="string">
            <text:p>unknown6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numb12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 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string" calcext:value-type="string">
            <text:p>Rutherford, Danilyn</text:p>
          </table:table-cell>
          <table:table-cell office:value-type="string" calcext:value-type="string">
            <text:p>Love, Violence, and Foreign Wealth: Kinship and History in Biak, Irian Jaya</text:p>
          </table:table-cell>
          <table:table-cell office:value-type="string" calcext:value-type="string">
            <text:p>The Journal of the Royal Anthropological Institut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office:value-type="string" calcext:value-type="string">
            <text:p>Austronesian &gt; Malayo-Polynesian &gt; Central-Eastern Malayo-Polynesian &gt; Eastern Malayo-Polynesian &gt; Greater SHWNG &gt; South Halmahera-West New Guinea &gt; Cenderawasih Bay &gt; Biakic &gt; Biak-Roon &gt; biak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string" calcext:value-type="string">
            <text:p>Fox, James J.</text:p>
          </table:table-cell>
          <table:table-cell office:value-type="string" calcext:value-type="string">
            <text:p>The Ordering of Generations: Change and Continuity in Old Javanese Kinship</text:p>
          </table:table-cell>
          <table:table-cell office:value-type="string" calcext:value-type="string">
            <text:p>Southeast Asia in the 9th to 14th Centuries</text:p>
          </table:table-cell>
          <table:table-cell office:value-type="string" calcext:value-type="string">
            <text:p>ISEAS–Yusof Ishak Institut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office:value-type="string" calcext:value-type="string">
            <text:p>Austronesian &gt; Malayo-Polynesian &gt; Javanesic &gt; kawi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 </text:p>
          </table:table-cell>
          <table:table-cell/>
          <table:table-cell table:style-name="ce3" office:value-type="string" calcext:value-type="string">
            <text:p>Hans Egli. 1990. Paiwangrammatik. Wiesbaden: Otto Harrassowitz. xi+349pp. </text:p>
          </table:table-cell>
          <table:table-cell table:style-name="ce3" office:value-type="string" calcext:value-type="string">
            <text:p>Egli, Hans</text:p>
          </table:table-cell>
          <table:table-cell table:style-name="ce3" office:value-type="string" calcext:value-type="string">
            <text:p>Paiwangrammatik</text:p>
          </table:table-cell>
          <table:table-cell table:style-name="ce3"/>
          <table:table-cell table:style-name="ce3" office:value-type="string" calcext:value-type="string">
            <text:p>Otto Harrassowitz</text:p>
          </table:table-cell>
          <table:table-cell table:style-name="ce3"/>
          <table:table-cell table:style-name="ce3" office:value-type="string" calcext:value-type="string">
            <text:p>Wiesbaden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office:value-type="string" calcext:value-type="string">
            <text:p>Austronesian &gt; paiw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 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 </text:p>
          </table:table-cell>
          <table:table-cell table:style-name="ce3" office:value-type="string" calcext:value-type="string">
            <text:p>Walleser, Salvator</text:p>
          </table:table-cell>
          <table:table-cell table:style-name="ce3" office:value-type="string" calcext:value-type="string">
            <text:p>Palau Wörterbuch</text:p>
          </table:table-cell>
          <table:table-cell table:style-name="ce3"/>
          <table:table-cell table:style-name="ce3" office:value-type="string" calcext:value-type="string">
            <text:p>Typis Societatis Missionum ad Exteros</text:p>
          </table:table-cell>
          <table:table-cell table:style-name="ce3"/>
          <table:table-cell table:style-name="ce3" office:value-type="string" calcext:value-type="string">
            <text:p>Hong Kong</text:p>
          </table:table-cell>
          <table:table-cell table:style-name="ce3" office:value-type="float" office:value="1913" calcext:value-type="float">
            <text:p>191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office:value-type="string" calcext:value-type="string">
            <text:p>Austronesian &gt; Malayo-Polynesian &gt; pala13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 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 </text:p>
          </table:table-cell>
          <table:table-cell table:style-name="ce3" office:value-type="string" calcext:value-type="string">
            <text:p>Duhé, Linda and Duhé, Dale</text:p>
          </table:table-cell>
          <table:table-cell table:style-name="ce3" office:value-type="string" calcext:value-type="string">
            <text:p>Menge Beres Pengeldew-peldew (A Phrase Book for Palawano, Brooke's Point)</text:p>
          </table:table-cell>
          <table:table-cell table:style-name="ce3"/>
          <table:table-cell table:style-name="ce3" office:value-type="string" calcext:value-type="string">
            <text:p>Summer Institute of Linguistics</text:p>
          </table:table-cell>
          <table:table-cell table:style-name="ce3" table:number-columns-repeated="2"/>
          <table:table-cell table:style-name="ce3" office:value-type="float" office:value="1996" calcext:value-type="float">
            <text:p>19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office:value-type="string" calcext:value-type="string">
            <text:p>Austronesian &gt; Malayo-Polynesian &gt; Greater Central Philippine &gt; Palawanic &gt; Southern Palawanic &gt; Molbog-Palawan &gt; Nuclear Palawan &gt; Brooke-Canipaan Palawan &gt; broo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 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 </text:p>
          </table:table-cell>
          <table:table-cell table:style-name="ce3" office:value-type="string" calcext:value-type="string">
            <text:p>Rayner, Ernest Adolphus</text:p>
          </table:table-cell>
          <table:table-cell table:style-name="ce3" office:value-type="string" calcext:value-type="string">
            <text:p>Grammar and dictionary of the Pangasinan language Gramatica tan diccionario na salitay Pangasinan</text:p>
          </table:table-cell>
          <table:table-cell table:style-name="ce3"/>
          <table:table-cell table:style-name="ce3" office:value-type="string" calcext:value-type="string">
            <text:p>Methodist Pub. House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23" calcext:value-type="float">
            <text:p>192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office:value-type="string" calcext:value-type="string">
            <text:p>Austronesian &gt; Malayo-Polynesian &gt; Northern Luzon &gt; Meso-Cordilleran &gt; South-Central Cordilleran &gt; Southern Cordilleran &gt; West Southern Cordilleran &gt; pang129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 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 </text:p>
          </table:table-cell>
          <table:table-cell table:style-name="ce3" office:value-type="string" calcext:value-type="string">
            <text:p>Rehg, Kenneth L.</text:p>
          </table:table-cell>
          <table:table-cell table:style-name="ce3" office:value-type="string" calcext:value-type="string">
            <text:p>Ponapean-English dictionary. (Pali Language Texts: Micronesia, Pali Language Texts : Micronesia.)</text:p>
          </table:table-cell>
          <table:table-cell table:style-name="ce3"/>
          <table:table-cell table:style-name="ce3" office:value-type="string" calcext:value-type="string">
            <text:p>University of Hawai'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9" calcext:value-type="float">
            <text:p>197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Ponapeic &gt; pohn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 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 </text:p>
          </table:table-cell>
          <table:table-cell table:style-name="ce3" office:value-type="string" calcext:value-type="string">
            <text:p>Donohue, Mark</text:p>
          </table:table-cell>
          <table:table-cell table:style-name="ce3" office:value-type="string" calcext:value-type="string">
            <text:p>Tukang Besi dialectology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table:number-columns-repeated="2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office:value-type="string" calcext:value-type="string">
            <text:p>Austronesian &gt; Malayo-Polynesian &gt; Celebic &gt; Eastern Celebic &gt; Southeastern Celebic &gt; Muna-Buton &gt; Tukangbesi-Bonerate &gt; Tukang Besi &gt; tuka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 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 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Grammar and Vocabulary of the Language of Sonsorol-Tobi</text:p>
          </table:table-cell>
          <table:table-cell table:style-name="ce3" office:value-type="string" calcext:value-type="string">
            <text:p>Oceania Linguistic Monographs</text:p>
          </table:table-cell>
          <table:table-cell table:style-name="ce3" office:value-type="string" calcext:value-type="string">
            <text:p>University of Sydney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Western Trukic &gt; Sonsorol-Tobi &gt; sons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table:style-name="ce3" office:value-type="string" calcext:value-type="string">
            <text:p>Yoshioka, Masanori</text:p>
          </table:table-cell>
          <table:table-cell table:style-name="ce3" office:value-type="string" calcext:value-type="string">
            <text:p>The Story of Raga: A man's ethnography on his own society (II) kin relations</text:p>
          </table:table-cell>
          <table:table-cell table:style-name="ce3" office:value-type="string" calcext:value-type="string">
            <text:p>Journal of the Faculty of Liberal Arts</text:p>
          </table:table-cell>
          <table:table-cell table:style-name="ce3" office:value-type="string" calcext:value-type="string">
            <text:p>Shinshu University</text:p>
          </table:table-cell>
          <table:table-cell table:style-name="ce3"/>
          <table:table-cell table:style-name="ce3" office:value-type="string" calcext:value-type="string">
            <text:p>Shinshu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hano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 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 </text:p>
          </table:table-cell>
          <table:table-cell table:style-name="ce3" office:value-type="string" calcext:value-type="string">
            <text:p>Jaspan, M. A.</text:p>
          </table:table-cell>
          <table:table-cell table:style-name="ce3" office:value-type="string" calcext:value-type="string">
            <text:p>Materials for a Rejang-Indonesian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D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office:value-type="string" calcext:value-type="string">
            <text:p>Austronesian &gt; Malayo-Polynesian &gt; Land Dayak &gt; Bidayuh-Rejang &gt; Sadong-Rejang &gt; reja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 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string" calcext:value-type="string">
            <text:p>Parke, Aubrey L.</text:p>
          </table:table-cell>
          <table:table-cell office:value-type="string" calcext:value-type="string">
            <text:p>Rotuman, Custom, Practise and Change</text:p>
          </table:table-cell>
          <table:table-cell office:value-type="string" calcext:value-type="string">
            <text:p>Coombs Academic Publishing</text:p>
          </table:table-cell>
          <table:table-cell office:value-type="string" calcext:value-type="string">
            <text:p>Australian National University Press</text:p>
          </table:table-cell>
          <table:table-cell/>
          <table:table-cell office:value-type="string" calcext:value-type="string">
            <text:p>Canberra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rotu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 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 </text:p>
          </table:table-cell>
          <table:table-cell table:style-name="ce3" office:value-type="string" calcext:value-type="string">
            <text:p>Waterhouse, J. H. L. and Jones, L. M.</text:p>
          </table:table-cell>
          <table:table-cell table:style-name="ce3" office:value-type="string" calcext:value-type="string">
            <text:p>A Roviana and English Dictionary</text:p>
          </table:table-cell>
          <table:table-cell table:style-name="ce3"/>
          <table:table-cell table:style-name="ce3" office:value-type="string" calcext:value-type="string">
            <text:p>Epworth Publishin House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49" calcext:value-type="float">
            <text:p>194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New Georgia &gt; East New Georgia &gt; rovi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 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 </text:p>
          </table:table-cell>
          <table:table-cell table:style-name="ce3" office:value-type="string" calcext:value-type="string">
            <text:p>Li, Paul Jen Kuei</text:p>
          </table:table-cell>
          <table:table-cell table:style-name="ce3" office:value-type="string" calcext:value-type="string">
            <text:p>A comparative vocabulary of Saisiyat dialects</text:p>
          </table:table-cell>
          <table:table-cell table:style-name="ce3" office:value-type="string" calcext:value-type="string">
            <text:p>Bulletin of the Institute of History and Philology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office:value-type="string" calcext:value-type="string">
            <text:p>Austronesian &gt; Northwest Formosan &gt; sais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7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office:value-type="string" calcext:value-type="string">
            <text:p>Austronesian &gt; Malayo-Polynesian &gt; Basap-Greater Barito &gt; Greater Barito linkage &gt; Sama-Bajaw &gt; Sulu-Borneo &gt; Inner Sulu Sama &gt; cent209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8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office:value-type="string" calcext:value-type="string">
            <text:p>taus1251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 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 </text:p>
          </table:table-cell>
          <table:table-cell table:style-name="ce3" office:value-type="string" calcext:value-type="string">
            <text:p>Mellow, Greg</text:p>
          </table:table-cell>
          <table:table-cell table:style-name="ce3" office:value-type="string" calcext:value-type="string">
            <text:p>A dictionary of Owa: A language of the Solomon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De Gruyter Mouton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kira &gt; owa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 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. 212pp.) </text:p>
          </table:table-cell>
          <table:table-cell table:style-name="ce3" office:value-type="string" calcext:value-type="string">
            <text:p>Roddy, Kevin M.</text:p>
          </table:table-cell>
          <table:table-cell table:style-name="ce3" office:value-type="string" calcext:value-type="string">
            <text:p>A sketch grammar of Satawalese, the language of Satawal Island, Yap State, Micronesia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Satawalese-Carolinian &gt; sat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 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 </text:p>
          </table:table-cell>
          <table:table-cell table:style-name="ce3" office:value-type="string" calcext:value-type="string">
            <text:p>Fricke, Hanna</text:p>
          </table:table-cell>
          <table:table-cell table:style-name="ce3" office:value-type="string" calcext:value-type="string">
            <text:p>Topics in the Grammar of Hewa: A variety of Sika in Eastern Indonesia</text:p>
          </table:table-cell>
          <table:table-cell table:style-name="ce3"/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office:value-type="string" calcext:value-type="string">
            <text:p>Austronesian &gt; Malayo-Polynesian &gt; Central-Eastern Malayo-Polynesian &gt; Central Malayo-Polynesian &gt; Flores-Lembata &gt; Sika-Lamaholot &gt; sika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 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string" calcext:value-type="string">
            <text:p>unknown9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2"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sika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 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string" calcext:value-type="string">
            <text:p>unknown10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office:value-type="string" calcext:value-type="string">
            <text:p>Austronesian &gt; Malayo-Polynesian &gt; Land Dayak &gt; Bidayuh-Rejang &gt; baub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 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 </text:p>
          </table:table-cell>
          <table:table-cell table:style-name="ce3" office:value-type="string" calcext:value-type="string">
            <text:p>Taber, Mark</text:p>
          </table:table-cell>
          <table:table-cell table:style-name="ce3" office:value-type="string" calcext:value-type="string">
            <text:p>Toward a better understanding of the Indigenous Languages of Southwestern Maluku</text:p>
          </table:table-cell>
          <table:table-cell table:style-name="ce3" office:value-type="string" calcext:value-type="string">
            <text:p>Oceanic Linguistics</text:p>
          </table:table-cell>
          <table:table-cell table:style-name="ce3" table:number-columns-repeated="3"/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Austronesian &gt; Malayo-Polynesian &gt; Central-Eastern Malayo-Polynesian &gt; Central Malayo-Polynesian &gt; Babar &gt; South Babar &gt; Masela-South Babar &gt; sout288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 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table:style-name="ce3" office:value-type="string" calcext:value-type="string">
            <text:p>Nehrbass, Kenneth</text:p>
          </table:table-cell>
          <table:table-cell table:style-name="ce3" office:value-type="string" calcext:value-type="string">
            <text:p>A Comprehensive Comparison of Lexemes in the Major Languages of Tanna, Vanuatu</text:p>
          </table:table-cell>
          <table:table-cell table:style-name="ce3" office:value-type="string" calcext:value-type="string">
            <text:p>SIL e-Books</text:p>
          </table:table-cell>
          <table:table-cell table:style-name="ce3" office:value-type="string" calcext:value-type="string">
            <text:p>SIL International</text:p>
          </table:table-cell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Southern Tanna &gt; sout286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 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 </text:p>
          </table:table-cell>
          <table:table-cell table:style-name="ce3" office:value-type="string" calcext:value-type="string">
            <text:p>Müller-Gotama, Franz</text:p>
          </table:table-cell>
          <table:table-cell table:style-name="ce3" office:value-type="string" calcext:value-type="string">
            <text:p>Sundanese</text:p>
          </table:table-cell>
          <table:table-cell table:style-name="ce3" office:value-type="string" calcext:value-type="string">
            <text:p>Languages of the World/Materials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Austronesian &gt; Malayo-Polynesian &gt; Malayo-Sumbawan &gt; Sundanese-Badui &gt; sund12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office:value-type="string" calcext:value-type="string">
            <text:p>Austronesian &gt; Malayo-Polynesian &gt; Malayo-Sumbawan &gt; North and East Malayo-Sumbawan &gt; Bali-Sasak-Sumbawa &gt; bali127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office:value-type="string" calcext:value-type="string">
            <text:p>Austronesian &gt; Malayo-Polynesian &gt; Malayo-Sumbawan &gt; North and East Malayo-Sumbawan &gt; Malayic &gt; Nuclear Malayic &gt; Borneo Malay &gt; Southeast Borneo Malay &gt; East Borneo Malay &gt; Banjar-Berau-Brunei Malay &gt; Banjar-Bukit Malay &gt; banj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office:value-type="string" calcext:value-type="string">
            <text:p>Austronesian &gt; Malayo-Polynesian &gt; Malayo-Sumbawan &gt; North and East Malayo-Sumbawan &gt; Aceh-Chamic &gt; achi125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office:value-type="string" calcext:value-type="string">
            <text:p>Austronesian &gt; Malayo-Polynesian &gt; Northwest Sumatra-Barrier Islands &gt; Batakic &gt; Southern Batak &gt; Tobaic &gt; bata128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 </text:p>
          </table:table-cell>
          <table:table-cell table:style-name="ce3" office:value-type="string" calcext:value-type="string">
            <text:p>113.0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Austronesian &gt; Malayo-Polynesian &gt; Malayo-Sumbawan &gt; Maduresic &gt; nucl146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 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. sociolinguistics, grammar, and lexicon. (Linguistic Society of the Philippines: Special Monograph Issue, 48.) Manila: Linguistic Society of the Philippines. xii+168pp. </text:p>
          </table:table-cell>
          <table:table-cell table:style-name="ce3" office:value-type="string" calcext:value-type="string">
            <text:p>Scebold, Robert A.</text:p>
          </table:table-cell>
          <table:table-cell table:style-name="ce3" office:value-type="string" calcext:value-type="string">
            <text:p>Central Tagbanwa: a Philippine language on the brink of extinction. sociolinguistics, grammar, and lexicon</text:p>
          </table:table-cell>
          <table:table-cell table:style-name="ce3" office:value-type="string" calcext:value-type="string">
            <text:p>Linguistic Society of the Philippines: Special Monograph Issue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office:value-type="string" calcext:value-type="string">
            <text:p>Austronesian &gt; Malayo-Polynesian &gt; Greater Central Philippine &gt; Palawanic &gt; Northern Palawanic &gt; Batak-Central Tagbanwa &gt; cent209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 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 </text:p>
          </table:table-cell>
          <table:table-cell table:style-name="ce3" office:value-type="string" calcext:value-type="string">
            <text:p>Williams-van Klinken, Catharina</text:p>
          </table:table-cell>
          <table:table-cell table:style-name="ce3" office:value-type="string" calcext:value-type="string">
            <text:p>Tetun Language Course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 table:number-columns-repeated="2"/>
          <table:table-cell table:style-name="ce3" office:value-type="float" office:value="2003" calcext:value-type="float">
            <text:p>200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office:value-type="string" calcext:value-type="string">
            <text:p>Austronesian &gt; Malayo-Polynesian &gt; Central-Eastern Malayo-Polynesian &gt; Central Malayo-Polynesian &gt; Timoric A &gt; Central Timoric A &gt; Tetunic &gt; tetu124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 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 </text:p>
          </table:table-cell>
          <table:table-cell table:style-name="ce3" office:value-type="string" calcext:value-type="string">
            <text:p>Blust, Robert A.</text:p>
          </table:table-cell>
          <table:table-cell table:style-name="ce3" office:value-type="string" calcext:value-type="string">
            <text:p>Thao Dictionary</text:p>
          </table:table-cell>
          <table:table-cell table:style-name="ce3" office:value-type="string" calcext:value-type="string">
            <text:p>Language and Linguistics Monograph Series</text:p>
          </table:table-cell>
          <table:table-cell table:style-name="ce3" office:value-type="string" calcext:value-type="string">
            <text:p>Academia Sinica, Institute of Ethnology</text:p>
          </table:table-cell>
          <table:table-cell table:style-name="ce3"/>
          <table:table-cell table:style-name="ce3" office:value-type="string" calcext:value-type="string">
            <text:p>Taipei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A-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office:value-type="string" calcext:value-type="string">
            <text:p>Austronesian &gt; Western Plains Austronesian &gt; thao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 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table:style-name="ce3" office:value-type="string" calcext:value-type="string">
            <text:p>Crowley, Susan Smith</text:p>
          </table:table-cell>
          <table:table-cell table:style-name="ce3" office:value-type="string" calcext:value-type="string">
            <text:p>Tol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Guadalcanal-Nggelic &gt; Southeast Guadalcanal &gt; tali125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 </text:p>
          </table:table-cell>
          <table:table-cell/>
          <table:table-cell office:value-type="string" calcext:value-type="string">
            <text:p>Emmor H. N. Sujadi. Thesis: Tombulu Kinship Terminologies. Nanado State University. 2007 <text:a xlink:href="https://de.scribd.com/document/6101850/Tombulu-Kinship-Terminologies" xlink:type="simple">https://de.scribd.com/document/6101850/Tombulu-Kinship-Terminologies</text:a></text:p>
          </table:table-cell>
          <table:table-cell office:value-type="string" calcext:value-type="string">
            <text:p>Sujadi, Emmor H. N.</text:p>
          </table:table-cell>
          <table:table-cell office:value-type="string" calcext:value-type="string">
            <text:p>Tombulu Kinship Terminologies</text:p>
          </table:table-cell>
          <table:table-cell/>
          <table:table-cell table:number-columns-repeated="2" office:value-type="string" calcext:value-type="string">
            <text:p>Nanado State University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Austronesian &gt; Malayo-Polynesian &gt; Minahasan &gt; North Minahasan &gt; Northeast Minahasan &gt; tomb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 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string" calcext:value-type="string">
            <text:p>unknown1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office:value-type="string" calcext:value-type="string">
            <text:p>Austronesian &gt; Malayo-Polynesian &gt; Minahasan &gt; North Minahasan &gt; Northeast Minahasan &gt; tons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 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Tungag Word List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tung129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 </text:p>
          </table:table-cell>
          <table:table-cell table:style-name="ce3" office:value-type="string" calcext:value-type="string">
            <text:p>Hovdhaugen, Even and Næss, Åshild</text:p>
          </table:table-cell>
          <table:table-cell table:style-name="ce3" office:value-type="string" calcext:value-type="string">
            <text:p>A Grammar of Vaeakau-Taumako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pile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 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string" calcext:value-type="string">
            <text:p>Scheffler, Harold W.</text:p>
          </table:table-cell>
          <table:table-cell office:value-type="string" calcext:value-type="string">
            <text:p>Choiseul Island Social Structur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Choiseul &gt; West Choiseul &gt; vari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 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 </text:p>
          </table:table-cell>
          <table:table-cell table:style-name="ce3" office:value-type="string" calcext:value-type="string">
            <text:p>van den Berg, René and Bachet, Peter</text:p>
          </table:table-cell>
          <table:table-cell table:style-name="ce3" office:value-type="string" calcext:value-type="string">
            <text:p>Vitu Grammar Sketch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Bali-Vitu &gt; mudu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 </text:p>
          </table:table-cell>
          <table:table-cell/>
          <table:table-cell office:value-type="string" calcext:value-type="string">
            <text:p>Gregory Forth. Nage kin terms. A new form of eastern Indonesian social classification. In: Bijdragen tot de Taal-, Land- en Volkenkunde 149 (1993), no: 1, Leiden, 94-123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Nage kin terms. A new form of eastern Indonesian social classification</text:p>
          </table:table-cell>
          <table:table-cell office:value-type="string" calcext:value-type="string">
            <text:p>Bijdragen tot de Taal-, Land- en Volkenkunde 149</text:p>
          </table:table-cell>
          <table:table-cell table:number-columns-repeated="2"/>
          <table:table-cell office:value-type="string" calcext:value-type="string">
            <text:p>Leiden</text:p>
          </table:table-cell>
          <table:table-cell office:value-type="float" office:value="1993" calcext:value-type="float">
            <text:p>19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office:value-type="string" calcext:value-type="string">
            <text:p>Austronesian &gt; Malayo-Polynesian &gt; Central-Eastern Malayo-Polynesian &gt; Central Malayo-Polynesian &gt; Flores-Sumba-Hawu &gt; Flores Barat &gt; Ngada-Lio-Paluqe &gt; Ngada-Lio &gt; Ende-Lio &gt; Nage-Keo &gt; nag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 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string" calcext:value-type="string">
            <text:p>Hogbin, Ian</text:p>
          </table:table-cell>
          <table:table-cell office:value-type="string" calcext:value-type="string">
            <text:p>Wogeo Kinship Terminology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string" calcext:value-type="string">
            <text:p>34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Schouten linkage &gt; Kairiru-Manam &gt; Manamic linkage &gt; Kis-Wogeo &gt; wog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 </text:p>
          </table:table-cell>
          <table:table-cell table:style-name="ce3" office:value-type="string" calcext:value-type="string">
            <text:p>Sohn, Ho-Min</text:p>
          </table:table-cell>
          <table:table-cell table:style-name="ce3" office:value-type="string" calcext:value-type="string">
            <text:p>Woleaian Reference Grammar</text:p>
          </table:table-cell>
          <table:table-cell table:style-name="ce3" office:value-type="string" calcext:value-type="string">
            <text:p>Pali Language Texts Micronesia</text:p>
          </table:table-cell>
          <table:table-cell table:style-name="ce3" office:value-type="string" calcext:value-type="string">
            <text:p>University of Hawai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wole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 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. 66pp.) </text:p>
          </table:table-cell>
          <table:table-cell table:style-name="ce3" office:value-type="string" calcext:value-type="string">
            <text:p>Anceaux, Johannes Cornelis</text:p>
          </table:table-cell>
          <table:table-cell table:style-name="ce3" office:value-type="string" calcext:value-type="string">
            <text:p>The Wolio Language: Outline of Grammatical Description and Texts</text:p>
          </table:table-cell>
          <table:table-cell table:style-name="ce3"/>
          <table:table-cell table:number-columns-repeated="2" table:style-name="ce3" office:value-type="string" calcext:value-type="string">
            <text:p>Rijksuniversiteit te Leiden</text:p>
          </table:table-cell>
          <table:table-cell table:style-name="ce3" office:value-type="string" calcext:value-type="string">
            <text:p>Leiden</text:p>
          </table:table-cell>
          <table:table-cell table:style-name="ce3" office:value-type="float" office:value="1952" calcext:value-type="float">
            <text:p>19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office:value-type="string" calcext:value-type="string">
            <text:p>Austronesian &gt; Malayo-Polynesian &gt; Celebic &gt; Kaili-Pamona-Wotu-Wolio &gt; Wotu-Wolio &gt; Wolio-Kamaru &gt; woli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 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. 40,2, Philippine journal of linguistics : special monograph issue.) Linguistic Society of the Philippines, Special Monograph Issue, 40. 512pp. (Includes bibliographical references (p. 610).) </text:p>
          </table:table-cell>
          <table:table-cell table:style-name="ce3" office:value-type="string" calcext:value-type="string">
            <text:p>Behrens, Dietlinde</text:p>
          </table:table-cell>
          <table:table-cell table:style-name="ce3" office:value-type="string" calcext:value-type="string">
            <text:p>Yakan-English dictionary</text:p>
          </table:table-cell>
          <table:table-cell table:style-name="ce3" office:value-type="string" calcext:value-type="string">
            <text:p>Philippine journal of linguistics : special monograph issue 40/2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 table:number-columns-repeated="2"/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40/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office:value-type="string" calcext:value-type="string">
            <text:p>Austronesian &gt; Malayo-Polynesian &gt; Basap-Greater Barito &gt; Greater Barito linkage &gt; Sama-Bajaw &gt; yaka127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 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 </text:p>
          </table:table-cell>
          <table:table-cell table:style-name="ce3" office:value-type="string" calcext:value-type="string">
            <text:p>Healey, Phyllis M.</text:p>
          </table:table-cell>
          <table:table-cell table:style-name="ce3" office:value-type="string" calcext:value-type="string">
            <text:p>An Agta Grammar</text:p>
          </table:table-cell>
          <table:table-cell table:style-name="ce3"/>
          <table:table-cell table:style-name="ce3" office:value-type="string" calcext:value-type="string">
            <text:p>Manila: Bureau of Printing</text:p>
          </table:table-cell>
          <table:table-cell table:style-name="ce3" table:number-columns-repeated="2"/>
          <table:table-cell table:style-name="ce3" office:value-type="float" office:value="1960" calcext:value-type="float">
            <text:p>196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office:value-type="string" calcext:value-type="string">
            <text:p>Austronesian &gt; Malayo-Polynesian &gt; Northern Luzon &gt; Cagayan Valley &gt; Ibanagic &gt; Gaddangic &gt; cent208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 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. xxxiii+464pp.) </text:p>
          </table:table-cell>
          <table:table-cell table:style-name="ce3" office:value-type="string" calcext:value-type="string">
            <text:p>Miller, Mark T.</text:p>
          </table:table-cell>
          <table:table-cell table:style-name="ce3" office:value-type="string" calcext:value-type="string">
            <text:p>A Grammar of West Coast Bajau</text:p>
          </table:table-cell>
          <table:table-cell table:style-name="ce3"/>
          <table:table-cell table:number-columns-repeated="2" table:style-name="ce3" office:value-type="string" calcext:value-type="string">
            <text:p>University of Texas Arlington</text:p>
          </table:table-cell>
          <table:table-cell table:style-name="ce3" office:value-type="string" calcext:value-type="string">
            <text:p>Arlingtom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office:value-type="string" calcext:value-type="string">
            <text:p>Austronesian &gt; Malayo-Polynesian &gt; Basap-Greater Barito &gt; Greater Barito linkage &gt; Sama-Bajaw &gt; Sulu-Borneo &gt; Borneo Coast Bajaw &gt; west256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inn1318</text:p>
          </table:table-cell>
          <table:table-cell office:value-type="string" calcext:value-type="string">
            <text:p>Finnish</text:p>
          </table:table-cell>
          <table:table-cell table:style-name="ce3" office:value-type="string" calcext:value-type="string">
            <text:p>64.76</text:p>
          </table:table-cell>
          <table:table-cell table:style-name="ce3" office:value-type="string" calcext:value-type="string">
            <text:p>25.56 </text:p>
          </table:table-cell>
          <table:table-cell/>
          <table:table-cell office:value-type="string" calcext:value-type="string">
            <text:p>Outi Vesakosky</text:p>
          </table:table-cell>
          <table:table-cell office:value-type="string" calcext:value-type="string">
            <text:p>Vesakosky, Outi 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901" calcext:value-type="float">
            <text:p>20170901</text:p>
          </table:table-cell>
          <table:table-cell/>
          <table:table-cell office:value-type="string" calcext:value-type="string">
            <text:p>Ur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ralic &gt; Finnic &gt; Coastal Finnic &gt; Neva &gt; North Finnic &gt; Nuclear Finnish &gt; finn131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onw1238</text:p>
          </table:table-cell>
          <table:table-cell office:value-type="string" calcext:value-type="string">
            <text:p>Lonwolwol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8.02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0" calcext:value-type="float">
            <text:p>20171010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lonw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si1237</text:p>
          </table:table-cell>
          <table:table-cell office:value-type="string" calcext:value-type="string">
            <text:p>Tasik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Capell, A. The Regulation of Marriage in Epi and Nguna. <text:s/>Man Vol. 38 (May, 1938), pp. 78-79 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The Regulation of Marriage in Epi and Nguna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010" calcext:value-type="float">
            <text:p>2017101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pi &gt; Lamenu-Lewo &gt; Lewo &gt; tasi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ga1262</text:p>
          </table:table-cell>
          <table:table-cell office:value-type="string" calcext:value-type="string">
            <text:p>Maga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1" calcext:value-type="float">
            <text:p>20171011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h Ambrym &gt; maga126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aka1243</text:p>
          </table:table-cell>
          <table:table-cell office:value-type="string" calcext:value-type="string">
            <text:p>Dakak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8.01 </text:p>
          </table:table-cell>
          <table:table-cell/>
          <table:table-cell table:style-name="ce3" office:value-type="string" calcext:value-type="string">
            <text:p>Kilu von Prince. 2015. A Grammar of Daakaka. (Mouton Grammar Library, 67.) Berlin: DeGruyter Mouton. xxii+456pp. </text:p>
          </table:table-cell>
          <table:table-cell table:style-name="ce3" office:value-type="string" calcext:value-type="string">
            <text:p>von Prince, Kilu</text:p>
          </table:table-cell>
          <table:table-cell table:style-name="ce3" office:value-type="string" calcext:value-type="string">
            <text:p>A Grammar of Daakaka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http://glottolog.org/resource/reference/id/4474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pa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Orkon-Port Vato-Dakaka &gt; Port Vato-Dakaka &gt; daka124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ort1286</text:p>
          </table:table-cell>
          <table:table-cell office:value-type="string" calcext:value-type="string">
            <text:p>Daakie</text:p>
          </table:table-cell>
          <table:table-cell table:style-name="ce3" office:value-type="string" calcext:value-type="string">
            <text:p>-16.31</text:p>
          </table:table-cell>
          <table:table-cell table:style-name="ce3" office:value-type="string" calcext:value-type="string">
            <text:p>168.05 </text:p>
          </table:table-cell>
          <table:table-cell/>
          <table:table-cell office:value-type="string" calcext:value-type="string">
            <text:p>Manfred Krifka. Presentation: Honorific and Affiliative Uses of Dual and Paucal Numberin Daakie (Ambrym, Vanuatu: [ptv]). ZAS Berlin &amp; Humboldt-Universität zu Berlin Conference on Oceanic Languages (COOL) 10. Honiara, Solomon Islands, July 10-15, 2017</text:p>
          </table:table-cell>
          <table:table-cell office:value-type="string" calcext:value-type="string">
            <text:p>Krifka, Manfred</text:p>
          </table:table-cell>
          <table:table-cell office:value-type="string" calcext:value-type="string">
            <text:p>Presentation: Honorific and Affiliative Uses of Dual and Paucal Numberin Daakie (Ambrym, Vanuatu: [ptv])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013" calcext:value-type="float">
            <text:p>201710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Orkon-Port Vato-Dakaka &gt; Port Vato-Dakaka &gt; port128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vinm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tz1237</text:p>
          </table:table-cell>
          <table:table-cell office:value-type="string" calcext:value-type="string">
            <text:p>Naman</text:p>
          </table:table-cell>
          <table:table-cell table:style-name="ce3" office:value-type="string" calcext:value-type="string">
            <text:p>-16.13</text:p>
          </table:table-cell>
          <table:table-cell table:style-name="ce3" office:value-type="string" calcext:value-type="string">
            <text:p>167.4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z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itz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re1249</text:p>
          </table:table-cell>
          <table:table-cell office:value-type="string" calcext:value-type="string">
            <text:p>Larevat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39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r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are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lu1245</text:p>
          </table:table-cell>
          <table:table-cell office:value-type="string" calcext:value-type="string">
            <text:p>Malua Bay</text:p>
          </table:table-cell>
          <table:table-cell table:style-name="ce3" office:value-type="string" calcext:value-type="string">
            <text:p>-15.98</text:p>
          </table:table-cell>
          <table:table-cell table:style-name="ce3" office:value-type="string" calcext:value-type="string">
            <text:p>167.2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l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malu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ign1238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bign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lekulaXXXX</text:p>
          </table:table-cell>
          <table:table-cell office:value-type="string" calcext:value-type="string">
            <text:p>Senbarei</text:p>
          </table:table-cell>
          <table:table-cell table:number-columns-repeated="2" office:value-type="string" calcext:value-type="string">
            <text:p>00.00</text:p>
          </table:table-cell>
          <table:table-cell office:value-type="string" calcext:value-type="string">
            <text:p>Language of East Malakula. in Deakon p121</text:p>
          </table:table-cell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malekulaXXXX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rip1239</text:p>
          </table:table-cell>
          <table:table-cell office:value-type="string" calcext:value-type="string">
            <text:p>Uripiv-Wala-Rano-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up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urip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ing1265</text:p>
          </table:table-cell>
          <table:table-cell office:value-type="string" calcext:value-type="string">
            <text:p>Neverver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50 </text:p>
          </table:table-cell>
          <table:table-cell/>
          <table:table-cell table:style-name="ce3" office:value-type="string" calcext:value-type="string">
            <text:p>Julie Renee Barbour. 2009. A grammar of the Neverver language of Malakula (Vanuatu). (Doctoral dissertation, University of Waikato; 743pp.) </text:p>
          </table:table-cell>
          <table:table-cell table:style-name="ce3" office:value-type="string" calcext:value-type="string">
            <text:p>Barbour, Julie Renee</text:p>
          </table:table-cell>
          <table:table-cell table:style-name="ce3" office:value-type="string" calcext:value-type="string">
            <text:p><text:s/>A grammar of the Neverver language of Malakula (Vanuatu)</text:p>
          </table:table-cell>
          <table:table-cell table:style-name="ce3" table:number-columns-repeated="2"/>
          <table:table-cell table:style-name="ce3" office:value-type="string" calcext:value-type="string">
            <text:p>University of Waikato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gk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ing126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tb1237</text:p>
          </table:table-cell>
          <table:table-cell office:value-type="string" calcext:value-type="string">
            <text:p>Avava (Bangasa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Southwestern Malakula &gt; katb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tb1237a</text:p>
          </table:table-cell>
          <table:table-cell office:value-type="string" calcext:value-type="string">
            <text:p>Avav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Crowley, Terry. 2006. The Avava language of central Malakula (Vanuatu). (Pacific Linguistics, 574.) Canberra: Research School of Pacific and Asian Studies, Australian National University. xvi+213pp. 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The Avava language of central Malakula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1518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katb1237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tb1237b</text:p>
          </table:table-cell>
          <table:table-cell office:value-type="string" calcext:value-type="string">
            <text:p>Avava (Niviar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katb1237b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omb1273</text:p>
          </table:table-cell>
          <table:table-cell office:value-type="string" calcext:value-type="string">
            <text:p>Komba</text:p>
          </table:table-cell>
          <table:table-cell table:style-name="ce3" office:value-type="string" calcext:value-type="string">
            <text:p>-6.16</text:p>
          </table:table-cell>
          <table:table-cell table:style-name="ce3" office:value-type="string" calcext:value-type="string">
            <text:p>147.28 </text:p>
          </table:table-cell>
          <table:table-cell/>
          <table:table-cell office:value-type="string" calcext:value-type="string">
            <text:p>Schmitz, Carl. Historische Probleme in Nordost-Neuguinea: Huon Halbinsel. Franz Steiner Verlag, Wiesbaden, 1960.</text:p>
          </table:table-cell>
          <table:table-cell office:value-type="string" calcext:value-type="string">
            <text:p>Schmitz, Carl</text:p>
          </table:table-cell>
          <table:table-cell office:value-type="string" calcext:value-type="string">
            <text:p>Historische Probleme in Nordost-Neuguinea: Huon Halbinsel</text:p>
          </table:table-cell>
          <table:table-cell/>
          <table:table-cell office:value-type="string" calcext:value-type="string">
            <text:p>Franz Steiner Verlag</text:p>
          </table:table-cell>
          <table:table-cell/>
          <table:table-cell office:value-type="string" calcext:value-type="string">
            <text:p>Wiesbaden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Nuclear Trans New Guinea</text:p>
          </table:table-cell>
          <table:table-cell table:number-columns-repeated="2"/>
          <table:table-cell office:value-type="string" calcext:value-type="string">
            <text:p>kpf</text:p>
          </table:table-cell>
          <table:table-cell office:value-type="string" calcext:value-type="string">
            <text:p>Nuclear Trans New Guinea &gt; Finisterre-Huon &gt; Huon &gt; Western Huon &gt; Timbe-Selepet-Komba &gt; Selepet-Komba &gt; komb127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aoo1237</text:p>
          </table:table-cell>
          <table:table-cell office:value-type="string" calcext:value-type="string">
            <text:p>Vao</text:p>
          </table:table-cell>
          <table:table-cell table:style-name="ce3" office:value-type="string" calcext:value-type="string">
            <text:p>-15.90</text:p>
          </table:table-cell>
          <table:table-cell table:style-name="ce3" office:value-type="string" calcext:value-type="string">
            <text:p>167.31 </text:p>
          </table:table-cell>
          <table:table-cell office:value-type="string" calcext:value-type="string">
            <text:p>alternative column lists reference terms</text:p>
          </table:table-cell>
          <table:table-cell office:value-type="string" calcext:value-type="string">
            <text:p>Layard, John. Stone Men of Malekula. London, Chatto &amp; Windus, 1942.</text:p>
          </table:table-cell>
          <table:table-cell office:value-type="string" calcext:value-type="string">
            <text:p>Layard, John</text:p>
          </table:table-cell>
          <table:table-cell office:value-type="string" calcext:value-type="string">
            <text:p>Stone Men of Malekula</text:p>
          </table:table-cell>
          <table:table-cell/>
          <table:table-cell office:value-type="string" calcext:value-type="string">
            <text:p>Chatto &amp; Windus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ao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North Coast Malakula &gt; Botovro-Vovo-Vao &gt; vaoo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ure1239</text:p>
          </table:table-cell>
          <table:table-cell office:value-type="string" calcext:value-type="string">
            <text:p>Vurës</text:p>
          </table:table-cell>
          <table:table-cell table:style-name="ce3" office:value-type="string" calcext:value-type="string">
            <text:p>-13.87</text:p>
          </table:table-cell>
          <table:table-cell table:style-name="ce3" office:value-type="string" calcext:value-type="string">
            <text:p>167.52 </text:p>
          </table:table-cell>
          <table:table-cell/>
          <table:table-cell office:value-type="string" calcext:value-type="string">
            <text:p>Hess, Sabine. Person and Place: Ideas and the Practice of Sociality on Vanua Lava, Vanuatu. New York, Berghahn Books, 2009.</text:p>
          </table:table-cell>
          <table:table-cell office:value-type="string" calcext:value-type="string">
            <text:p>Hess, Sabine</text:p>
          </table:table-cell>
          <table:table-cell office:value-type="string" calcext:value-type="string">
            <text:p>Person and Place: Ideas and the Practice of Sociality on Vanua Lava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1031" calcext:value-type="float">
            <text:p>2017103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sn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vure12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mae1237</text:p>
          </table:table-cell>
          <table:table-cell office:value-type="string" calcext:value-type="string">
            <text:p>Emae (Mae) </text:p>
          </table:table-cell>
          <table:table-cell table:style-name="ce3" office:value-type="string" calcext:value-type="string">
            <text:p>-17.05</text:p>
          </table:table-cell>
          <table:table-cell table:style-name="ce3" office:value-type="string" calcext:value-type="string">
            <text:p>168.40 </text:p>
          </table:table-cell>
          <table:table-cell/>
          <table:table-cell table:style-name="ce3" office:value-type="string" calcext:value-type="string">
            <text:p>Capell, Arthur. 1962. The Polynesian Language of Mae (Emwae), New Hebrides. (Te Reo Monographs, 2.) Auckland: Linguistic Society of New Zealand. 55pp. 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The Polynesian Language of Mae (Emwae), New Hebrides</text:p>
          </table:table-cell>
          <table:table-cell table:style-name="ce3" office:value-type="string" calcext:value-type="string">
            <text:p>Te Reo Monographs</text:p>
          </table:table-cell>
          <table:table-cell table:style-name="ce3" office:value-type="string" calcext:value-type="string">
            <text:p>Linguistic Society of New Zealand</text:p>
          </table:table-cell>
          <table:table-cell table:style-name="ce3"/>
          <table:table-cell table:style-name="ce3" office:value-type="string" calcext:value-type="string">
            <text:p>Auckland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1" calcext:value-type="float">
            <text:p>20171031</text:p>
          </table:table-cell>
          <table:table-cell office:value-type="string" calcext:value-type="string">
            <text:p>http://glottolog.org/resource/reference/id/15857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w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ema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iww1237</text:p>
          </table:table-cell>
          <table:table-cell office:value-type="string" calcext:value-type="string">
            <text:p>Hiw</text:p>
          </table:table-cell>
          <table:table-cell table:style-name="ce3" office:value-type="string" calcext:value-type="string">
            <text:p>-13.14</text:p>
          </table:table-cell>
          <table:table-cell table:style-name="ce3" office:value-type="string" calcext:value-type="string">
            <text:p>166.56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hi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Hiw-Lo-Toga &gt; hiww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oto1240</text:p>
          </table:table-cell>
          <table:table-cell office:value-type="string" calcext:value-type="string">
            <text:p>Lo-Toga (Loh)</text:p>
          </table:table-cell>
          <table:table-cell table:style-name="ce3" office:value-type="string" calcext:value-type="string">
            <text:p>-13.25</text:p>
          </table:table-cell>
          <table:table-cell table:style-name="ce3" office:value-type="string" calcext:value-type="string">
            <text:p>166.61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h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Hiw-Lo-Toga &gt; loto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ort1285</text:p>
          </table:table-cell>
          <table:table-cell office:value-type="string" calcext:value-type="string">
            <text:p>Port Sandwich (Lamap)</text:p>
          </table:table-cell>
          <table:table-cell table:style-name="ce3" office:value-type="string" calcext:value-type="string">
            <text:p>-16.50</text:p>
          </table:table-cell>
          <table:table-cell table:style-name="ce3" office:value-type="string" calcext:value-type="string">
            <text:p>167.78 </text:p>
          </table:table-cell>
          <table:table-cell/>
          <table:table-cell table:style-name="ce3" office:value-type="string" calcext:value-type="string">
            <text:p>Jean-Michel Charpentier. 1974. Dictionnaire Port-Sandwich-Français / Français-Port-Sandwich. Université de Bordeaux III. 214+166pp. </text:p>
          </table:table-cell>
          <table:table-cell table:style-name="ce3" office:value-type="string" calcext:value-type="string">
            <text:p>Charpentier, Jean-Michel</text:p>
          </table:table-cell>
          <table:table-cell table:style-name="ce3" office:value-type="string" calcext:value-type="string">
            <text:p>Dictionnaire Port-Sandwich-Français / Français-Port-Sandwich</text:p>
          </table:table-cell>
          <table:table-cell table:style-name="ce3"/>
          <table:table-cell table:style-name="ce3" office:value-type="string" calcext:value-type="string">
            <text:p>Université de Bordeaux III</text:p>
          </table:table-cell>
          <table:table-cell table:style-name="ce3" table:number-columns-repeated="2"/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3242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s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Southeastern Malakula linkage &gt; Port Sandwich-Axamb-Avok &gt; port128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ort1240</text:p>
          </table:table-cell>
          <table:table-cell office:value-type="string" calcext:value-type="string">
            <text:p>Fortsenal (Kiai)</text:p>
          </table:table-cell>
          <table:table-cell table:style-name="ce3" office:value-type="string" calcext:value-type="string">
            <text:p>-15.45</text:p>
          </table:table-cell>
          <table:table-cell table:style-name="ce3" office:value-type="string" calcext:value-type="string">
            <text:p>166.93 </text:p>
          </table:table-cell>
          <table:table-cell/>
          <table:table-cell office:value-type="string" calcext:value-type="string">
            <text:p>Tomas Ludvigson. Vara Kiai, a Kiai Wordlist. University of Aukland, Department of Anthropology, Working Papers. 1989.</text:p>
          </table:table-cell>
          <table:table-cell office:value-type="string" calcext:value-type="string">
            <text:p>Ludvigson, Tomas</text:p>
          </table:table-cell>
          <table:table-cell office:value-type="string" calcext:value-type="string">
            <text:p>Vara Kiai, a Kiai Wordlist</text:p>
          </table:table-cell>
          <table:table-cell/>
          <table:table-cell office:value-type="string" calcext:value-type="string">
            <text:p>University of Aukland, Department of Anthropology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108" calcext:value-type="float">
            <text:p>2017110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fr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fort124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le1267</text:p>
          </table:table-cell>
          <table:table-cell office:value-type="string" calcext:value-type="string">
            <text:p>Lelepa</text:p>
          </table:table-cell>
          <table:table-cell table:style-name="ce3" office:value-type="string" calcext:value-type="string">
            <text:p>-17.60</text:p>
          </table:table-cell>
          <table:table-cell table:style-name="ce3" office:value-type="string" calcext:value-type="string">
            <text:p>168.20 </text:p>
          </table:table-cell>
          <table:table-cell/>
          <table:table-cell table:style-name="ce3" office:value-type="string" calcext:value-type="string">
            <text:p>Sébastien Lacrampe. 2009. Possession in Lelepa, a language of Central Vanuatu. (MA thesis, Australian National University: 147pp.) </text:p>
          </table:table-cell>
          <table:table-cell table:style-name="ce3" office:value-type="string" calcext:value-type="string">
            <text:p>Lacrampe, Sébastien</text:p>
          </table:table-cell>
          <table:table-cell table:style-name="ce3" office:value-type="string" calcext:value-type="string">
            <text:p>Possession in Lelepa, a language of Central Vanuatu</text:p>
          </table:table-cell>
          <table:table-cell table:style-name="ce3"/>
          <table:table-cell table:style-name="ce3" office:value-type="string" calcext:value-type="string">
            <text:p>Australian National University</text:p>
          </table:table-cell>
          <table:table-cell table:style-name="ce3" table:number-columns-repeated="2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471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pa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lele126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fe1237</text:p>
          </table:table-cell>
          <table:table-cell office:value-type="string" calcext:value-type="string">
            <text:p>Mafea (Mavea)</text:p>
          </table:table-cell>
          <table:table-cell table:style-name="ce3" office:value-type="string" calcext:value-type="string">
            <text:p>-15.43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Guérin, Valérie M. P. R. 2008. Discovering Mav̈ea: Grammar, Texts, and Lexicon. (Doctoral dissertation, University of Hawai'i at Mānoa). </text:p>
          </table:table-cell>
          <table:table-cell table:style-name="ce3" office:value-type="string" calcext:value-type="string">
            <text:p>Guérin, Valérie M. P. R.</text:p>
          </table:table-cell>
          <table:table-cell table:style-name="ce3" office:value-type="string" calcext:value-type="string">
            <text:p>Discovering Mav̈ea: Grammar, Texts, and Lexicon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/>
          <table:table-cell table:style-name="ce3" office:value-type="float" office:value="2008" calcext:value-type="float">
            <text:p>2008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110" calcext:value-type="float">
            <text:p>20171110</text:p>
          </table:table-cell>
          <table:table-cell office:value-type="string" calcext:value-type="string">
            <text:p>http://glottolog.org/resource/reference/id/8539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k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East Santo &gt; Mafea-Tutuba &gt; mafe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wo1242</text:p>
          </table:table-cell>
          <table:table-cell office:value-type="string" calcext:value-type="string">
            <text:p>Lew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Early, Robert. A grammar of Lewo, Vanuatu. Thesis, Australian National University, 1994. </text:p>
          </table:table-cell>
          <table:table-cell table:style-name="Default" office:value-type="string" calcext:value-type="string">
            <text:p>Early, Robert</text:p>
          </table:table-cell>
          <table:table-cell table:style-name="Default" office:value-type="string" calcext:value-type="string">
            <text:p>A grammar of Lewo, Vanuatu</text:p>
          </table:table-cell>
          <table:table-cell table:style-name="Default"/>
          <table:table-cell table:number-columns-repeated="2" table:style-name="Default" office:value-type="string" calcext:value-type="string">
            <text:p>Australian National University</text:p>
          </table:table-cell>
          <table:table-cell table:style-name="Default"/>
          <table:table-cell table:style-name="Default" office:value-type="float" office:value="1994" calcext:value-type="float">
            <text:p>1994</text:p>
          </table:table-cell>
          <table:table-cell/>
          <table:table-cell office:value-type="string" calcext:value-type="string">
            <text:p>phdthesis</text:p>
          </table:table-cell>
          <table:table-cell table:style-name="Default"/>
          <table:table-cell table:number-columns-repeated="2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s://openresearch-repository.anu.edu.au/handle/1885/1329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w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pi &gt; Lamenu-Lewo &gt; lewo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nua1237</text:p>
          </table:table-cell>
          <table:table-cell office:value-type="string" calcext:value-type="string">
            <text:p>Unua</text:p>
          </table:table-cell>
          <table:table-cell table:style-name="ce3" office:value-type="string" calcext:value-type="string">
            <text:p>-16.26</text:p>
          </table:table-cell>
          <table:table-cell table:style-name="ce3" office:value-type="string" calcext:value-type="string">
            <text:p>167.60 </text:p>
          </table:table-cell>
          <table:table-cell/>
          <table:table-cell table:style-name="ce3" office:value-type="string" calcext:value-type="string">
            <text:p>Elizabeth Pearce. 2015. A grammar of Unua. (Pacific Linguistics, 647.) De Gruyter Mouton. 616pp. </text:p>
          </table:table-cell>
          <table:table-cell table:style-name="Default" office:value-type="string" calcext:value-type="string">
            <text:p>Pearce, Elizabeth</text:p>
          </table:table-cell>
          <table:table-cell table:style-name="Default" office:value-type="string" calcext:value-type="string">
            <text:p>A grammar of Unua</text:p>
          </table:table-cell>
          <table:table-cell table:style-name="Default" office:value-type="string" calcext:value-type="string">
            <text:p>Pacific Linguistics</text:p>
          </table:table-cell>
          <table:table-cell table:style-name="Default" office:value-type="string" calcext:value-type="string">
            <text:p>Mouton de Gruyter</text:p>
          </table:table-cell>
          <table:table-cell table:style-name="Default"/>
          <table:table-cell table:style-name="Default" office:value-type="string" calcext:value-type="string">
            <text:p>Berlin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book</text:p>
          </table:table-cell>
          <table:table-cell table:style-name="Default"/>
          <table:table-cell table:number-columns-repeated="2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://glottolog.org/resource/reference/id/40001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onu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Unua-Pangkumu &gt; unua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nde1235</text:p>
          </table:table-cell>
          <table:table-cell office:value-type="string" calcext:value-type="string">
            <text:p>Ende (Papua New Guinea) 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 </text:p>
          </table:table-cell>
          <table:table-cell/>
          <table:table-cell table:style-name="Default" office:value-type="string" calcext:value-type="string">
            <text:p>Ende Language Corpus. 2015-2017. For information or access contact Warama Kurupel (Limol, Papua New Guinea) or Kate Lindsey (klindsey@stanford.edu) </text:p>
          </table:table-cell>
          <table:table-cell table:style-name="Default" office:value-type="string" calcext:value-type="string">
            <text:p>Lindsey, Kate</text:p>
          </table:table-cell>
          <table:table-cell office:value-type="string" calcext:value-type="string">
            <text:p>Ende Language Corpus</text:p>
          </table:table-cell>
          <table:table-cell table:style-name="Default" table:number-columns-repeated="4"/>
          <table:table-cell table:style-name="Default"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style-name="Default"/>
          <table:table-cell table:number-columns-repeated="2"/>
          <table:table-cell office:value-type="float" office:value="20171113" calcext:value-type="float">
            <text:p>20171113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2"/>
          <table:table-cell office:value-type="string" calcext:value-type="string">
            <text:p>kit</text:p>
          </table:table-cell>
          <table:table-cell office:value-type="string" calcext:value-type="string">
            <text:p>Pahoturi &gt; Agob-Ende-Kawam &gt; ende12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gob1244</text:p>
          </table:table-cell>
          <table:table-cell office:value-type="string" calcext:value-type="string">
            <text:p>Agob-Ende-Kawam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 office:value-type="string" calcext:value-type="string">
            <text:p>Williams, Francis Edgar</text:p>
          </table:table-cell>
          <table:table-cell office:value-type="string" calcext:value-type="string">
            <text:p>Papuans of the Trans-Fly</text:p>
          </table:table-cell>
          <table:table-cell/>
          <table:table-cell office:value-type="string" calcext:value-type="string">
            <text:p>Clarendon Press</text:p>
          </table:table-cell>
          <table:table-cell/>
          <table:table-cell office:value-type="string" calcext:value-type="string">
            <text:p>Oxford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3" office:value-type="string" calcext:value-type="string">
            <text:p>book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3"/>
          <table:table-cell office:value-type="string" calcext:value-type="string">
            <text:p>Pahoturi &gt; agob124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sk1242</text:p>
          </table:table-cell>
          <table:table-cell table:style-name="ce4" office:value-type="string" calcext:value-type="string">
            <text:p>Maskelynes</text:p>
          </table:table-cell>
          <table:table-cell office:value-type="string" calcext:value-type="string">
            <text:p>-16.51</text:p>
          </table:table-cell>
          <table:table-cell table:style-name="ce3" office:value-type="string" calcext:value-type="string">
            <text:p>167.82 </text:p>
          </table:table-cell>
          <table:table-cell/>
          <table:table-cell table:style-name="ce3" office:value-type="string" calcext:value-type="string">
            <text:p>Healey, David Stephen. 2013. A grammar of Maskelynes: the language of Uluveu Island, Vanuatu. (Doctoral dissertation, Port Vila: University of the South Pacific; 407pp.) </text:p>
          </table:table-cell>
          <table:table-cell office:value-type="string" calcext:value-type="string">
            <text:p>Healey, David Stephen</text:p>
          </table:table-cell>
          <table:table-cell office:value-type="string" calcext:value-type="string">
            <text:p>A grammar of Maskelynes: the language of Uluveu Island, Vanuatu</text:p>
          </table:table-cell>
          <table:table-cell/>
          <table:table-cell table:number-columns-repeated="2" office:value-type="string" calcext:value-type="string">
            <text:p>University of the South Pacific</text:p>
          </table:table-cell>
          <table:table-cell office:value-type="string" calcext:value-type="string">
            <text:p>Port Vil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 office:value-type="string" calcext:value-type="string">
            <text:p>http://glottolog.org/resource/reference/id/5493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l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Southeastern Malakula linkage &gt; mask124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no1246a</text:p>
          </table:table-cell>
          <table:table-cell office:value-type="string" calcext:value-type="string">
            <text:p>Barabet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office:value-type="string" calcext:value-type="string">
            <text:p>Lane, Robert B. A Reconsideration of Malayo-Polynesian Social Organzation. Carnegie Institute of Technology. American Anthropologist 63. 1961.</text:p>
          </table:table-cell>
          <table:table-cell office:value-type="string" calcext:value-type="string">
            <text:p>Lane, Robert B.</text:p>
          </table:table-cell>
          <table:table-cell office:value-type="string" calcext:value-type="string">
            <text:p>A Reconsideration of Malayo-Polynesian Social Organzation</text:p>
          </table:table-cell>
          <table:table-cell table:number-columns-repeated="2" office:value-type="string" calcext:value-type="string">
            <text:p>American Anthropologist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hano1246a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ra1399</text:p>
          </table:table-cell>
          <table:table-cell office:value-type="string" calcext:value-type="string">
            <text:p>Maragus (Tape) </text:p>
          </table:table-cell>
          <table:table-cell table:style-name="ce3" office:value-type="string" calcext:value-type="string">
            <text:p>-16.07</text:p>
          </table:table-cell>
          <table:table-cell table:style-name="ce3" office:value-type="string" calcext:value-type="string">
            <text:p>167.33 </text:p>
          </table:table-cell>
          <table:table-cell/>
          <table:table-cell office:value-type="string" calcext:value-type="string">
            <text:p>Crowley, Terry. Tape: A Declining Language of Malakula (Vanuatu). Pacific Linguistics 575. Australian National University. 2006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Tape: A Declining Language of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 office:value-type="string" calcext:value-type="string">
            <text:p>http://glottolog.org/resource/reference/id/47396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mara139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idi1250</text:p>
          </table:table-cell>
          <table:table-cell office:value-type="string" calcext:value-type="string">
            <text:p>Yidiny</text:p>
          </table:table-cell>
          <table:table-cell table:style-name="ce3" office:value-type="string" calcext:value-type="string">
            <text:p>-17.13</text:p>
          </table:table-cell>
          <table:table-cell table:style-name="ce3" office:value-type="string" calcext:value-type="string">
            <text:p>145.88 </text:p>
          </table:table-cell>
          <table:table-cell/>
          <table:table-cell table:style-name="ce3" office:value-type="string" calcext:value-type="string">
            <text:p>Dixon, Robert M.W. 1991. Words of Our Country: Stories, place names anbd vocabulary in Yidiny, the aboriginal language of the Cairns-Yarrabah region. St. Lucia, Australia: University of Queensland Press. 332pp. 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Words of Our Country: Stories, place names anbd vocabulary in Yidiny, the aboriginal language of the Cairns-Yarrabah region</text:p>
          </table:table-cell>
          <table:table-cell/>
          <table:table-cell office:value-type="string" calcext:value-type="string">
            <text:p>University of Queensland Press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St. Lucia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6" calcext:value-type="float">
            <text:p>20171206</text:p>
          </table:table-cell>
          <table:table-cell office:value-type="string" calcext:value-type="string">
            <text:p>http://glottolog.org/resource/reference/id/306270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Yimidhirr-Yalanji-Yidinic &gt; Yidinic &gt; yidi125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uuk1238</text:p>
          </table:table-cell>
          <table:table-cell office:value-type="string" calcext:value-type="string">
            <text:p>Kuuku Ya'u</text:p>
          </table:table-cell>
          <table:table-cell table:style-name="ce3" office:value-type="string" calcext:value-type="string">
            <text:p>-12.49</text:p>
          </table:table-cell>
          <table:table-cell table:style-name="ce3" office:value-type="string" calcext:value-type="string">
            <text:p>143.16 </text:p>
          </table:table-cell>
          <table:table-cell/>
          <table:table-cell table:style-name="ce3" office:value-type="string" calcext:value-type="string">
            <text:p>Thompson, David A. 1988. Lockhart River "Sand Beach" language: an outline of Kuuku Ya'u and Umpila. (Work Papers of SIL- AAIB. Series A, 11.) Darwin: Summer Institute of Linguistics. xii+147pp. </text:p>
          </table:table-cell>
          <table:table-cell office:value-type="string" calcext:value-type="string">
            <text:p>Thompson, David A.</text:p>
          </table:table-cell>
          <table:table-cell office:value-type="string" calcext:value-type="string">
            <text:p>Lockhart River "Sand Beach" language: an outline of Kuuku Ya'u and Umpila</text:p>
          </table:table-cell>
          <table:table-cell office:value-type="string" calcext:value-type="string">
            <text:p>Work Papers of SIL- AAIB. Series A, 11</text:p>
          </table:table-cell>
          <table:table-cell office:value-type="string" calcext:value-type="string">
            <text:p>Summer Institute of Linguistics</text:p>
          </table:table-cell>
          <table:table-cell/>
          <table:table-cell office:value-type="string" calcext:value-type="string">
            <text:p>Darwi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/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9" calcext:value-type="float">
            <text:p>20171209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Compromise Middle Pama &gt; Northeastern Pama &gt; Umpilaic &gt; kuuk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ugu1255</text:p>
          </table:table-cell>
          <table:table-cell office:value-type="string" calcext:value-type="string">
            <text:p>Guugu Yimidhirr</text:p>
          </table:table-cell>
          <table:table-cell table:style-name="ce3" office:value-type="string" calcext:value-type="string">
            <text:p>-14.94</text:p>
          </table:table-cell>
          <table:table-cell table:style-name="ce3" office:value-type="string" calcext:value-type="string">
            <text:p>144.83 </text:p>
          </table:table-cell>
          <table:table-cell/>
          <table:table-cell table:style-name="ce3" office:value-type="string" calcext:value-type="string">
            <text:p>Powell, Fiona (2002) Transformations in Guugu Yimithirr kinship terminology, Anthropological Forum, 12:2, 177-192</text:p>
          </table:table-cell>
          <table:table-cell office:value-type="string" calcext:value-type="string">
            <text:p>Powell, Fiona</text:p>
          </table:table-cell>
          <table:table-cell office:value-type="string" calcext:value-type="string">
            <text:p>Transformations in Guugu Yimithirr kinship terminology</text:p>
          </table:table-cell>
          <table:table-cell table:number-columns-repeated="2" office:value-type="string" calcext:value-type="string">
            <text:p>Anthropological Forum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9" calcext:value-type="float">
            <text:p>20171209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Yimidhirr-Yalanji-Yidinic &gt; gugu125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hay1249</text:p>
          </table:table-cell>
          <table:table-cell office:value-type="string" calcext:value-type="string">
            <text:p>Thayore (Kuuk Thaayorre)</text:p>
          </table:table-cell>
          <table:table-cell table:style-name="ce3" office:value-type="string" calcext:value-type="string">
            <text:p>-14.82</text:p>
          </table:table-cell>
          <table:table-cell table:style-name="ce3" office:value-type="string" calcext:value-type="string">
            <text:p>142.03 </text:p>
          </table:table-cell>
          <table:table-cell/>
          <table:table-cell table:style-name="ce3" office:value-type="string" calcext:value-type="string">
            <text:p>Alice Rose Gaby. 2006. A Grammar of Kuuk Thaayorre. Melbourne: University of Melbourne. (Doctoral dissertation, University of Melbourne; xx+649pp.) </text:p>
          </table:table-cell>
          <table:table-cell office:value-type="string" calcext:value-type="string">
            <text:p>Gaby, Alice Rose</text:p>
          </table:table-cell>
          <table:table-cell office:value-type="string" calcext:value-type="string">
            <text:p>A Grammar of Kuuk Thaayorre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11" calcext:value-type="float">
            <text:p>20171211</text:p>
          </table:table-cell>
          <table:table-cell office:value-type="string" calcext:value-type="string">
            <text:p>http://glottolog.org/resource/reference/id/107761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Southwest Pama &gt; Upper Southwest Paman &gt; thay124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iry1245</text:p>
          </table:table-cell>
          <table:table-cell office:value-type="string" calcext:value-type="string">
            <text:p>Yir-Yoront</text:p>
          </table:table-cell>
          <table:table-cell table:style-name="ce3" office:value-type="string" calcext:value-type="string">
            <text:p>-15.11</text:p>
          </table:table-cell>
          <table:table-cell table:style-name="ce3" office:value-type="string" calcext:value-type="string">
            <text:p>141.77 </text:p>
          </table:table-cell>
          <table:table-cell/>
          <table:table-cell table:style-name="ce3" office:value-type="string" calcext:value-type="string">
            <text:p>Barry Alpher. 1991. Yir-Yoront Lexicon: Sketch and Dictionary of an Australian Language. (Trends in Linguistics: Documentation, 6.) Documentation. Berlin, New York: Berlin: Mouton de Gruyter. xii+795pp. </text:p>
          </table:table-cell>
          <table:table-cell office:value-type="string" calcext:value-type="string">
            <text:p>Alpher, Barry Jacob</text:p>
          </table:table-cell>
          <table:table-cell office:value-type="string" calcext:value-type="string">
            <text:p>Yir-Yoront Lexicon: Sketch and Dictionary of an Australian Language</text:p>
          </table:table-cell>
          <table:table-cell office:value-type="string" calcext:value-type="string">
            <text:p>Trends in Linguistics: Documentation, 6.</text:p>
          </table:table-cell>
          <table:table-cell office:value-type="string" calcext:value-type="string">
            <text:p>Mouton de Gruyter</text:p>
          </table:table-cell>
          <table:table-cell/>
          <table:table-cell office:value-type="string" calcext:value-type="string">
            <text:p>Berlin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11" calcext:value-type="float">
            <text:p>20171211</text:p>
          </table:table-cell>
          <table:table-cell office:value-type="string" calcext:value-type="string">
            <text:p>http://glottolog.org/resource/reference/id/151393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Southwest Pama &gt; Coastal Southwest Paman &gt; yiry124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l1237</text:p>
          </table:table-cell>
          <table:table-cell office:value-type="string" calcext:value-type="string">
            <text:p>Merlav</text:p>
          </table:table-cell>
          <table:table-cell table:style-name="ce3" office:value-type="string" calcext:value-type="string">
            <text:p>-14.42</text:p>
          </table:table-cell>
          <table:table-cell table:style-name="ce3" office:value-type="string" calcext:value-type="string">
            <text:p>168.04 </text:p>
          </table:table-cell>
          <table:table-cell/>
          <table:table-cell office:value-type="string" calcext:value-type="string">
            <text:p>Rivers, W. H. R. The history of Melanesian society Vol. 1. Cambridge : Cambridge University Press. 1914</text:p>
          </table:table-cell>
          <table:table-cell office:value-type="string" calcext:value-type="string">
            <text:p>Rivers, W. H. R.</text:p>
          </table:table-cell>
          <table:table-cell office:value-type="string" calcext:value-type="string">
            <text:p>The history of Melanesian society Vol. 1</text:p>
          </table:table-cell>
          <table:table-cell/>
          <table:table-cell office:value-type="string" calcext:value-type="string">
            <text:p>Cambridge University Press</text:p>
          </table:table-cell>
          <table:table-cell office:value-type="string" calcext:value-type="string">
            <text:p>Cambridge University</text:p>
          </table:table-cell>
          <table:table-cell office:value-type="string" calcext:value-type="string">
            <text:p>Cambridge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ol. 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erl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tl1237</text:p>
          </table:table-cell>
          <table:table-cell office:value-type="string" calcext:value-type="string">
            <text:p>Mwotlap</text:p>
          </table:table-cell>
          <table:table-cell table:style-name="ce3" office:value-type="string" calcext:value-type="string">
            <text:p>-13.65</text:p>
          </table:table-cell>
          <table:table-cell table:style-name="ce3" office:value-type="string" calcext:value-type="string">
            <text:p>167.67 </text:p>
          </table:table-cell>
          <table:table-cell/>
          <table:table-cell office:value-type="string" calcext:value-type="string">
            <text:p>François, Alexandre. Constraintes de Structures et Liberté dans l'organisation du Discours: Une description du Mwotlap, langue océanienne du Vanuatu. Paris: Univ. (Doctoral dissertation, Université de la Sorbonne (Paris IV); 1075pp.) 2001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Constraintes de Structures et Liberté dans l'organisation du Discours: Une description du Mwotlap, langue océanienne du Vanuatu</text:p>
          </table:table-cell>
          <table:table-cell/>
          <table:table-cell table:number-columns-repeated="2" office:value-type="string" calcext:value-type="string">
            <text:p>Université de la Sorbonne</text:p>
          </table:table-cell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ol. 1</text:p>
          </table:table-cell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office:value-type="string" calcext:value-type="string">
            <text:p>http://glottolog.org/resource/reference/id/161233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otl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ort2836</text:p>
          </table:table-cell>
          <table:table-cell office:value-type="string" calcext:value-type="string">
            <text:p>North Efate (Nguna, Nakanamanga)</text:p>
          </table:table-cell>
          <table:table-cell table:style-name="ce3" office:value-type="string" calcext:value-type="string">
            <text:p>-17.58</text:p>
          </table:table-cell>
          <table:table-cell table:style-name="ce3" office:value-type="string" calcext:value-type="string">
            <text:p>168.38 </text:p>
          </table:table-cell>
          <table:table-cell/>
          <table:table-cell office:value-type="string" calcext:value-type="string">
            <text:p>Guiart, Jean. Marriage Regulations and Kinship in the South Central New Hebrides. Ethnology, Vol. 3, No. 1 (Jan., 1964), pp. 96-106. University of Pittsburgh- Of the Commonwealth System of HigherEducation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Marriage Regulations and Kinship in the South Central New Hebrides</text:p>
          </table:table-cell>
          <table:table-cell office:value-type="string" calcext:value-type="string">
            <text:p>Ethnology</text:p>
          </table:table-cell>
          <table:table-cell office:value-type="string" calcext:value-type="string">
            <text:p>University of Pittsburgh- Of the Commonwealth System of HigherEducation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Pittsburg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vol. 3, nr. 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283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tm1237</text:p>
          </table:table-cell>
          <table:table-cell office:value-type="string" calcext:value-type="string">
            <text:p>Butmas-Tur (Farafi)</text:p>
          </table:table-cell>
          <table:table-cell table:style-name="ce3" office:value-type="string" calcext:value-type="string">
            <text:p>-15.34</text:p>
          </table:table-cell>
          <table:table-cell table:style-name="ce3" office:value-type="string" calcext:value-type="string">
            <text:p>167.03 </text:p>
          </table:table-cell>
          <table:table-cell/>
          <table:table-cell office:value-type="string" calcext:value-type="string">
            <text:p>Guiart, Jean. Espiritu Santo (Nouvelles Hébrides). Librairie Plon. Paris, 1958.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Espiritu Santo (Nouvelles Hébrides)</text:p>
          </table:table-cell>
          <table:table-cell/>
          <table:table-cell office:value-type="string" calcext:value-type="string">
            <text:p>Librairie Plon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East Santo &gt; Southeast Santo &gt; butm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eke1241</text:p>
          </table:table-cell>
          <table:table-cell office:value-type="string" calcext:value-type="string">
            <text:p>Seke (Ske)</text:p>
          </table:table-cell>
          <table:table-cell table:style-name="ce3" office:value-type="string" calcext:value-type="string">
            <text:p>-15.88</text:p>
          </table:table-cell>
          <table:table-cell table:style-name="ce3" office:value-type="string" calcext:value-type="string">
            <text:p>168.20 </text:p>
          </table:table-cell>
          <table:table-cell/>
          <table:table-cell office:value-type="string" calcext:value-type="string">
            <text:p>Johnson, Kay. 2014. Static spatial expression in Ske: an Oceanic language of Vanuatu. (Doctoral dissertation, University of London; 396pp.)</text:p>
          </table:table-cell>
          <table:table-cell office:value-type="string" calcext:value-type="string">
            <text:p>Johnson, Kay</text:p>
          </table:table-cell>
          <table:table-cell office:value-type="string" calcext:value-type="string">
            <text:p>Static spatial expression in Ske: an Oceanic language of Vanuatu</text:p>
          </table:table-cell>
          <table:table-cell table:number-columns-repeated="2"/>
          <table:table-cell office:value-type="string" calcext:value-type="string">
            <text:p>University of London</text:p>
          </table:table-cell>
          <table:table-cell office:value-type="string" calcext:value-type="string">
            <text:p>London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South Pentecost &gt; Seke-Sowa &gt; seke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ri1426</text:p>
          </table:table-cell>
          <table:table-cell office:value-type="string" calcext:value-type="string">
            <text:p>Sunwadi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 </text:p>
          </table:table-cell>
          <table:table-cell/>
          <table:table-cell office:value-type="string" calcext:value-type="string">
            <text:p>Henri, Agnès. 2011. Le sun̄wadia: Éléments de description d'une langue mélanésienne du Vanuatu. Louvain: Peeters. 463pp.</text:p>
          </table:table-cell>
          <table:table-cell office:value-type="string" calcext:value-type="string">
            <text:p>Henri, Agnès</text:p>
          </table:table-cell>
          <table:table-cell office:value-type="string" calcext:value-type="string">
            <text:p>Le sun̄wadia: Éléments de description d'une langue mélanésienne du Vanuatu</text:p>
          </table:table-cell>
          <table:table-cell/>
          <table:table-cell office:value-type="string" calcext:value-type="string">
            <text:p>Peeters</text:p>
          </table:table-cell>
          <table:table-cell/>
          <table:table-cell office:value-type="string" calcext:value-type="string">
            <text:p>Louvain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office:value-type="string" calcext:value-type="string">
            <text:p>http://glottolog.org/resource/reference/id/30055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Maewo &gt; mari1426</text:p>
          </table:table-cell>
          <table:table-cell office:value-type="string" calcext:value-type="string">
            <text:p>Vanuatu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ang1347</text:p>
          </table:table-cell>
          <table:table-cell office:value-type="string" calcext:value-type="string">
            <text:p>Tangoa (Movono)</text:p>
          </table:table-cell>
          <table:table-cell table:style-name="ce3" office:value-type="string" calcext:value-type="string">
            <text:p>-15.56</text:p>
          </table:table-cell>
          <table:table-cell table:style-name="ce3" office:value-type="string" calcext:value-type="string">
            <text:p>166.96 </text:p>
          </table:table-cell>
          <table:table-cell/>
          <table:table-cell table:style-name="ce3" office:value-type="string" calcext:value-type="string">
            <text:p>Sidney H. Ray. 1892. Vocabulary of the Tangoa Language, Espiritu Santo, New Hebrides. Bijdragen voor de taal-, land- en volkenkunde van Nederlandsch Indië 41. 717-724. </text:p>
          </table:table-cell>
          <table:table-cell office:value-type="string" calcext:value-type="string">
            <text:p>Ray, Sidney H.</text:p>
          </table:table-cell>
          <table:table-cell office:value-type="string" calcext:value-type="string">
            <text:p>Vocabulary of the Tangoa Language, Espiritu Santo, New Hebrides</text:p>
          </table:table-cell>
          <table:table-cell office:value-type="string" calcext:value-type="string">
            <text:p>Bijdragen voor de taal-, land- en volkenkunde van Nederlandsch Indië 41</text:p>
          </table:table-cell>
          <table:table-cell table:number-columns-repeated="3"/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table:number-columns-repeated="5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South Santo &gt; tang134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hit1269</text:p>
          </table:table-cell>
          <table:table-cell office:value-type="string" calcext:value-type="string">
            <text:p>Whitesands</text:p>
          </table:table-cell>
          <table:table-cell table:style-name="ce3" office:value-type="string" calcext:value-type="string">
            <text:p>-19.50</text:p>
          </table:table-cell>
          <table:table-cell table:style-name="ce3" office:value-type="string" calcext:value-type="string">
            <text:p>169.38 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office:value-type="string" calcext:value-type="string">
            <text:p>Nehrbass, Kenneth</text:p>
          </table:table-cell>
          <table:table-cell office:value-type="string" calcext:value-type="string">
            <text:p>A Comprehensive Comparison of Lexemes in the Major Languages of Tanna, Vanuatu</text:p>
          </table:table-cell>
          <table:table-cell office:value-type="string" calcext:value-type="string">
            <text:p>SIL e-Books, 34</text:p>
          </table:table-cell>
          <table:table-cell office:value-type="string" calcext:value-type="string">
            <text:p>SIL International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table:number-columns-repeated="5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Northern Tanna linkage &gt; Whitesands-North Tanna linkage &gt; whit126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huw1248</text:p>
          </table:table-cell>
          <table:table-cell office:value-type="string" calcext:value-type="string">
            <text:p>Dhuwal-Dhuwala (Yolngu)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office:value-type="string" calcext:value-type="string">
            <text:p>Keen, Ian. Fieldnotes. 2018</text:p>
          </table:table-cell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16" calcext:value-type="float">
            <text:p>20180116</text:p>
          </table:table-cell>
          <table:table-cell table:number-columns-repeated="5"/>
          <table:table-cell office:value-type="string" calcext:value-type="string">
            <text:p>Pama-Nyungan &gt; Yuulngu &gt; Southern Yolngu &gt; Southern-Eastern Yolngu &gt; dhuw124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ee1241</text:p>
          </table:table-cell>
          <table:table-cell office:value-type="string" calcext:value-type="string">
            <text:p>Tirax (Mae)</text:p>
          </table:table-cell>
          <table:table-cell table:style-name="ce3" office:value-type="string" calcext:value-type="string">
            <text:p>-15.99</text:p>
          </table:table-cell>
          <table:table-cell table:style-name="ce3" office:value-type="string" calcext:value-type="string">
            <text:p>167.29 </text:p>
          </table:table-cell>
          <table:table-cell/>
          <table:table-cell table:style-name="ce3" office:value-type="string" calcext:value-type="string">
            <text:p>Brotchie, Amanda. 2009. Tirax grammar and narrative: An Oceanic language spoken on Malakula, North Central Vanuatu. (Doctoral dissertation, University of Melbourne; 888pp.) </text:p>
          </table:table-cell>
          <table:table-cell office:value-type="string" calcext:value-type="string">
            <text:p>Brotchie, Amanda</text:p>
          </table:table-cell>
          <table:table-cell office:value-type="string" calcext:value-type="string">
            <text:p>Tirax grammar and narrative: An Oceanic language spoken on Malakula, North Central Vanuatu</text:p>
          </table:table-cell>
          <table:table-cell table:number-columns-repeated="2"/>
          <table:table-cell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17" calcext:value-type="float">
            <text:p>20180117</text:p>
          </table:table-cell>
          <table:table-cell office:value-type="string" calcext:value-type="string">
            <text:p>http://glottolog.org/resource/reference/id/30863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e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maee1241</text:p>
          </table:table-cell>
          <table:table-cell office:value-type="string" calcext:value-type="string">
            <text:p>Vanuatu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2839</text:p>
          </table:table-cell>
          <table:table-cell office:value-type="string" calcext:value-type="string">
            <text:p>North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office:value-type="string" calcext:value-type="string">
            <text:p>Rio, Knut Mikjel. The Power of Perspective: Social Ontology and Agency on Ambrym Island, Vanuatu. Berghahn Books. New York, Oxford. 2007</text:p>
          </table:table-cell>
          <table:table-cell office:value-type="string" calcext:value-type="string">
            <text:p>Rio, Knut Mikjel</text:p>
          </table:table-cell>
          <table:table-cell office:value-type="string" calcext:value-type="string">
            <text:p>The Power of Perspective: Social Ontology and Agency on Ambrym Island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17" calcext:value-type="float">
            <text:p>201801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283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al1237</text:p>
          </table:table-cell>
          <table:table-cell office:value-type="string" calcext:value-type="string">
            <text:p>Olal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office:value-type="string" calcext:value-type="string">
            <text:p>Lane, Robert and Barbara.The Evolution of Ambrym Kinship. Southwestern Journal of Anthropology. Vol. 14. No. 2 195 pp. 107-135</text:p>
          </table:table-cell>
          <table:table-cell office:value-type="string" calcext:value-type="string">
            <text:p>Lane, Robert and Barbara</text:p>
          </table:table-cell>
          <table:table-cell office:value-type="string" calcext:value-type="string">
            <text:p>The Evolution of Ambrym Kinship</text:p>
          </table:table-cell>
          <table:table-cell office:value-type="string" calcext:value-type="string">
            <text:p>Southwestern Journal of Anthropology. Vol. 14. No. 2 1958</text:p>
          </table:table-cell>
          <table:table-cell office:value-type="string" calcext:value-type="string">
            <text:p>University of Chicago Press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Chicago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h Ambrym &gt; olal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aa1241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8.23 </text:p>
          </table:table-cell>
          <table:table-cell/>
          <table:table-cell table:style-name="ce3" office:value-type="string" calcext:value-type="string">
            <text:p>Jolly, M. Women of the Place: Kastom, Colonialism and Gender in Vanuatu. Chur and Reading: Harwood Academic Publishers. 1994.</text:p>
          </table:table-cell>
          <table:table-cell office:value-type="string" calcext:value-type="string">
            <text:p>Jolly, Margaret</text:p>
          </table:table-cell>
          <table:table-cell office:value-type="string" calcext:value-type="string">
            <text:p>Women of the Place: Kastom, Colonialism and Gender in Vanuatu</text:p>
          </table:table-cell>
          <table:table-cell/>
          <table:table-cell office:value-type="string" calcext:value-type="string">
            <text:p>Harwood Academic Publishers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South Pentecost &gt; saaa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gun1274</text:p>
          </table:table-cell>
          <table:table-cell office:value-type="string" calcext:value-type="string">
            <text:p>Nguna</text:p>
          </table:table-cell>
          <table:table-cell office:value-type="string" calcext:value-type="string">
            <text:p>-17.45</text:p>
          </table:table-cell>
          <table:table-cell office:value-type="string" calcext:value-type="string">
            <text:p>168.35</text:p>
          </table:table-cell>
          <table:table-cell/>
          <table:table-cell office:value-type="string" calcext:value-type="string">
            <text:p>Guiart, Jean. Cultures on the Edge. Te Pito O Te Fenua. 2013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Cultures on the Edge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h Efate &gt; ngun127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mau1237</text:p>
          </table:table-cell>
          <table:table-cell office:value-type="string" calcext:value-type="string">
            <text:p>Emau (Emao Island)</text:p>
          </table:table-cell>
          <table:table-cell office:value-type="string" calcext:value-type="string">
            <text:p>-17.49</text:p>
          </table:table-cell>
          <table:table-cell office:value-type="string" calcext:value-type="string">
            <text:p>168.48</text:p>
          </table:table-cell>
          <table:table-cell/>
          <table:table-cell office:value-type="string" calcext:value-type="string">
            <text:p>Guiart, Jean. Cultures on the Edge. Te Pito O Te Fenua. 2013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Cultures on the Edge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h Efate &gt; emau123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era1241</text:p>
          </table:table-cell>
          <table:table-cell office:value-type="string" calcext:value-type="string">
            <text:p>Vera'a</text:p>
          </table:table-cell>
          <table:table-cell table:style-name="ce3" office:value-type="string" calcext:value-type="string">
            <text:p>-13.81</text:p>
          </table:table-cell>
          <table:table-cell table:style-name="ce3" office:value-type="string" calcext:value-type="string">
            <text:p>167.47 </text:p>
          </table:table-cell>
          <table:table-cell/>
          <table:table-cell office:value-type="string" calcext:value-type="string">
            <text:p>Stefan. Fieldwork Notes. 2017</text:p>
          </table:table-cell>
          <table:table-cell office:value-type="string" calcext:value-type="string">
            <text:p>Schnell, Stefan</text:p>
          </table:table-cell>
          <table:table-cell table:number-columns-repeated="4"/>
          <table:table-cell office:value-type="string" calcext:value-type="string">
            <text:p>Melbour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25" calcext:value-type="float">
            <text:p>2018012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Lemerig-Veraa &gt; vera124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rotoOceanic0000</text:p>
          </table:table-cell>
          <table:table-cell office:value-type="string" calcext:value-type="string">
            <text:p>Proto Oceanic</text:p>
          </table:table-cell>
          <table:table-cell table:number-columns-repeated="3"/>
          <table:table-cell office:value-type="string" calcext:value-type="string">
            <text:p>Andrew Pawley, Malcolm Ross. The Oceanic Subgroup and Proto-Oceanic Culture: Chapter 3. The Prehistory of Oceanic Languages: A Current View. IN: The Austronesians: Historical and Comparative Perspectives. Canberra, ANU Press. 2006</text:p>
          </table:table-cell>
          <table:table-cell office:value-type="string" calcext:value-type="string">
            <text:p>Pawley, Andre</text:p>
          </table:table-cell>
          <table:table-cell office:value-type="string" calcext:value-type="string">
            <text:p>he Oceanic Subgroup and Proto-Oceanic Culture: Chapter 3. The Prehistory of Oceanic Languages: A Current View</text:p>
          </table:table-cell>
          <table:table-cell table:number-columns-repeated="2" office:value-type="string" calcext:value-type="string">
            <text:p>ANU Press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http://press-files.anu.edu.au/downloads/press/p69411/mobile/ch03s02.html</text:p>
          </table:table-cell>
          <table:table-cell office:value-type="float" office:value="20180130" calcext:value-type="float">
            <text:p>20180130</text:p>
          </table:table-cell>
          <table:table-cell office:value-type="string" calcext:value-type="string">
            <text:p>http://press-files.anu.edu.au/downloads/press/p69411/mobile/ch03s02.html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protoOceanic0000: no Classifi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lo1243</text:p>
          </table:table-cell>
          <table:table-cell office:value-type="string" calcext:value-type="string">
            <text:p>Tamambo</text:p>
          </table:table-cell>
          <table:table-cell office:value-type="string" calcext:value-type="string">
            <text:p>-15.68</text:p>
          </table:table-cell>
          <table:table-cell office:value-type="string" calcext:value-type="string">
            <text:p>167.16</text:p>
          </table:table-cell>
          <table:table-cell/>
          <table:table-cell office:value-type="string" calcext:value-type="string">
            <text:p>Rubinstein, Rbert Lawrence. Placing the self on Malo: An account of the culture of Malo Island, New Hibrides. Bryn Mawr College. 1978</text:p>
          </table:table-cell>
          <table:table-cell office:value-type="string" calcext:value-type="string">
            <text:p>Rubinstein, Rbert Lawrence</text:p>
          </table:table-cell>
          <table:table-cell office:value-type="string" calcext:value-type="string">
            <text:p>Placing the self on Malo: An account of the culture of Malo Island, New Hibrides</text:p>
          </table:table-cell>
          <table:table-cell table:number-columns-repeated="2"/>
          <table:table-cell office:value-type="string" calcext:value-type="string">
            <text:p>Bryn Mawr College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gn1238a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Dodd, Royce. 2014. V'ënen Taut: grammatical topics in the Big Nambas language of Malekula. (MA thesis, University of Waikato; 292pp.)</text:p>
          </table:table-cell>
          <table:table-cell table:style-name="ce3" office:value-type="string" calcext:value-type="string">
            <text:p>Dodd, Royce</text:p>
          </table:table-cell>
          <table:table-cell table:style-name="ce3" office:value-type="string" calcext:value-type="string">
            <text:p>V'ënen Taut: grammatical topics in the Big Nambas language of Malekula</text:p>
          </table:table-cell>
          <table:table-cell table:style-name="ce3" table:number-columns-repeated="2"/>
          <table:table-cell table:style-name="ce3" office:value-type="string" calcext:value-type="string">
            <text:p>University of Waikato</text:p>
          </table:table-cell>
          <table:table-cell table:style-name="ce3" office:value-type="string" calcext:value-type="string">
            <text:p>Waikato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80212" calcext:value-type="float">
            <text:p>2018021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bign123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ier1244</text:p>
          </table:table-cell>
          <table:table-cell office:value-type="string" calcext:value-type="string">
            <text:p>Bierebo</text:p>
          </table:table-cell>
          <table:table-cell table:style-name="ce3" office:value-type="string" calcext:value-type="string">
            <text:p>-16.67</text:p>
          </table:table-cell>
          <table:table-cell table:style-name="ce3" office:value-type="string" calcext:value-type="string">
            <text:p>168.15 </text:p>
          </table:table-cell>
          <table:table-cell/>
          <table:table-cell office:value-type="string" calcext:value-type="string">
            <text:p>Budd, Peter S. 2009. Topics in the grammar of Bierebo, Central Vanuatu, with a focus on the Realis/Irrealis categories. University of London. 493pp. (Doctoral dissertation)</text:p>
          </table:table-cell>
          <table:table-cell office:value-type="string" calcext:value-type="string">
            <text:p>Budd, Peter S.</text:p>
          </table:table-cell>
          <table:table-cell office:value-type="string" calcext:value-type="string">
            <text:p>Topics in the grammar of Bierebo, Central Vanuatu, with a focus on the Realis/Irrealis categories</text:p>
          </table:table-cell>
          <table:table-cell/>
          <table:table-cell table:number-columns-repeated="2" office:value-type="string" calcext:value-type="string">
            <text:p>University of London</text:p>
          </table:table-cell>
          <table:table-cell office:value-type="string" calcext:value-type="string">
            <text:p>London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ma1268</text:p>
          </table:table-cell>
          <table:table-cell office:value-type="string" calcext:value-type="string">
            <text:p>Namakura</text:p>
          </table:table-cell>
          <table:table-cell table:style-name="ce3" office:value-type="string" calcext:value-type="string">
            <text:p>-16.90</text:p>
          </table:table-cell>
          <table:table-cell table:style-name="ce3" office:value-type="string" calcext:value-type="string">
            <text:p>168.57 </text:p>
          </table:table-cell>
          <table:table-cell/>
          <table:table-cell table:style-name="ce3" office:value-type="string" calcext:value-type="string">
            <text:p>Sperlich, Wolfgang B. 1991. Namakir: a description of a central Vanuatu language. (Doctoral dissertation, University of Auckland; 491pp.) </text:p>
          </table:table-cell>
          <table:table-cell table:style-name="ce3" office:value-type="string" calcext:value-type="string">
            <text:p>Sperlich, Wolfgang B.</text:p>
          </table:table-cell>
          <table:table-cell office:value-type="string" calcext:value-type="string">
            <text:p>Namakir: a description of a central Vanuatu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1009"/>
        </table:table-row>
        <table:table-row table:style-name="ro2" table:number-rows-repeated="10480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.00.0000</text:date>, <text:time style:data-style-name="N2" text:time-value="09:56:50.5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8-02-12T11:38:57.785000000</dc:date>
    <meta:editing-cycles>784</meta:editing-cycles>
    <meta:editing-duration>P52DT21H36M42S</meta:editing-duration>
    <meta:document-statistic meta:table-count="1" meta:cell-count="8458" meta:object-count="0"/>
  </office:meta>
</office:document-meta>
</file>